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Footnote">
      <style:paragraph-properties style:writing-mode="lr-tb"/>
      <style:text-properties officeooo:rsid="03cd492d" officeooo:paragraph-rsid="03cd492d"/>
    </style:style>
    <style:style style:name="P51" style:family="paragraph" style:parent-style-name="Footnote">
      <style:text-properties officeooo:rsid="004f7a48" officeooo:paragraph-rsid="01255f5b"/>
    </style:style>
    <style:style style:name="P52" style:family="paragraph" style:parent-style-name="Footnote">
      <style:paragraph-properties style:writing-mode="lr-tb"/>
    </style:style>
    <style:style style:name="P53" style:family="paragraph" style:parent-style-name="Footnote">
      <style:text-properties fo:font-style="italic" officeooo:rsid="03e465e0" officeooo:paragraph-rsid="03e465e0" style:font-style-asian="italic" style:font-style-complex="italic"/>
    </style:style>
    <style:style style:name="P54" style:family="paragraph" style:parent-style-name="Footnote">
      <style:text-properties fo:font-style="italic" style:font-style-asian="italic" style:font-style-complex="italic"/>
    </style:style>
    <style:style style:name="P55" style:family="paragraph" style:parent-style-name="Footnote">
      <style:text-properties fo:font-style="italic" officeooo:rsid="0450eb21" officeooo:paragraph-rsid="0450eb21" style:font-style-asian="italic" style:font-style-complex="italic"/>
    </style:style>
    <style:style style:name="P56" style:family="paragraph" style:parent-style-name="Footnote">
      <style:paragraph-properties style:writing-mode="lr-tb"/>
      <style:text-properties fo:font-style="italic" style:font-style-asian="italic" style:font-style-complex="italic"/>
    </style:style>
    <style:style style:name="P57" style:family="paragraph" style:parent-style-name="Footnote">
      <style:paragraph-properties style:writing-mode="lr-tb"/>
      <style:text-properties officeooo:rsid="004d138f" officeooo:paragraph-rsid="0277f557"/>
    </style:style>
    <style:style style:name="P58" style:family="paragraph" style:parent-style-name="Footnote">
      <style:text-properties officeooo:paragraph-rsid="03f99135"/>
    </style:style>
    <style:style style:name="P59" style:family="paragraph" style:parent-style-name="Footnote">
      <style:paragraph-properties style:writing-mode="lr-tb"/>
      <style:text-properties officeooo:rsid="0206ddcd" officeooo:paragraph-rsid="03ff6ea0"/>
    </style:style>
    <style:style style:name="P60" style:family="paragraph" style:parent-style-name="Footnote">
      <style:text-properties officeooo:paragraph-rsid="040dca3f"/>
    </style:style>
    <style:style style:name="P61" style:family="paragraph" style:parent-style-name="Footnote">
      <style:text-properties officeooo:rsid="040fc7c8" officeooo:paragraph-rsid="041127f8"/>
    </style:style>
    <style:style style:name="P62" style:family="paragraph" style:parent-style-name="Footnote">
      <style:text-properties officeooo:rsid="04158801" officeooo:paragraph-rsid="04158801"/>
    </style:style>
    <style:style style:name="P63" style:family="paragraph" style:parent-style-name="Menologium_20_-_20_textus">
      <style:text-properties officeooo:paragraph-rsid="040ee042"/>
    </style:style>
    <style:style style:name="P64" style:family="paragraph" style:parent-style-name="Menologium_20_-_20_Datum">
      <style:text-properties officeooo:paragraph-rsid="0418f6c1"/>
    </style:style>
    <style:style style:name="P65" style:family="paragraph" style:parent-style-name="Footnote">
      <style:text-properties officeooo:paragraph-rsid="041ccffa"/>
    </style:style>
    <style:style style:name="P66" style:family="paragraph" style:parent-style-name="Footnote">
      <style:text-properties officeooo:rsid="04218aa1" officeooo:paragraph-rsid="04218aa1"/>
    </style:style>
    <style:style style:name="P67" style:family="paragraph" style:parent-style-name="Footnote">
      <style:text-properties officeooo:rsid="04262ac7" officeooo:paragraph-rsid="04262ac7"/>
    </style:style>
    <style:style style:name="P68" style:family="paragraph" style:parent-style-name="Footnote">
      <style:text-properties officeooo:rsid="043ac901" officeooo:paragraph-rsid="043ac901"/>
    </style:style>
    <style:style style:name="P69" style:family="paragraph" style:parent-style-name="Footnote">
      <style:text-properties officeooo:paragraph-rsid="043b81c5"/>
    </style:style>
    <style:style style:name="P70" style:family="paragraph" style:parent-style-name="Footnote">
      <style:text-properties officeooo:rsid="043c50cb" officeooo:paragraph-rsid="043c50cb"/>
    </style:style>
    <style:style style:name="P71" style:family="paragraph" style:parent-style-name="Footnote">
      <style:text-properties officeooo:paragraph-rsid="043e9b48"/>
    </style:style>
    <style:style style:name="P72" style:family="paragraph" style:parent-style-name="Footnote">
      <style:text-properties officeooo:paragraph-rsid="01278e41"/>
    </style:style>
    <style:style style:name="P73" style:family="paragraph" style:parent-style-name="Footnote">
      <style:text-properties officeooo:paragraph-rsid="044619fc"/>
    </style:style>
    <style:style style:name="P74" style:family="paragraph" style:parent-style-name="Footnote">
      <style:text-properties officeooo:rsid="0450eb21" officeooo:paragraph-rsid="0450eb21"/>
    </style:style>
    <style:style style:name="P75" style:family="paragraph" style:parent-style-name="Footnote">
      <style:text-properties officeooo:rsid="00486fab" officeooo:paragraph-rsid="0451cef5"/>
    </style:style>
    <style:style style:name="P76" style:family="paragraph" style:parent-style-name="Footnote">
      <style:text-properties officeooo:paragraph-rsid="0454cd93"/>
    </style:style>
    <style:style style:name="P77" style:family="paragraph" style:parent-style-name="Footnote">
      <style:paragraph-properties style:writing-mode="lr-tb"/>
      <style:text-properties officeooo:rsid="030ca762" officeooo:paragraph-rsid="04641da0"/>
    </style:style>
    <style:style style:name="P78" style:family="paragraph" style:parent-style-name="Menologium_20_-_20_textus">
      <style:text-properties fo:language="cs" fo:country="CZ" officeooo:paragraph-rsid="046b3a98" style:language-asian="zh" style:country-asian="CN" style:language-complex="hi" style:country-complex="IN"/>
    </style:style>
    <style:style style:name="P79"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0"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style:font-weight-asian="bold" style:font-weight-complex="bold"/>
    </style:style>
    <style:style style:name="T1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officeooo:rsid="0115348c"/>
    </style:style>
    <style:style style:name="T17" style:family="text">
      <style:text-properties fo:language="fr" fo:country="FR" officeooo:rsid="0033f914" style:language-asian="zh" style:country-asian="CN" style:language-complex="hi" style:country-complex="IN"/>
    </style:style>
    <style:style style:name="T18" style:family="text">
      <style:text-properties fo:language="fr" fo:country="FR" officeooo:rsid="0450eb21"/>
    </style:style>
    <style:style style:name="T19" style:family="text">
      <style:text-properties fo:font-weight="bold" style:font-weight-asian="bold" style:font-weight-complex="bold"/>
    </style:style>
    <style:style style:name="T20" style:family="text">
      <style:text-properties fo:font-weight="bold" officeooo:rsid="03cbedc2" style:font-weight-asian="bold" style:font-weight-complex="bold"/>
    </style:style>
    <style:style style:name="T21" style:family="text">
      <style:text-properties fo:font-weight="bold" officeooo:rsid="03cc96d2" style:font-weight-asian="bold" style:font-weight-complex="bold"/>
    </style:style>
    <style:style style:name="T22" style:family="text">
      <style:text-properties fo:font-weight="bold" officeooo:rsid="03cd492d" style:font-weight-asian="bold" style:font-weight-complex="bold"/>
    </style:style>
    <style:style style:name="T23" style:family="text">
      <style:text-properties fo:font-weight="bold" officeooo:rsid="03e23c75" style:font-weight-asian="bold" style:font-weight-complex="bold"/>
    </style:style>
    <style:style style:name="T24" style:family="text">
      <style:text-properties fo:font-weight="bold" officeooo:rsid="03eedd21" style:font-weight-asian="bold" style:font-weight-complex="bold"/>
    </style:style>
    <style:style style:name="T25" style:family="text">
      <style:text-properties fo:font-weight="bold" officeooo:rsid="03f016f3" style:font-weight-asian="bold" style:font-weight-complex="bold"/>
    </style:style>
    <style:style style:name="T26" style:family="text">
      <style:text-properties fo:font-weight="bold" officeooo:rsid="03f99135" style:font-weight-asian="bold" style:font-weight-complex="bold"/>
    </style:style>
    <style:style style:name="T27" style:family="text">
      <style:text-properties fo:font-weight="bold" officeooo:rsid="03feff0e" style:font-weight-asian="bold" style:font-weight-complex="bold"/>
    </style:style>
    <style:style style:name="T28" style:family="text">
      <style:text-properties fo:font-weight="bold" officeooo:rsid="0409d2bc" style:font-weight-asian="bold" style:font-weight-complex="bold"/>
    </style:style>
    <style:style style:name="T29" style:family="text">
      <style:text-properties fo:font-weight="bold" officeooo:rsid="041ccffa" style:font-weight-asian="bold" style:font-weight-complex="bold"/>
    </style:style>
    <style:style style:name="T30" style:family="text">
      <style:text-properties fo:font-weight="bold" officeooo:rsid="041f07c5" style:font-weight-asian="bold" style:font-weight-complex="bold"/>
    </style:style>
    <style:style style:name="T31" style:family="text">
      <style:text-properties fo:font-weight="bold" officeooo:rsid="0421370a" style:font-weight-asian="bold" style:font-weight-complex="bold"/>
    </style:style>
    <style:style style:name="T32" style:family="text">
      <style:text-properties fo:font-weight="bold" officeooo:rsid="042438d3" style:font-weight-asian="bold" style:font-weight-complex="bold"/>
    </style:style>
    <style:style style:name="T33" style:family="text">
      <style:text-properties fo:font-weight="bold" officeooo:rsid="042bf412" style:font-weight-asian="bold" style:font-weight-complex="bold"/>
    </style:style>
    <style:style style:name="T34" style:family="text">
      <style:text-properties fo:font-weight="bold" officeooo:rsid="042f6b0c" style:font-weight-asian="bold" style:font-weight-complex="bold"/>
    </style:style>
    <style:style style:name="T35" style:family="text">
      <style:text-properties fo:font-weight="bold" officeooo:rsid="04382ba3" style:font-weight-asian="bold" style:font-weight-complex="bold"/>
    </style:style>
    <style:style style:name="T36" style:family="text">
      <style:text-properties fo:font-weight="bold" officeooo:rsid="043cd508" style:font-weight-asian="bold" style:font-weight-complex="bold"/>
    </style:style>
    <style:style style:name="T37" style:family="text">
      <style:text-properties fo:font-weight="bold" officeooo:rsid="044619fc" style:font-weight-asian="bold" style:font-weight-complex="bold"/>
    </style:style>
    <style:style style:name="T38" style:family="text">
      <style:text-properties fo:font-weight="bold" officeooo:rsid="044a51d8" style:font-weight-asian="bold" style:font-weight-complex="bold"/>
    </style:style>
    <style:style style:name="T39" style:family="text">
      <style:text-properties fo:font-weight="bold" officeooo:rsid="044bc93d" style:font-weight-asian="bold" style:font-weight-complex="bold"/>
    </style:style>
    <style:style style:name="T40" style:family="text">
      <style:text-properties fo:font-weight="bold" officeooo:rsid="0450eb21" style:font-weight-asian="bold" style:font-weight-complex="bold"/>
    </style:style>
    <style:style style:name="T41" style:family="text">
      <style:text-properties fo:font-weight="bold" officeooo:rsid="045864ed" style:font-weight-asian="bold" style:font-weight-complex="bold"/>
    </style:style>
    <style:style style:name="T42" style:family="text">
      <style:text-properties fo:font-weight="bold" officeooo:rsid="045de94d" style:font-weight-asian="bold" style:font-weight-complex="bold"/>
    </style:style>
    <style:style style:name="T43" style:family="text">
      <style:text-properties fo:font-weight="bold" officeooo:rsid="046a2cce" style:font-weight-asian="bold" style:font-weight-complex="bold"/>
    </style:style>
    <style:style style:name="T4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53"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5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57" style:family="text">
      <style:text-properties style:use-window-font-color="true" loext:opacity="0%" officeooo:rsid="004b9b06" style:letter-kerning="true" style:font-name-asian="Songti SC" style:font-name-complex="Arial Unicode MS"/>
    </style:style>
    <style:style style:name="T58" style:family="text">
      <style:text-properties style:use-window-font-color="true" loext:opacity="0%" officeooo:rsid="00359283" style:letter-kerning="true" style:font-name-asian="Songti SC" style:font-name-complex="Arial Unicode MS"/>
    </style:style>
    <style:style style:name="T59" style:family="text">
      <style:text-properties style:use-window-font-color="true" loext:opacity="0%" officeooo:rsid="044619fc" style:letter-kerning="true" style:font-name-asian="Songti SC" style:font-name-complex="Arial Unicode MS"/>
    </style:style>
    <style:style style:name="T60" style:family="text">
      <style:text-properties style:use-window-font-color="true" loext:opacity="0%" officeooo:rsid="013cba88" style:letter-kerning="true" style:font-name-asian="Songti SC" style:font-name-complex="Arial Unicode MS"/>
    </style:style>
    <style:style style:name="T6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7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7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82"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3"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fo:language="la" fo:country="VA" fo:font-style="italic" style:language-asian="zh" style:country-asian="CN" style:font-style-asian="italic" style:language-complex="hi" style:country-complex="IN" style:font-style-complex="italic"/>
    </style:style>
    <style:style style:name="T86" style:family="text">
      <style:text-properties fo:language="la" fo:country="VA" fo:font-style="italic" officeooo:rsid="03e465e0" style:language-asian="zh" style:country-asian="CN" style:font-style-asian="italic" style:language-complex="hi" style:country-complex="IN" style:font-style-complex="italic"/>
    </style:style>
    <style:style style:name="T87" style:family="text">
      <style:text-properties fo:language="la" fo:country="VA" fo:font-style="italic" officeooo:rsid="03eaae33" style:language-asian="zh" style:country-asian="CN" style:font-style-asian="italic" style:language-complex="hi" style:country-complex="IN" style:font-style-complex="italic"/>
    </style:style>
    <style:style style:name="T88" style:family="text">
      <style:text-properties fo:language="la" fo:country="VA" fo:font-style="italic" officeooo:rsid="040ac79c" style:language-asian="zh" style:country-asian="CN" style:font-style-asian="italic" style:language-complex="hi" style:country-complex="IN" style:font-style-complex="italic"/>
    </style:style>
    <style:style style:name="T89" style:family="text">
      <style:text-properties fo:language="la" fo:country="VA" fo:font-style="italic" officeooo:rsid="040cc598" style:language-asian="zh" style:country-asian="CN" style:font-style-asian="italic" style:language-complex="hi" style:country-complex="IN" style:font-style-complex="italic"/>
    </style:style>
    <style:style style:name="T90" style:family="text">
      <style:text-properties fo:language="la" fo:country="VA" fo:font-style="italic" officeooo:rsid="040dca3f" style:language-asian="zh" style:country-asian="CN" style:font-style-asian="italic" style:language-complex="hi" style:country-complex="IN" style:font-style-complex="italic"/>
    </style:style>
    <style:style style:name="T91" style:family="text">
      <style:text-properties fo:language="la" fo:country="VA" fo:font-style="italic" officeooo:rsid="041f1d65" style:language-asian="zh" style:country-asian="CN" style:font-style-asian="italic" style:language-complex="hi" style:country-complex="IN" style:font-style-complex="italic"/>
    </style:style>
    <style:style style:name="T92" style:family="text">
      <style:text-properties fo:language="la" fo:country="VA" fo:font-style="italic" officeooo:rsid="042438d3" style:language-asian="zh" style:country-asian="CN" style:font-style-asian="italic" style:language-complex="hi" style:country-complex="IN" style:font-style-complex="italic"/>
    </style:style>
    <style:style style:name="T93" style:family="text">
      <style:text-properties fo:language="la" fo:country="VA" fo:font-style="italic" officeooo:rsid="042c04b3" style:language-asian="zh" style:country-asian="CN" style:font-style-asian="italic" style:language-complex="hi" style:country-complex="IN" style:font-style-complex="italic"/>
    </style:style>
    <style:style style:name="T94" style:family="text">
      <style:text-properties fo:language="la" fo:country="VA" fo:font-style="italic" officeooo:rsid="0437a327" style:language-asian="zh" style:country-asian="CN" style:font-style-asian="italic" style:language-complex="hi" style:country-complex="IN" style:font-style-complex="italic"/>
    </style:style>
    <style:style style:name="T95" style:family="text">
      <style:text-properties fo:language="la" fo:country="VA" fo:font-style="italic" officeooo:rsid="0114748d" style:language-asian="zh" style:country-asian="CN" style:font-style-asian="italic" style:language-complex="hi" style:country-complex="IN" style:font-style-complex="italic"/>
    </style:style>
    <style:style style:name="T96" style:family="text">
      <style:text-properties fo:language="la" fo:country="VA" fo:font-style="italic" officeooo:rsid="043e9b48" style:language-asian="zh" style:country-asian="CN" style:font-style-asian="italic" style:language-complex="hi" style:country-complex="IN" style:font-style-complex="italic"/>
    </style:style>
    <style:style style:name="T97" style:family="text">
      <style:text-properties fo:language="la" fo:country="VA" fo:font-style="italic" officeooo:rsid="0033f914" style:language-asian="zh" style:country-asian="CN" style:font-style-asian="italic" style:language-complex="hi" style:country-complex="IN" style:font-style-complex="italic"/>
    </style:style>
    <style:style style:name="T98" style:family="text">
      <style:text-properties fo:language="la" fo:country="VA" fo:font-style="italic" officeooo:rsid="02d06fde" style:language-asian="zh" style:country-asian="CN" style:font-style-asian="italic" style:language-complex="hi" style:country-complex="IN" style:font-style-complex="italic"/>
    </style:style>
    <style:style style:name="T99" style:family="text">
      <style:text-properties fo:language="la" fo:country="VA" fo:font-style="italic" officeooo:rsid="013cba88" style:language-asian="zh" style:country-asian="CN" style:font-style-asian="italic" style:language-complex="hi" style:country-complex="IN" style:font-style-complex="italic"/>
    </style:style>
    <style:style style:name="T100" style:family="text">
      <style:text-properties fo:language="la" fo:country="VA" fo:font-style="italic" officeooo:rsid="044bc93d" style:language-asian="zh" style:country-asian="CN" style:font-style-asian="italic" style:language-complex="hi" style:country-complex="IN" style:font-style-complex="italic"/>
    </style:style>
    <style:style style:name="T101" style:family="text">
      <style:text-properties fo:language="la" fo:country="VA" fo:font-style="italic" officeooo:rsid="044eb0ea" style:language-asian="zh" style:country-asian="CN" style:font-style-asian="italic" style:language-complex="hi" style:country-complex="IN" style:font-style-complex="italic"/>
    </style:style>
    <style:style style:name="T102" style:family="text">
      <style:text-properties fo:language="la" fo:country="VA" fo:font-style="italic" officeooo:rsid="045de94d" style:language-asian="zh" style:country-asian="CN" style:font-style-asian="italic" style:language-complex="hi" style:country-complex="IN" style:font-style-complex="italic"/>
    </style:style>
    <style:style style:name="T103" style:family="text">
      <style:text-properties fo:language="la" fo:country="VA" fo:font-style="italic" officeooo:rsid="045e29df" style:language-asian="zh" style:country-asian="CN" style:font-style-asian="italic" style:language-complex="hi" style:country-complex="IN" style:font-style-complex="italic"/>
    </style:style>
    <style:style style:name="T104" style:family="text">
      <style:text-properties fo:language="la" fo:country="VA" fo:font-style="italic" officeooo:rsid="04652eb0" style:language-asian="zh" style:country-asian="CN" style:font-style-asian="italic" style:language-complex="hi" style:country-complex="IN" style:font-style-complex="italic"/>
    </style:style>
    <style:style style:name="T105" style:family="text">
      <style:text-properties fo:language="la" fo:country="VA" fo:font-style="italic" style:font-style-asian="italic" style:font-style-complex="italic"/>
    </style:style>
    <style:style style:name="T106" style:family="text">
      <style:text-properties fo:language="la" fo:country="VA" fo:font-style="italic" style:language-asian="zxx" style:country-asian="none" style:font-style-asian="italic" style:language-complex="zxx" style:country-complex="none" style:font-style-complex="italic"/>
    </style:style>
    <style:style style:name="T107"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08"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09" style:family="text">
      <style:text-properties fo:language="la" fo:country="VA" style:language-asian="zh" style:country-asian="CN" style:language-complex="hi" style:country-complex="IN"/>
    </style:style>
    <style:style style:name="T110" style:family="text">
      <style:text-properties fo:language="la" fo:country="VA" officeooo:rsid="045864ed" style:language-asian="zh" style:country-asian="CN" style:language-complex="hi" style:country-complex="IN"/>
    </style:style>
    <style:style style:name="T111" style:family="text">
      <style:text-properties fo:language="la" fo:country="VA" fo:font-weight="bold" style:language-asian="zh" style:country-asian="CN" style:font-weight-asian="bold" style:language-complex="hi" style:country-complex="IN" style:font-weight-complex="bold"/>
    </style:style>
    <style:style style:name="T11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13" style:family="text">
      <style:text-properties fo:language="de" fo:country="DE" officeooo:rsid="00700970"/>
    </style:style>
    <style:style style:name="T114" style:family="text">
      <style:text-properties fo:language="de" fo:country="DE" officeooo:rsid="042c04b3" style:language-asian="zh" style:country-asian="CN" style:language-complex="hi" style:country-complex="IN"/>
    </style:style>
    <style:style style:name="T115" style:family="text">
      <style:text-properties fo:language="de" fo:country="DE" fo:font-weight="bold" officeooo:rsid="042c04b3" style:language-asian="zh" style:country-asian="CN" style:font-weight-asian="bold" style:language-complex="hi" style:country-complex="IN" style:font-weight-complex="bold"/>
    </style:style>
    <style:style style:name="T116" style:family="text">
      <style:text-properties fo:language="de" fo:country="DE" fo:font-style="italic" style:language-asian="zh" style:country-asian="CN" style:font-style-asian="italic" style:language-complex="hi" style:country-complex="IN" style:font-style-complex="italic"/>
    </style:style>
    <style:style style:name="T11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font-weight="normal" officeooo:rsid="03cd492d" style:font-weight-asian="normal" style:font-weight-complex="normal"/>
    </style:style>
    <style:style style:name="T132" style:family="text">
      <style:text-properties fo:font-weight="normal" officeooo:rsid="03ce2f9a" style:font-weight-asian="normal" style:font-weight-complex="normal"/>
    </style:style>
    <style:style style:name="T133" style:family="text">
      <style:text-properties fo:font-weight="normal" officeooo:rsid="03e23c75" style:font-weight-asian="normal" style:font-weight-complex="normal"/>
    </style:style>
    <style:style style:name="T134" style:family="text">
      <style:text-properties fo:font-weight="normal" officeooo:rsid="03eedd21" style:font-weight-asian="normal" style:font-weight-complex="normal"/>
    </style:style>
    <style:style style:name="T135" style:family="text">
      <style:text-properties fo:font-weight="normal" officeooo:rsid="03f016f3" style:font-weight-asian="normal" style:font-weight-complex="normal"/>
    </style:style>
    <style:style style:name="T136" style:family="text">
      <style:text-properties fo:font-weight="normal" officeooo:rsid="040ee042" style:font-weight-asian="normal" style:font-weight-complex="normal"/>
    </style:style>
    <style:style style:name="T137" style:family="text">
      <style:text-properties fo:font-weight="normal" officeooo:rsid="043c50cb" style:font-weight-asian="normal" style:font-weight-complex="normal"/>
    </style:style>
    <style:style style:name="T138" style:family="text">
      <style:text-properties fo:font-weight="normal" officeooo:rsid="0441f28b" style:font-weight-asian="normal" style:font-weight-complex="normal"/>
    </style:style>
    <style:style style:name="T139" style:family="text">
      <style:text-properties fo:font-weight="normal" officeooo:rsid="044619fc" style:font-weight-asian="normal" style:font-weight-complex="normal"/>
    </style:style>
    <style:style style:name="T140" style:family="text">
      <style:text-properties fo:font-weight="normal" officeooo:rsid="044bc93d" style:font-weight-asian="normal" style:font-weight-complex="normal"/>
    </style:style>
    <style:style style:name="T141" style:family="text">
      <style:text-properties fo:font-weight="normal" officeooo:rsid="007cb68a" style:font-weight-asian="normal" style:font-weight-complex="normal"/>
    </style:style>
    <style:style style:name="T142" style:family="text">
      <style:text-properties fo:font-weight="normal" officeooo:rsid="0450eb21" style:font-weight-asian="normal" style:font-weight-complex="normal"/>
    </style:style>
    <style:style style:name="T143" style:family="text">
      <style:text-properties fo:font-weight="normal" officeooo:rsid="0465d5da" style:font-weight-asian="normal" style:font-weight-complex="normal"/>
    </style:style>
    <style:style style:name="T144" style:family="text">
      <style:text-properties fo:font-weight="normal" officeooo:rsid="046a2cce" style:font-weight-asian="normal" style:font-weight-complex="normal"/>
    </style:style>
    <style:style style:name="T145" style:family="text">
      <style:text-properties fo:font-weight="normal" officeooo:rsid="040ee042" style:language-asian="zh" style:country-asian="CN" style:font-weight-asian="normal" style:language-complex="hi" style:country-complex="IN" style:font-weight-complex="normal"/>
    </style:style>
    <style:style style:name="T146" style:family="text">
      <style:text-properties fo:background-color="transparent" loext:char-shading-value="0"/>
    </style:style>
    <style:style style:name="T147" style:family="text">
      <style:text-properties fo:font-size="8pt" style:font-size-asian="10pt" style:font-size-complex="10pt"/>
    </style:style>
    <style:style style:name="T148" style:family="text">
      <style:text-properties fo:font-size="8pt" officeooo:rsid="03d72414" style:font-size-asian="10pt" style:font-size-complex="10pt"/>
    </style:style>
    <style:style style:name="T149" style:family="text">
      <style:text-properties fo:font-size="8pt" officeooo:rsid="04324bb0" style:font-size-asian="10pt" style:font-size-complex="10pt"/>
    </style:style>
    <style:style style:name="T150" style:family="text">
      <style:text-properties fo:font-size="8pt" officeooo:rsid="041f1d65" style:font-size-asian="8pt" style:font-size-complex="8pt"/>
    </style:style>
    <style:style style:name="T151" style:family="text">
      <style:text-properties fo:font-size="8pt" officeooo:rsid="0424035c" style:font-size-asian="8pt" style:font-size-complex="8pt"/>
    </style:style>
    <style:style style:name="T152" style:family="text">
      <style:text-properties officeooo:rsid="03c90041"/>
    </style:style>
    <style:style style:name="T153" style:family="text">
      <style:text-properties officeooo:rsid="03c9f8c2"/>
    </style:style>
    <style:style style:name="T154" style:family="text">
      <style:text-properties officeooo:rsid="03cbedc2"/>
    </style:style>
    <style:style style:name="T155" style:family="text">
      <style:text-properties officeooo:rsid="03cc6661"/>
    </style:style>
    <style:style style:name="T156" style:family="text">
      <style:text-properties officeooo:rsid="03cc96d2"/>
    </style:style>
    <style:style style:name="T157" style:family="text">
      <style:text-properties officeooo:rsid="03ccec70"/>
    </style:style>
    <style:style style:name="T158" style:family="text">
      <style:text-properties officeooo:rsid="03cd492d"/>
    </style:style>
    <style:style style:name="T159" style:family="text">
      <style:text-properties officeooo:rsid="03ce2f9a"/>
    </style:style>
    <style:style style:name="T160" style:family="text">
      <style:text-properties fo:font-size="11pt" officeooo:rsid="03ce2f9a" style:font-size-asian="11pt" style:font-size-complex="11pt"/>
    </style:style>
    <style:style style:name="T161" style:family="text">
      <style:text-properties officeooo:rsid="03cff441"/>
    </style:style>
    <style:style style:name="T162" style:family="text">
      <style:text-properties officeooo:rsid="03d15b88"/>
    </style:style>
    <style:style style:name="T163" style:family="text">
      <style:text-properties officeooo:rsid="03d2e389"/>
    </style:style>
    <style:style style:name="T164" style:family="text">
      <style:text-properties officeooo:rsid="03d476b4"/>
    </style:style>
    <style:style style:name="T165" style:family="text">
      <style:text-properties officeooo:rsid="03d5a678"/>
    </style:style>
    <style:style style:name="T166" style:family="text">
      <style:text-properties officeooo:rsid="03d72414"/>
    </style:style>
    <style:style style:name="T167" style:family="text">
      <style:text-properties officeooo:rsid="03d75f67"/>
    </style:style>
    <style:style style:name="T168" style:family="text">
      <style:text-properties officeooo:rsid="03d9c68d"/>
    </style:style>
    <style:style style:name="T169" style:family="text">
      <style:text-properties officeooo:rsid="03d9d35b"/>
    </style:style>
    <style:style style:name="T170" style:family="text">
      <style:text-properties officeooo:rsid="03daf7bf"/>
    </style:style>
    <style:style style:name="T171" style:family="text">
      <style:text-properties officeooo:rsid="03dc5068"/>
    </style:style>
    <style:style style:name="T172" style:family="text">
      <style:text-properties officeooo:rsid="03dcac9c"/>
    </style:style>
    <style:style style:name="T173" style:family="text">
      <style:text-properties officeooo:rsid="03dd24e5"/>
    </style:style>
    <style:style style:name="T174" style:family="text">
      <style:text-properties officeooo:rsid="03de4daa"/>
    </style:style>
    <style:style style:name="T175" style:family="text">
      <style:text-properties officeooo:rsid="03df45fd"/>
    </style:style>
    <style:style style:name="T176" style:family="text">
      <style:text-properties officeooo:rsid="03e0c0d3"/>
    </style:style>
    <style:style style:name="T177" style:family="text">
      <style:text-properties officeooo:rsid="03e1a2c3"/>
    </style:style>
    <style:style style:name="T178" style:family="text">
      <style:text-properties fo:language="es" fo:country="ES" fo:font-weight="bold" style:font-weight-asian="bold" style:font-weight-complex="bold"/>
    </style:style>
    <style:style style:name="T179" style:family="text">
      <style:text-properties fo:language="es" fo:country="ES" fo:font-weight="bold" officeooo:rsid="0437a327" style:font-weight-asian="bold" style:font-weight-complex="bold"/>
    </style:style>
    <style:style style:name="T180" style:family="text">
      <style:text-properties fo:language="es" fo:country="ES" fo:font-weight="bold" style:language-asian="zh" style:country-asian="CN" style:font-weight-asian="bold" style:language-complex="hi" style:country-complex="IN" style:font-weight-complex="bold"/>
    </style:style>
    <style:style style:name="T181" style:family="text">
      <style:text-properties officeooo:rsid="03e23c75"/>
    </style:style>
    <style:style style:name="T182" style:family="text">
      <style:text-properties officeooo:rsid="03e394a1"/>
    </style:style>
    <style:style style:name="T183" style:family="text">
      <style:text-properties officeooo:rsid="03e465e0"/>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4592b56" style:font-style-asian="normal" style:font-weight-asian="normal" style:font-style-complex="normal" style:font-weight-complex="normal"/>
    </style:style>
    <style:style style:name="T187" style:family="text">
      <style:text-properties fo:font-style="normal" style:font-style-asian="normal" style:font-style-complex="normal"/>
    </style:style>
    <style:style style:name="T188" style:family="text">
      <style:text-properties fo:font-style="normal" officeooo:rsid="00700970" style:font-style-asian="normal" style:font-style-complex="normal"/>
    </style:style>
    <style:style style:name="T189" style:family="text">
      <style:text-properties fo:font-style="normal" officeooo:rsid="0070909c" style:font-style-asian="normal" style:font-style-complex="normal"/>
    </style:style>
    <style:style style:name="T190" style:family="text">
      <style:text-properties officeooo:rsid="03e6f2cb"/>
    </style:style>
    <style:style style:name="T191" style:family="text">
      <style:text-properties officeooo:rsid="03e822e0"/>
    </style:style>
    <style:style style:name="T192" style:family="text">
      <style:text-properties officeooo:rsid="03e97418"/>
    </style:style>
    <style:style style:name="T193" style:family="text">
      <style:text-properties officeooo:rsid="03eaae33"/>
    </style:style>
    <style:style style:name="T194" style:family="text">
      <style:text-properties officeooo:rsid="03eb2fb1"/>
    </style:style>
    <style:style style:name="T195" style:family="text">
      <style:text-properties officeooo:rsid="03ebec46"/>
    </style:style>
    <style:style style:name="T196" style:family="text">
      <style:text-properties officeooo:rsid="03ec9100"/>
    </style:style>
    <style:style style:name="T197" style:family="text">
      <style:text-properties officeooo:rsid="03edac2c"/>
    </style:style>
    <style:style style:name="T198" style:family="text">
      <style:text-properties officeooo:rsid="03eedd21"/>
    </style:style>
    <style:style style:name="T199" style:family="text">
      <style:text-properties officeooo:rsid="0115348c"/>
    </style:style>
    <style:style style:name="T200" style:family="text">
      <style:text-properties officeooo:rsid="02e43aee"/>
    </style:style>
    <style:style style:name="T201" style:family="text">
      <style:text-properties officeooo:rsid="03f016f3"/>
    </style:style>
    <style:style style:name="T202" style:family="text">
      <style:text-properties officeooo:rsid="03f1607e"/>
    </style:style>
    <style:style style:name="T203" style:family="text">
      <style:text-properties officeooo:rsid="03f2fe39"/>
    </style:style>
    <style:style style:name="T204" style:family="text">
      <style:text-properties officeooo:rsid="03f36542"/>
    </style:style>
    <style:style style:name="T205" style:family="text">
      <style:text-properties officeooo:rsid="03f53190"/>
    </style:style>
    <style:style style:name="T206" style:family="text">
      <style:text-properties officeooo:rsid="03f7a662"/>
    </style:style>
    <style:style style:name="T207" style:family="text">
      <style:text-properties officeooo:rsid="03f9847c"/>
    </style:style>
    <style:style style:name="T208" style:family="text">
      <style:text-properties officeooo:rsid="03f99135"/>
    </style:style>
    <style:style style:name="T209" style:family="text">
      <style:text-properties fo:language="cs" fo:country="CZ" style:language-asian="zh" style:country-asian="CN" style:language-complex="hi" style:country-complex="IN"/>
    </style:style>
    <style:style style:name="T210" style:family="text">
      <style:text-properties fo:language="cs" fo:country="CZ" officeooo:rsid="040ee042" style:language-asian="zh" style:country-asian="CN" style:language-complex="hi" style:country-complex="IN"/>
    </style:style>
    <style:style style:name="T211" style:family="text">
      <style:text-properties fo:language="cs" fo:country="CZ" officeooo:rsid="040fc7c8" style:language-asian="zh" style:country-asian="CN" style:language-complex="hi" style:country-complex="IN"/>
    </style:style>
    <style:style style:name="T212" style:family="text">
      <style:text-properties fo:language="cs" fo:country="CZ" officeooo:rsid="041127f8" style:language-asian="zh" style:country-asian="CN" style:language-complex="hi" style:country-complex="IN"/>
    </style:style>
    <style:style style:name="T213" style:family="text">
      <style:text-properties fo:language="cs" fo:country="CZ" officeooo:rsid="0412bc9f" style:language-asian="zh" style:country-asian="CN" style:language-complex="hi" style:country-complex="IN"/>
    </style:style>
    <style:style style:name="T214" style:family="text">
      <style:text-properties fo:language="cs" fo:country="CZ" officeooo:rsid="041490ef" style:language-asian="zh" style:country-asian="CN" style:language-complex="hi" style:country-complex="IN"/>
    </style:style>
    <style:style style:name="T215" style:family="text">
      <style:text-properties fo:language="cs" fo:country="CZ" officeooo:rsid="0414ade9" style:language-asian="zh" style:country-asian="CN" style:language-complex="hi" style:country-complex="IN"/>
    </style:style>
    <style:style style:name="T216" style:family="text">
      <style:text-properties fo:language="cs" fo:country="CZ" officeooo:rsid="041742a2" style:language-asian="zh" style:country-asian="CN" style:language-complex="hi" style:country-complex="IN"/>
    </style:style>
    <style:style style:name="T217" style:family="text">
      <style:text-properties fo:language="cs" fo:country="CZ" fo:font-weight="bold" style:language-asian="zh" style:country-asian="CN" style:font-weight-asian="bold" style:language-complex="hi" style:country-complex="IN" style:font-weight-complex="bold"/>
    </style:style>
    <style:style style:name="T218" style:family="text">
      <style:text-properties fo:language="cs" fo:country="CZ" fo:font-weight="bold" officeooo:rsid="040ee042" style:language-asian="zh" style:country-asian="CN" style:font-weight-asian="bold" style:language-complex="hi" style:country-complex="IN" style:font-weight-complex="bold"/>
    </style:style>
    <style:style style:name="T219" style:family="text">
      <style:text-properties fo:language="cs" fo:country="CZ" fo:font-weight="bold" officeooo:rsid="03c9f8c2" style:language-asian="zh" style:country-asian="CN" style:font-weight-asian="bold" style:language-complex="hi" style:country-complex="IN" style:font-weight-complex="bold"/>
    </style:style>
    <style:style style:name="T220" style:family="text">
      <style:text-properties fo:language="cs" fo:country="CZ" fo:font-weight="normal" officeooo:rsid="040ee042" style:language-asian="zh" style:country-asian="CN" style:font-weight-asian="normal" style:language-complex="hi" style:country-complex="IN" style:font-weight-complex="normal"/>
    </style:style>
    <style:style style:name="T221" style:family="text">
      <style:text-properties fo:language="cs" fo:country="CZ" officeooo:rsid="043cd508"/>
    </style:style>
    <style:style style:name="T222" style:family="text">
      <style:text-properties officeooo:rsid="03d777c1"/>
    </style:style>
    <style:style style:name="T223" style:family="text">
      <style:text-properties officeooo:rsid="03d784bd"/>
    </style:style>
    <style:style style:name="T224" style:family="text">
      <style:text-properties fo:language="it" fo:country="IT" fo:font-weight="bold" style:language-asian="zh" style:country-asian="CN" style:font-weight-asian="bold" style:language-complex="hi" style:country-complex="IN" style:font-weight-complex="bold"/>
    </style:style>
    <style:style style:name="T225" style:family="text">
      <style:text-properties fo:language="it" fo:country="IT" fo:font-weight="bold" officeooo:rsid="043e9b48" style:language-asian="zh" style:country-asian="CN" style:font-weight-asian="bold" style:language-complex="hi" style:country-complex="IN" style:font-weight-complex="bold"/>
    </style:style>
    <style:style style:name="T226" style:family="text">
      <style:text-properties fo:language="it" fo:country="IT" fo:font-style="italic" officeooo:rsid="03d784bd" style:language-asian="zh" style:country-asian="CN" style:font-style-asian="italic" style:language-complex="hi" style:country-complex="IN" style:font-style-complex="italic"/>
    </style:style>
    <style:style style:name="T227" style:family="text">
      <style:text-properties fo:language="it" fo:country="IT" style:language-asian="zh" style:country-asian="CN" style:language-complex="hi" style:country-complex="IN"/>
    </style:style>
    <style:style style:name="T228" style:family="text">
      <style:text-properties officeooo:rsid="03fa2b68"/>
    </style:style>
    <style:style style:name="T229" style:family="text">
      <style:text-properties officeooo:rsid="03fc8965"/>
    </style:style>
    <style:style style:name="T230" style:family="text">
      <style:text-properties officeooo:rsid="03fe14d7"/>
    </style:style>
    <style:style style:name="T231" style:family="text">
      <style:text-properties officeooo:rsid="03feff0e"/>
    </style:style>
    <style:style style:name="T232" style:family="text">
      <style:text-properties officeooo:rsid="03ff6ea0"/>
    </style:style>
    <style:style style:name="T233" style:family="text">
      <style:text-properties officeooo:rsid="0206ddcd"/>
    </style:style>
    <style:style style:name="T234" style:family="text">
      <style:text-properties officeooo:rsid="0401341a"/>
    </style:style>
    <style:style style:name="T235" style:family="text">
      <style:text-properties officeooo:rsid="04018b1b"/>
    </style:style>
    <style:style style:name="T236" style:family="text">
      <style:text-properties officeooo:rsid="04034787"/>
    </style:style>
    <style:style style:name="T237" style:family="text">
      <style:text-properties officeooo:rsid="04044780"/>
    </style:style>
    <style:style style:name="T238" style:family="text">
      <style:text-properties officeooo:rsid="0404dda5"/>
    </style:style>
    <style:style style:name="T239" style:family="text">
      <style:text-properties officeooo:rsid="04056b61"/>
    </style:style>
    <style:style style:name="T240" style:family="text">
      <style:text-properties officeooo:rsid="040703bf"/>
    </style:style>
    <style:style style:name="T241" style:family="text">
      <style:text-properties officeooo:rsid="0407465c"/>
    </style:style>
    <style:style style:name="T242" style:family="text">
      <style:text-properties officeooo:rsid="04089592"/>
    </style:style>
    <style:style style:name="T243" style:family="text">
      <style:text-properties officeooo:rsid="0409d2bc"/>
    </style:style>
    <style:style style:name="T244" style:family="text">
      <style:text-properties fo:font-style="italic" fo:font-weight="bold" officeooo:rsid="0409d2bc" style:font-style-asian="italic" style:font-weight-asian="bold" style:font-style-complex="italic" style:font-weight-complex="bold"/>
    </style:style>
    <style:style style:name="T245" style:family="text">
      <style:text-properties fo:font-style="italic" style:font-style-asian="italic" style:font-style-complex="italic"/>
    </style:style>
    <style:style style:name="T246" style:family="text">
      <style:text-properties fo:font-style="italic" officeooo:rsid="043cd508" style:font-style-asian="italic" style:font-style-complex="italic"/>
    </style:style>
    <style:style style:name="T247" style:family="text">
      <style:text-properties officeooo:rsid="040ac79c"/>
    </style:style>
    <style:style style:name="T248" style:family="text">
      <style:text-properties fo:language="en" fo:country="US" fo:font-weight="bold" style:language-asian="zh" style:country-asian="CN" style:font-weight-asian="bold" style:language-complex="hi" style:country-complex="IN" style:font-weight-complex="bold"/>
    </style:style>
    <style:style style:name="T249" style:family="text">
      <style:text-properties fo:language="en" fo:country="US" fo:font-weight="bold" officeooo:rsid="040cc598" style:language-asian="zh" style:country-asian="CN" style:font-weight-asian="bold" style:language-complex="hi" style:country-complex="IN" style:font-weight-complex="bold"/>
    </style:style>
    <style:style style:name="T250" style:family="text">
      <style:text-properties officeooo:rsid="040ae46b"/>
    </style:style>
    <style:style style:name="T251" style:family="text">
      <style:text-properties officeooo:rsid="040cc598"/>
    </style:style>
    <style:style style:name="T252" style:family="text">
      <style:text-properties officeooo:rsid="040dca3f"/>
    </style:style>
    <style:style style:name="T253" style:family="text">
      <style:text-properties fo:language="en" fo:country="GB"/>
    </style:style>
    <style:style style:name="T254" style:family="text">
      <style:text-properties fo:language="en" fo:country="GB" officeooo:rsid="040ac79c"/>
    </style:style>
    <style:style style:name="T255" style:family="text">
      <style:text-properties fo:language="en" fo:country="GB" officeooo:rsid="040dca3f"/>
    </style:style>
    <style:style style:name="T256" style:family="text">
      <style:text-properties fo:language="en" fo:country="GB" officeooo:rsid="040cc598"/>
    </style:style>
    <style:style style:name="T257" style:family="text">
      <style:text-properties fo:language="en" fo:country="GB" style:language-asian="zh" style:country-asian="CN" style:language-complex="hi" style:country-complex="IN"/>
    </style:style>
    <style:style style:name="T258" style:family="text">
      <style:text-properties fo:language="en" fo:country="GB" fo:font-weight="bold" style:language-asian="zh" style:country-asian="CN" style:font-weight-asian="bold" style:language-complex="hi" style:country-complex="IN" style:font-weight-complex="bold"/>
    </style:style>
    <style:style style:name="T259" style:family="text">
      <style:text-properties fo:language="en" fo:country="GB" fo:font-weight="bold" officeooo:rsid="044bc93d" style:language-asian="zh" style:country-asian="CN" style:font-weight-asian="bold" style:language-complex="hi" style:country-complex="IN" style:font-weight-complex="bold"/>
    </style:style>
    <style:style style:name="T260" style:family="text">
      <style:text-properties fo:language="en" fo:country="GB" fo:font-weight="bold" officeooo:rsid="044eb0ea" style:language-asian="zh" style:country-asian="CN" style:font-weight-asian="bold" style:language-complex="hi" style:country-complex="IN" style:font-weight-complex="bold"/>
    </style:style>
    <style:style style:name="T261" style:family="text">
      <style:text-properties officeooo:rsid="040ee042"/>
    </style:style>
    <style:style style:name="T262" style:family="text">
      <style:text-properties fo:font-variant="normal" fo:text-transform="none" fo:color="#4d5156" loext:opacity="100%" fo:letter-spacing="normal" fo:font-style="normal" fo:font-weight="normal" officeooo:rsid="040ee042" style:font-weight-asian="normal" style:font-weight-complex="normal"/>
    </style:style>
    <style:style style:name="T263" style:family="text">
      <style:text-properties officeooo:rsid="041127f8"/>
    </style:style>
    <style:style style:name="T264" style:family="text">
      <style:text-properties officeooo:rsid="041490ef" style:language-asian="zh" style:country-asian="CN" style:language-complex="hi" style:country-complex="IN"/>
    </style:style>
    <style:style style:name="T265" style:family="text">
      <style:text-properties officeooo:rsid="0414ade9"/>
    </style:style>
    <style:style style:name="T266" style:family="text">
      <style:text-properties officeooo:rsid="0415b415"/>
    </style:style>
    <style:style style:name="T267" style:family="text">
      <style:text-properties officeooo:rsid="041742a2"/>
    </style:style>
    <style:style style:name="T268" style:family="text">
      <style:text-properties officeooo:rsid="0419881e"/>
    </style:style>
    <style:style style:name="T269" style:family="text">
      <style:text-properties officeooo:rsid="041ccffa"/>
    </style:style>
    <style:style style:name="T270" style:family="text">
      <style:text-properties officeooo:rsid="041ce02b"/>
    </style:style>
    <style:style style:name="T271" style:family="text">
      <style:text-properties officeooo:rsid="041dd184"/>
    </style:style>
    <style:style style:name="T272" style:family="text">
      <style:text-properties officeooo:rsid="041e5dce"/>
    </style:style>
    <style:style style:name="T273" style:family="text">
      <style:text-properties officeooo:rsid="041f07c5"/>
    </style:style>
    <style:style style:name="T274" style:family="text">
      <style:text-properties officeooo:rsid="041f1d65"/>
    </style:style>
    <style:style style:name="T275" style:family="text">
      <style:text-properties officeooo:rsid="0421370a"/>
    </style:style>
    <style:style style:name="T276" style:family="text">
      <style:text-properties officeooo:rsid="04218aa1"/>
    </style:style>
    <style:style style:name="T277" style:family="text">
      <style:text-properties officeooo:rsid="04220951"/>
    </style:style>
    <style:style style:name="T278" style:family="text">
      <style:text-properties officeooo:rsid="0424035c"/>
    </style:style>
    <style:style style:name="T279" style:family="text">
      <style:text-properties officeooo:rsid="042438d3"/>
    </style:style>
    <style:style style:name="T280" style:family="text">
      <style:text-properties officeooo:rsid="04262ac7"/>
    </style:style>
    <style:style style:name="T281" style:family="text">
      <style:text-properties officeooo:rsid="04277368"/>
    </style:style>
    <style:style style:name="T282" style:family="text">
      <style:text-properties officeooo:rsid="04293c37"/>
    </style:style>
    <style:style style:name="T283" style:family="text">
      <style:text-properties officeooo:rsid="042bf412"/>
    </style:style>
    <style:style style:name="T284" style:family="text">
      <style:text-properties officeooo:rsid="042c04b3"/>
    </style:style>
    <style:style style:name="T285" style:family="text">
      <style:text-properties officeooo:rsid="042ca90d"/>
    </style:style>
    <style:style style:name="T286" style:family="text">
      <style:text-properties officeooo:rsid="042d752c"/>
    </style:style>
    <style:style style:name="T287" style:family="text">
      <style:text-properties officeooo:rsid="042f6b0c"/>
    </style:style>
    <style:style style:name="T288" style:family="text">
      <style:text-properties officeooo:rsid="04322f7e"/>
    </style:style>
    <style:style style:name="T289" style:family="text">
      <style:text-properties officeooo:rsid="04324bb0"/>
    </style:style>
    <style:style style:name="T290" style:family="text">
      <style:text-properties officeooo:rsid="04342092"/>
    </style:style>
    <style:style style:name="T291" style:family="text">
      <style:text-properties officeooo:rsid="0434bf1f"/>
    </style:style>
    <style:style style:name="T292" style:family="text">
      <style:text-properties officeooo:rsid="04363c91"/>
    </style:style>
    <style:style style:name="T293" style:family="text">
      <style:text-properties officeooo:rsid="0437a327"/>
    </style:style>
    <style:style style:name="T294" style:family="text">
      <style:text-properties officeooo:rsid="04382ba3"/>
    </style:style>
    <style:style style:name="T295" style:family="text">
      <style:text-properties officeooo:rsid="04398706"/>
    </style:style>
    <style:style style:name="T296" style:family="text">
      <style:text-properties officeooo:rsid="043ac901"/>
    </style:style>
    <style:style style:name="T297" style:family="text">
      <style:text-properties style:font-name-asian="Songti SC" style:font-name-complex="Arial Unicode MS"/>
    </style:style>
    <style:style style:name="T298" style:family="text">
      <style:text-properties officeooo:rsid="043b81c5"/>
    </style:style>
    <style:style style:name="T299" style:family="text">
      <style:text-properties officeooo:rsid="043c50cb"/>
    </style:style>
    <style:style style:name="T300" style:family="text">
      <style:text-properties officeooo:rsid="043cd508"/>
    </style:style>
    <style:style style:name="T301" style:family="text">
      <style:text-properties officeooo:rsid="0114748d"/>
    </style:style>
    <style:style style:name="T302" style:family="text">
      <style:text-properties officeooo:rsid="043e9b48"/>
    </style:style>
    <style:style style:name="T303" style:family="text">
      <style:text-properties officeooo:rsid="04406ef7"/>
    </style:style>
    <style:style style:name="T304" style:family="text">
      <style:text-properties officeooo:rsid="0441f28b"/>
    </style:style>
    <style:style style:name="T305" style:family="text">
      <style:text-properties officeooo:rsid="0033f914"/>
    </style:style>
    <style:style style:name="T306" style:family="text">
      <style:text-properties officeooo:rsid="04435071"/>
    </style:style>
    <style:style style:name="T307" style:family="text">
      <style:text-properties officeooo:rsid="04448cd3"/>
    </style:style>
    <style:style style:name="T308" style:family="text">
      <style:text-properties officeooo:rsid="044619fc"/>
    </style:style>
    <style:style style:name="T309" style:family="text">
      <style:text-properties officeooo:rsid="02d06fde"/>
    </style:style>
    <style:style style:name="T310" style:family="text">
      <style:text-properties officeooo:rsid="02d253c1"/>
    </style:style>
    <style:style style:name="T311" style:family="text">
      <style:text-properties officeooo:rsid="044a51d8"/>
    </style:style>
    <style:style style:name="T312" style:family="text">
      <style:text-properties officeooo:rsid="013cba88"/>
    </style:style>
    <style:style style:name="T313" style:family="text">
      <style:text-properties officeooo:rsid="044bc93d"/>
    </style:style>
    <style:style style:name="T314" style:family="text">
      <style:text-properties officeooo:rsid="044d5cd8"/>
    </style:style>
    <style:style style:name="T315" style:family="text">
      <style:text-properties officeooo:rsid="044eb0ea"/>
    </style:style>
    <style:style style:name="T316" style:family="text">
      <style:text-properties officeooo:rsid="0450aeb5"/>
    </style:style>
    <style:style style:name="T317" style:family="text">
      <style:text-properties officeooo:rsid="0450eb21"/>
    </style:style>
    <style:style style:name="T318" style:family="text">
      <style:text-properties officeooo:rsid="0451cef5"/>
    </style:style>
    <style:style style:name="T319" style:family="text">
      <style:text-properties officeooo:rsid="0452486d"/>
    </style:style>
    <style:style style:name="T320" style:family="text">
      <style:text-properties officeooo:rsid="045401a6"/>
    </style:style>
    <style:style style:name="T321" style:family="text">
      <style:text-properties officeooo:rsid="0454cd93"/>
    </style:style>
    <style:style style:name="T322" style:family="text">
      <style:text-properties officeooo:rsid="0454f3d7"/>
    </style:style>
    <style:style style:name="T323" style:family="text">
      <style:text-properties officeooo:rsid="045639e0"/>
    </style:style>
    <style:style style:name="T324" style:family="text">
      <style:text-properties officeooo:rsid="0456a48d"/>
    </style:style>
    <style:style style:name="T325" style:family="text">
      <style:text-properties officeooo:rsid="0456bf5e"/>
    </style:style>
    <style:style style:name="T326" style:family="text">
      <style:text-properties officeooo:rsid="045864ed"/>
    </style:style>
    <style:style style:name="T327" style:family="text">
      <style:text-properties officeooo:rsid="04592b56"/>
    </style:style>
    <style:style style:name="T328" style:family="text">
      <style:text-properties officeooo:rsid="045aa3c8"/>
    </style:style>
    <style:style style:name="T329" style:family="text">
      <style:text-properties officeooo:rsid="045c3309"/>
    </style:style>
    <style:style style:name="T330" style:family="text">
      <style:text-properties officeooo:rsid="045de94d"/>
    </style:style>
    <style:style style:name="T331" style:family="text">
      <style:text-properties officeooo:rsid="045e29df"/>
    </style:style>
    <style:style style:name="T332" style:family="text">
      <style:text-properties officeooo:rsid="045e9bbc"/>
    </style:style>
    <style:style style:name="T333" style:family="text">
      <style:text-properties officeooo:rsid="045ebe9e"/>
    </style:style>
    <style:style style:name="T334" style:family="text">
      <style:text-properties officeooo:rsid="04604ca8"/>
    </style:style>
    <style:style style:name="T335" style:family="text">
      <style:text-properties officeooo:rsid="04622d9a"/>
    </style:style>
    <style:style style:name="T336" style:family="text">
      <style:text-properties officeooo:rsid="04641da0"/>
    </style:style>
    <style:style style:name="T337" style:family="text">
      <style:text-properties fo:language="pl" fo:country="PL" fo:font-weight="bold" style:language-asian="zh" style:country-asian="CN" style:font-weight-asian="bold" style:language-complex="hi" style:country-complex="IN" style:font-weight-complex="bold"/>
    </style:style>
    <style:style style:name="T338" style:family="text">
      <style:text-properties officeooo:rsid="04652eb0"/>
    </style:style>
    <style:style style:name="T339" style:family="text">
      <style:text-properties officeooo:rsid="0465d5da"/>
    </style:style>
    <style:style style:name="T340" style:family="text">
      <style:text-properties officeooo:rsid="04668fc6"/>
    </style:style>
    <style:style style:name="T341" style:family="text">
      <style:text-properties officeooo:rsid="0467d850"/>
    </style:style>
    <style:style style:name="T342" style:family="text">
      <style:text-properties officeooo:rsid="046975a4"/>
    </style:style>
    <style:style style:name="T343" style:family="text">
      <style:text-properties officeooo:rsid="046a2cce"/>
    </style:style>
    <style:style style:name="T344" style:family="text">
      <style:text-properties officeooo:rsid="046b3a98"/>
    </style:style>
    <style:style style:name="T345" style:family="text">
      <style:text-properties officeooo:rsid="046bce4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175">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52">září</text:span>.</text:p>
      <text:p text:style-name="P30"><text:span text:style-name="T158">Ve Švýcarsku</text:span>, <text:span text:style-name="T158">význačný</text:span> Reform<text:span text:style-name="T158">á</text:span>tor <text:span text:style-name="T22">Vilém</text:span><text:span text:style-name="T19"> Moënnat </text:span><text:span text:style-name="T131">[</text:span><text:span text:style-name="Menologium_20_-_20_pronuntiatio"><text:span text:style-name="T131">moén</text:span></text:span><text:span text:style-name="Menologium_20_-_20_pronuntiatio"><text:span text:style-name="T132">á</text:span></text:span><text:span text:style-name="T131">]</text:span>. <text:span text:style-name="T158">Z mnicha kláštera Hauterive</text:span><text:span text:style-name="T158"><text:note text:id="ftn1" text:note-class="footnote"><text:note-citation>1</text:note-citation><text:note-body><text:p text:style-name="P50"><text:span text:style-name="T85">Altaripa</text:span>, <text:span text:style-name="T12">Abbaye d’Hauterive</text:span> je cisterciácký klášter ve švýcarském kantonu Fribourg, nedaleko Bernu. Založen 1138 z Cherlieu, zrušen 1848, znovu osídlen 1939 z kláštera Wettingen-Mehrerau skupinou mnichů pod vedením Sigharda Kleinera, <text:span text:style-name="T170">pozdějšího Generálního Opata Cisterciáckého Řádu</text:span>.</text:p></text:note-body></text:note></text:span><text:span text:style-name="T158"> [</text:span><text:span text:style-name="Menologium_20_-_20_pronuntiatio"><text:span text:style-name="T158">ótrív</text:span></text:span><text:span text:style-name="T158">] </text:span><text:span text:style-name="T159">byl ustanoven Zpovědníkem mnišek z </text:span><text:span text:style-name="T70">Magerau,</text:span><text:span text:style-name="T160"><text:note text:id="ftn2" text:note-class="footnote"><text:note-citation>2</text:note-citation><text:note-body><text:p text:style-name="P51"><text:span text:style-name="Menologium_20_-_20_commentarium"><text:span text:style-name="T85">Macraugia</text:span></text:span><text:span text:style-name="Menologium_20_-_20_commentarium"> (</text:span><text:span text:style-name="Menologium_20_-_20_commentarium"><text:span text:style-name="T147">francouzsky</text:span></text:span><text:span text:style-name="Menologium_20_-_20_commentarium"> </text:span><text:span text:style-name="Menologium_20_-_20_commentarium"><text:span text:style-name="T13">Abbaye de la Maigrauge</text:span></text:span><text:span text:style-name="Menologium_20_-_20_commentarium">; </text:span><text:span text:style-name="Menologium_20_-_20_commentarium"><text:span text:style-name="T147">n</text:span></text:span><text:span text:style-name="Menologium_20_-_20_commentarium"><text:span text:style-name="T69">ěmecky</text:span></text:span><text:span text:style-name="Menologium_20_-_20_commentarium"> </text:span><text:span text:style-name="Menologium_20_-_20_commentarium"><text:span text:style-name="T112">Abtei Magerau</text:span></text:span><text:span text:style-name="Menologium_20_-_20_commentarium">) je kl</text:span><text:span text:style-name="Menologium_20_-_20_commentarium"><text:span text:style-name="T61">áš</text:span></text:span><text:span text:style-name="Menologium_20_-_20_commentarium"><text:span text:style-name="T54">ter cistercia</text:span></text:span><text:span text:style-name="Menologium_20_-_20_commentarium"><text:span text:style-name="T61">č</text:span></text:span><text:span text:style-name="Menologium_20_-_20_commentarium"><text:span text:style-name="T54">ek ve </text:span></text:span><text:span text:style-name="Menologium_20_-_20_commentarium"><text:span text:style-name="T61">š</text:span></text:span><text:span text:style-name="Menologium_20_-_20_commentarium"><text:span text:style-name="T54">v</text:span></text:span><text:span text:style-name="Menologium_20_-_20_commentarium"><text:span text:style-name="T61">ý</text:span></text:span><text:span text:style-name="Menologium_20_-_20_commentarium"><text:span text:style-name="T54">carsk</text:span></text:span><text:span text:style-name="Menologium_20_-_20_commentarium"><text:span text:style-name="T61">é</text:span></text:span><text:span text:style-name="Menologium_20_-_20_commentarium"><text:span text:style-name="T54">m Fribourgu, zalo</text:span></text:span><text:span text:style-name="Menologium_20_-_20_commentarium"><text:span text:style-name="T61">ž</text:span></text:span><text:span text:style-name="Menologium_20_-_20_commentarium"><text:span text:style-name="T54">en</text:span></text:span><text:span text:style-name="Menologium_20_-_20_commentarium"><text:span text:style-name="T61">ý</text:span></text:span><text:span text:style-name="Menologium_20_-_20_commentarium"><text:span text:style-name="T54"> v roce 1255 </text:span></text:span><text:span text:style-name="Menologium_20_-_20_commentarium"><text:span text:style-name="T55">z</text:span></text:span><text:span text:style-name="Menologium_20_-_20_commentarium"><text:span text:style-name="T62"> </text:span></text:span><text:span text:style-name="Menologium_20_-_20_commentarium"><text:span text:style-name="T55">Hauterive, zru</text:span></text:span><text:span text:style-name="Menologium_20_-_20_commentarium"><text:span text:style-name="T62">š</text:span></text:span><text:span text:style-name="Menologium_20_-_20_commentarium"><text:span text:style-name="T55">en</text:span></text:span><text:span text:style-name="Menologium_20_-_20_commentarium"><text:span text:style-name="T62">ý</text:span></text:span><text:span text:style-name="Menologium_20_-_20_commentarium"><text:span text:style-name="T55"> v roce 1848, obnoven</text:span></text:span><text:span text:style-name="Menologium_20_-_20_commentarium"><text:span text:style-name="T62">ý</text:span></text:span><text:span text:style-name="Menologium_20_-_20_commentarium"><text:span text:style-name="T55"> v roce 1939. </text:span></text:span><text:span text:style-name="Menologium_20_-_20_commentarium"><text:span text:style-name="T117">(červen, pozn. 4</text:span></text:span><text:span text:style-name="Menologium_20_-_20_commentarium"><text:span text:style-name="T118">9</text:span></text:span><text:span text:style-name="Menologium_20_-_20_commentarium"><text:span text:style-name="T117">)</text:span></text:span></text:p></text:note-body></text:note></text:span> Abat<text:span text:style-name="T161">yši a sestrám, které se vydaly na cestu obnovení mnišské kázně, vše</text:span><text:span text:style-name="T162">možně pomáhal, a dovedně je </text:span><text:span text:style-name="T166">znovu</text:span><text:span text:style-name="T162"> přivedl na cestu komunitního života</text:span>; <text:span text:style-name="T163">a ani výhrůžky jejich rodičů je neodradily od tohoto rozhodnutí</text:span>. <text:span text:style-name="T163">Generální Opatové Řádu </text:span>Edmund de la Croix <text:span text:style-name="T163">[</text:span><text:span text:style-name="Menologium_20_-_20_pronuntiatio"><text:span text:style-name="T163">de la kroa</text:span></text:span><text:span text:style-name="T163">] a</text:span> <text:span text:style-name="T163">Mikuláš </text:span>Boucherat <text:span text:style-name="T163">[</text:span><text:span text:style-name="Menologium_20_-_20_pronuntiatio"><text:span text:style-name="T163">bušerá</text:span></text:span><text:span text:style-name="T163">] jej pak velmi chválili a povzbuzovali</text:span>, <text:span text:style-name="T163">a potvrdili jej v úřadu ne</text:span><text:span text:style-name="T166">z</text:span><text:span text:style-name="T163">vyklým způsobem</text:span>. <text:span text:style-name="T164">Poté přijal opět k reformám klášter La Fille-Dieu</text:span><text:span text:style-name="T164"><text:note text:id="ftn3" text:note-class="footnote"><text:note-citation>3</text:note-citation><text:note-body><text:p text:style-name="P52"><text:span text:style-name="T85">Parthenon Filiæ-Dei</text:span>, <text:span text:style-name="T3">Abbaye de la Fille-Dieu</text:span> <text:span text:style-name="T164">je klášter trapistek u města Romont ve švýcarském kantonu Fribourg. Založen 1266, 1348 přešel do Cisterciáckého Řádu, v roce 1613 reformován otcem Moënnatem. 1906 přešly sestry k Trapis</text:span><text:span text:style-name="T170">t</text:span><text:span text:style-name="T164">kám.</text:span></text:p></text:note-body></text:note></text:span><text:span text:style-name="T164"> [</text:span><text:span text:style-name="Menologium_20_-_20_pronuntiatio"><text:span text:style-name="T164">la fij dijö</text:span></text:span><text:span text:style-name="T164">], obnovil tam klausuru a neustálou abstinenci</text:span>.<text:note text:id="ftn4" text:note-class="footnote"><text:note-citation>4</text:note-citation><text:note-body><text:p text:style-name="P5">abstinentiam perpetuam</text:p></text:note-body></text:note> <text:span text:style-name="T165">Oba ženské kláštery jedinečným způsobem podnítil k řeholní </text:span><text:span text:style-name="T166">horlivosti</text:span>. <text:span text:style-name="T165">Roku </text:span>1616<text:span text:style-name="T165"> byl pak zvolen Opatem kláštera Hauterive </text:span><text:span text:style-name="T158">[</text:span><text:span text:style-name="Menologium_20_-_20_pronuntiatio"><text:span text:style-name="T158">ótrív</text:span></text:span><text:span text:style-name="T158">]</text:span>, <text:span text:style-name="T166">kde s Boží pomocí blahodárně působil až do konce</text:span>. <text:span text:style-name="T166">Odešel k Nebešťanům roku </text:span>1640. (Hag., n. 571).</text:p>
      <text:p text:style-name="P29"><text:span text:style-name="T166">Ve Francii</text:span>, <text:span text:style-name="T166">kolem roku </text:span>1107, <text:span text:style-name="T166">uložení do hrobu blahé paměti </text:span><text:span text:style-name="T19">Aleth</text:span>,<text:note text:id="ftn5" text:note-class="footnote"><text:note-citation>5</text:note-citation><text:note-body><text:p text:style-name="Footnote"><text:span text:style-name="T3">Alèthe de Montbard</text:span> <text:span text:style-name="T166">také</text:span> <text:span text:style-name="T19">Aleth</text:span> <text:span text:style-name="T166">či</text:span> <text:span text:style-name="T19">Alette</text:span> (1070-1107) (<text:span text:style-name="T148">z řeckého</text:span><text:span text:style-name="T166"> ἀλήθεια – </text:span>alétheia, <text:span text:style-name="T166">pravda</text:span>) b<text:span text:style-name="T166">lahoslavená a matka svatého Bernarda</text:span>. <text:span text:style-name="T166">Její svátek se slaví </text:span>4. <text:span text:style-name="T166">dubna</text:span>.</text:p></text:note-body></text:note> <text:span text:style-name="T166">nejdražší matky Svatého Otce </text:span>Bernarda. <text:span text:style-name="T167">Pocházela z hradu jménem Montbard</text:span><text:span text:style-name="T167"><text:note text:id="ftn6" text:note-class="footnote"><text:note-citation>6</text:note-citation><text:note-body><text:p text:style-name="Footnote"><text:span text:style-name="T85">Mons-Barrus</text:span>, <text:span text:style-name="T4">Montbard</text:span><text:span text:style-name="T167"> je obec mezi Dijonem a Auxerre v Burgundsku.</text:span></text:p></text:note-body></text:note></text:span><text:span text:style-name="T167"> [</text:span><text:span text:style-name="Menologium_20_-_20_pronuntiatio"><text:span text:style-name="T167">monbár</text:span></text:span><text:span text:style-name="T167">]</text:span>, <text:span text:style-name="T169">často </text:span><text:span text:style-name="T167">konala skutky milosrdenství</text:span>, <text:span text:style-name="T167">a své syny </text:span><text:span text:style-name="T169">vychovávala</text:span><text:span text:style-name="T167"> ve vší kázni</text:span>. <text:span text:style-name="T167">Každého z nich, jakmile jej porodila</text:span>, <text:span text:style-name="T167">sama </text:span><text:span text:style-name="T171">vlastníma</text:span><text:span text:style-name="T167"> rukama obětovala Pánu</text:span>; <text:span text:style-name="T168">avšak </text:span>Bernard<text:span text:style-name="T168">a</text:span>, <text:span text:style-name="T168">o němž jediném obdržela vidění, že jej porodí</text:span>, <text:span text:style-name="T168">jako druhá </text:span><text:span text:style-name="T146">Anna</text:span> <text:span text:style-name="T168">druhého </text:span>Samuel<text:span text:style-name="T168">a jedinečným způsobem Bohu obětovala také v kostele u oltáře</text:span>. <text:span text:style-name="T170">Všechny své syny vychovávala spíše pro poustevnu než pro šlechtický dvůr</text:span>, <text:span text:style-name="T170">nestrpěla, aby si navykli vybraným </text:span><text:soft-page-break/><text:span text:style-name="T170">pokrmům</text:span>, <text:span text:style-name="T170">avšak krmila je </text:span><text:span text:style-name="T172">pokrmy </text:span><text:span text:style-name="T176">nízkými</text:span><text:span text:style-name="T172"> a obyčejnými</text:span>. <text:span text:style-name="T172">Měla ve zvyku každý rok o svátku svatého </text:span>Ambrosi<text:span text:style-name="T172">á</text:span>n<text:span text:style-name="T172">a</text:span>, <text:span text:style-name="T172">který se slavil 1. </text:span>září, <text:span text:style-name="T172">pozvat všechny kleriky, které dokázala sehnat, a pohostit je</text:span>. <text:span text:style-name="T173">Jednoho však roku, když se opět blížil předvečer tohoto svátku</text:span>, <text:span text:style-name="T173">zachvátila ji revmatická horečka</text:span>.<text:note text:id="ftn7" text:note-class="footnote"><text:note-citation>7</text:note-citation><text:note-body><text:p text:style-name="P6">febris artus </text:p></text:note-body></text:note> <text:span text:style-name="T173">Ve sváteční den, když se slavila Mše svatá a </text:span><text:span text:style-name="T176">ona </text:span><text:span text:style-name="T173">přijala Tělo Páně</text:span>, <text:span text:style-name="T173">prosila, aby se po občerstvení u ní klerici shromáždili</text:span>. <text:span text:style-name="T173">Usilovně za ni prosili Pána a začali recitovat Litanie</text:span>; <text:span text:style-name="T173">a ona se k nim také převelice oddaně přidala</text:span>. <text:span text:style-name="T173">Avšak když došli k invokaci </text:span>«<text:span text:style-name="T173">Skrze své utrpení a kříž, vysvoboď ji, Pane</text:span>»,<text:note text:id="ftn8" text:note-class="footnote"><text:note-citation>8</text:note-citation><text:note-body><text:p text:style-name="P6">«Per passionem et crucem tuam libera eam, Domine»</text:p></text:note-body></text:note> <text:span text:style-name="T173">ona zvedla ruku, označila se znamením kříže, a vypustila duši</text:span>, <text:span text:style-name="T173">takže zvednutou ruku už ani nepoložila</text:span>.</text:p>
      <text:p text:style-name="P28"><text:span text:style-name="T174">Když se pak bratři později snažili přesvědčit </text:span>Bernard<text:span text:style-name="T174">a, který rozvažoval, že opustí světský život, aby se dal raději na studium </text:span><text:span text:style-name="T190">svobodných umění</text:span>, <text:span text:style-name="T174">často vídali svou matku ve zjevení</text:span>, <text:span text:style-name="T174">kterak naříkala a vyčítala</text:span>, <text:span text:style-name="T174">aby jej nesváděli k takovým lehkovážnostem</text:span>. <text:span text:style-name="T174">A když Bernard přesvědčil svého bratra Ondřeje, aby s ním vstoupil do kláštera v Cîteaux, matka se mu zjevila, a s </text:span><text:span text:style-name="T191">roz</text:span><text:span text:style-name="T174">jasn</text:span><text:span text:style-name="T191">ěn</text:span><text:span text:style-name="T174">ou tváří a úsměvem bratrům blahopřála k tomuto rozhodnutí</text:span>. (Hag., n. 325, App.).</text:p>
      <text:p text:style-name="P8"/>
      <text:p text:style-name="P31">2. září.</text:p>
      <text:p text:style-name="P28"><text:span text:style-name="T177">Ve španělském klášteře Valparaíso</text:span>,<text:note text:id="ftn9" text:note-class="footnote"><text:note-citation>9</text:note-citation><text:note-body><text:p text:style-name="Footnote"><text:span text:style-name="T85">Vallis-Paradisi</text:span>, <text:span text:style-name="T178">Monasterio de Nuestra Señora de Valparaíso</text:span> <text:span text:style-name="T177">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81">kolem roku </text:span>1600, <text:span text:style-name="T181">odešel </text:span><text:span text:style-name="T23">K</text:span><text:span text:style-name="T19">lement Gimenez </text:span><text:span text:style-name="T133">[</text:span><text:span text:style-name="Menologium_20_-_20_pronuntiatio"><text:span text:style-name="T133">chimenes</text:span></text:span><text:span text:style-name="T133">]</text:span>, mn<text:span text:style-name="T181">i</text:span>ch. <text:span text:style-name="T182">Proslavil se přísností života a pohrdáním sama sebou, a převelice byl proslaven i veškerou svatostí.</text:span> <text:span text:style-name="T197">K</text:span><text:span text:style-name="T182">dyž jej pak po dlouhých útrapách povolával Bůh k věčné blaženosti</text:span>, <text:span text:style-name="T182">zlý duch začal divoce a viditelně napadat jeho </text:span><text:span text:style-name="T192">vytrvalost</text:span>. <text:span text:style-name="T197">Zatímco </text:span><text:span text:style-name="T182">jej zlý duch převelice sužoval</text:span>, <text:span text:style-name="T182">Klement jen neohroženě vzdoroval jeho bezbožným pokusům</text:span>, <text:span text:style-name="T182">vtom zahlédl Bohorodičku Pannu zahalenou nebeským jasem, kterak u něj stojí</text:span>, <text:span text:style-name="T182">zahání zlé duchy na útěk, </text:span><text:span text:style-name="T197">č</text:span><text:span text:style-name="T192">ím</text:span><text:span text:style-name="T197">ž</text:span><text:span text:style-name="T192"> </text:span><text:span text:style-name="T182">vojáku Kristovu dodala odvahu, a přislíbila mu věčnou blaženost</text:span>. <text:span text:style-name="T182">On tedy do výšky pozdvihl korouhev svatého Kříže</text:span>, <text:span text:style-name="T182">který držel v ruce, a zvolal</text:span>, «<text:span text:style-name="T182">Zvítězili jsme, bratři, zvítězili jsme a zahnali nepřítele na útěk</text:span>». <text:span text:style-name="T182">A po slovech radosti a jásotu přešťastně vypustil ducha</text:span>. (Hag., n. 527).</text:p>
      <text:p text:style-name="P32"><text:span text:style-name="T183">Ve francouzském klášteře Poulangy</text:span><text:span text:style-name="T183"><text:note text:id="ftn10" text:note-class="footnote"><text:note-citation>10</text:note-citation><text:note-body><text:p text:style-name="Footnote"><text:span text:style-name="T85">Polangi</text:span><text:span text:style-name="T86">um</text:span><text:span text:style-name="T183">, </text:span><text:span text:style-name="T5">Abbaye Saint-Pierre de Poulangy</text:span><text:span text:style-name="T183">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83"> [</text:span><text:span text:style-name="Menologium_20_-_20_pronuntiatio"><text:span text:style-name="T183">pulánži</text:span></text:span><text:span text:style-name="T183">]</text:span>, <text:span text:style-name="T183">zbožná </text:span>Abat<text:span text:style-name="T183">yše</text:span> <text:span text:style-name="T19">Adelina</text:span>, <text:span text:style-name="T183">dcera </text:span>Guidon<text:span text:style-name="T183">a</text:span>, <text:span text:style-name="T183">staršího bratra </text:span>S<text:span text:style-name="T183">vatého</text:span> <text:span text:style-name="T183">Otce</text:span> Bernard<text:span text:style-name="T183">a</text:span>, <text:span text:style-name="T183">jež nejprve </text:span><text:soft-page-break/><text:span text:style-name="T183">spolu s matkou vstoupila do kláštera </text:span><text:span text:style-name="T193">v Larrey</text:span>;<text:note text:id="ftn11" text:note-class="footnote"><text:note-citation>11</text:note-citation><text:note-body><text:p text:style-name="Footnote"><text:span text:style-name="T85">Lariac</text:span><text:span text:style-name="T87">um</text:span><text:span text:style-name="T193">, </text:span><text:span text:style-name="T6">Larrey</text:span><text:span text:style-name="T193"> je obec </text:span><text:span text:style-name="T194">v Burgundsku, hned vedle Molesme, asi 90 km od Dijonu. Mezi léty 1078 a 1400 se tam nacházel klášter benediktinek.</text:span></text:p></text:note-body></text:note> <text:span text:style-name="T183">poté však přešla k cisterciáckým mniškám do kláštera </text:span>Tart<text:note text:id="ftn12" text:note-class="footnote"><text:note-citation>12</text:note-citation><text:note-body><text:p text:style-name="P53"><text:span text:style-name="T109">Tart</text:span>, <text:span text:style-name="T13">Abbaye Notre-Dame de Tart</text:span><text:span text:style-name="T184"> </text:span><text:span text:style-name="T185">byl první klášter cisterciaček v obci Tart-l'Abbaye nedaleko Dijonu v Burgundsku. Založen 1132 ze Cîteaux, 1623 se komunita stěhuje do Dijonu, v roce 1791 klášter zrušen.</text:span></text:p></text:note-body></text:note> <text:span text:style-name="T183">[</text:span><text:span text:style-name="Menologium_20_-_20_pronuntiatio"><text:span text:style-name="T183">tár</text:span></text:span><text:span text:style-name="T183">]</text:span>. <text:span text:style-name="T195">Když však benediktinské panny kláštera </text:span><text:span text:style-name="T183">Poulangy [</text:span><text:span text:style-name="Menologium_20_-_20_pronuntiatio"><text:span text:style-name="T183">pulánži</text:span></text:span><text:span text:style-name="T183">] </text:span><text:span text:style-name="T195">toužily přijmout cisterciácké zvyky</text:span>, <text:span text:style-name="T195">vypráví se, že Adelina spolu s několika sestrami tam byla vyslána</text:span>, <text:span text:style-name="T195">aby je naučila nové observanci</text:span>. <text:span text:style-name="T196">Poté, co šťastně dokončily dílo obnovy, ostatní sestry se vrátily domů</text:span>, <text:span text:style-name="T196">avšak ona zůstala, a po smrti </text:span>Abat<text:span text:style-name="T196">yše</text:span> <text:span text:style-name="T196">ji mnišky zvolily, aby nastoupila na její místo</text:span>. <text:span text:style-name="T196">Když se tak stalo</text:span>, <text:span text:style-name="T196">za podpory a vedení jejího svatého strýce Opata</text:span> Bernarda, <text:span text:style-name="T197">neustále rostla její horlivost pro Řád</text:span>. <text:span text:style-name="T197">Přijala také blahoslavenou </text:span>Ascelin<text:span text:style-name="T197">u a její matku </text:span>Bulencuri<text:span text:style-name="T197">i, které za ní přišly</text:span>. (Hag., n. 353).</text:p>
      <text:p text:style-name="P8"/>
      <text:p text:style-name="P31">3. září.</text:p>
      <text:p text:style-name="P28"><text:span text:style-name="T198">V Irsku</text:span>, <text:span text:style-name="T198">v měsíci září roku </text:span><text:span text:style-name="T153">1</text:span>58<text:span text:style-name="T153">1</text:span>, <text:span text:style-name="T198">byl umučen </text:span><text:span text:style-name="T24">M</text:span><text:span text:style-name="T19">i</text:span><text:span text:style-name="T24">ku</text:span><text:span text:style-name="T19">l</text:span><text:span text:style-name="T24">áš</text:span><text:span text:style-name="T19"> Fitzgerald </text:span><text:span text:style-name="T134">[</text:span><text:span text:style-name="Menologium_20_-_20_pronuntiatio"><text:span text:style-name="T134">fitzdžerald</text:span></text:span><text:span text:style-name="T134">]</text:span>, mn<text:span text:style-name="T198">i</text:span>ch <text:span text:style-name="T198">neznámého kláštera</text:span>, <text:span text:style-name="T198">který byl zajat, když utíkal před krutým pronásledováním, a skrýval se v jednom lese</text:span>, <text:span text:style-name="T198">a oděn v mnišském hábitu byl přiveden do města </text:span>Dublinu <text:span text:style-name="T198">[</text:span><text:span text:style-name="Menologium_20_-_20_pronuntiatio"><text:span text:style-name="T198">dablinu</text:span></text:span><text:span text:style-name="T198">]</text:span>, <text:span text:style-name="T198">kde jej místokrál, který se nedokázal nasytit krve katolíků, odsoudil, aby byl oběšen, a poté polomrtvý rozčtvrcen</text:span>. <text:span text:style-name="T198">Tuto smrt tedy pro katolickou víru neohroženě podstoupil</text:span>. <text:span text:style-name="T198">Věřící ovšem, vedeni oddaností, sebrali krví nasáklý hábit mučedníka, a rozdělili si jej na kousky</text:span>, <text:span text:style-name="T198">které pak uchovávali jako relikvie</text:span>. <text:span text:style-name="T198">Rodičům pak byla projevena dobrá vůle, že mohli sebrat čtyři části svého nejdražšího syna, a odnést je k</text:span><text:span text:style-name="T206">u</text:span><text:span text:style-name="T198"> pohřbu</text:span>, <text:span text:style-name="T198">načež je uložili do hrobky svých předků v kostele mnišek Řádu svaté Brigity</text:span>. (Hag., n. 233).</text:p>
      <text:p text:style-name="P33"><text:span text:style-name="T199">V klášteře </text:span><text:span text:style-name="T200">Panny Marie od Přístavu Spásy (</text:span><text:span text:style-name="T16">Port-du-Salut</text:span><text:span text:style-name="T199"><text:note text:id="ftn13" text:note-class="footnote"><text:note-citation>13</text:note-citation><text:note-body><text:p text:style-name="P57"><text:span text:style-name="Menologium_20_-_20_commentarium"><text:span text:style-name="T85">Portus Salutis, </text:span></text:span><text:span text:style-name="Menologium_20_-_20_commentarium"><text:span text:style-name="T13">Port-du-Salut</text:span></text:span><text:span text:style-name="Menologium_20_-_20_commentarium"> je trapistick</text:span><text:span text:style-name="Menologium_20_-_20_commentarium"><text:span text:style-name="T61">ý </text:span></text:span><text:span text:style-name="Menologium_20_-_20_commentarium">kl</text:span><text:span text:style-name="Menologium_20_-_20_commentarium"><text:span text:style-name="T61">áš</text:span></text:span><text:span text:style-name="Menologium_20_-_20_commentarium"><text:span text:style-name="T54">ter v mal</text:span></text:span><text:span text:style-name="Menologium_20_-_20_commentarium"><text:span text:style-name="T61">é </text:span></text:span><text:span text:style-name="Menologium_20_-_20_commentarium"><text:span text:style-name="T54">obci Entrammes u Laval v severn</text:span></text:span><text:span text:style-name="Menologium_20_-_20_commentarium"><text:span text:style-name="T61">í Francii. <text:s/>V roce 1815 tam </text:span></text:span><text:span text:style-name="Menologium_20_-_20_commentarium"><text:span text:style-name="T71">Dom Eugène zalo</text:span></text:span><text:span text:style-name="Menologium_20_-_20_commentarium"><text:span text:style-name="T61">ž</text:span></text:span><text:span text:style-name="Menologium_20_-_20_commentarium"><text:span text:style-name="T71">il trapistick</text:span></text:span><text:span text:style-name="Menologium_20_-_20_commentarium"><text:span text:style-name="T61">é</text:span></text:span><text:span text:style-name="Menologium_20_-_20_commentarium"><text:span text:style-name="T71"> p</text:span></text:span><text:span text:style-name="Menologium_20_-_20_commentarium"><text:span text:style-name="T61">ř</text:span></text:span><text:span text:style-name="Menologium_20_-_20_commentarium"><text:span text:style-name="T71">evorstv</text:span></text:span><text:span text:style-name="Menologium_20_-_20_commentarium"><text:span text:style-name="T61">í</text:span></text:span><text:span text:style-name="Menologium_20_-_20_commentarium"><text:span text:style-name="T71">, kter</text:span></text:span><text:span text:style-name="Menologium_20_-_20_commentarium"><text:span text:style-name="T61">é</text:span></text:span><text:span text:style-name="Menologium_20_-_20_commentarium"><text:span text:style-name="T71"> Pius VII. rok nato pov</text:span></text:span><text:span text:style-name="Menologium_20_-_20_commentarium"><text:span text:style-name="T61">ýšil na opatství, jež existuje dodnes.</text:span></text:span><text:span text:style-name="Menologium_20_-_20_commentarium"><text:span text:style-name="T63"> </text:span></text:span><text:span text:style-name="Menologium_20_-_20_commentarium"><text:span text:style-name="T117">(červen, pozn. 4</text:span></text:span><text:span text:style-name="Menologium_20_-_20_commentarium"><text:span text:style-name="T119">8</text:span></text:span><text:span text:style-name="Menologium_20_-_20_commentarium"><text:span text:style-name="T117">)</text:span></text:span></text:p></text:note-body></text:note></text:span><text:span text:style-name="T199"> </text:span><text:span text:style-name="T44">[</text:span><text:span text:style-name="Menologium_20_-_20_pronuntiatio"><text:span text:style-name="T57">pór dü salü</text:span></text:span><text:span text:style-name="T44">]</text:span><text:span text:style-name="T45">)</text:span>, <text:span text:style-name="T201">roku</text:span> 1849, <text:span text:style-name="T201">zbožně odešel do </text:span><text:span text:style-name="T206">n</text:span><text:span text:style-name="T201">e</text:span><text:span text:style-name="T206">b</text:span><text:span text:style-name="T201">e Bratr </text:span><text:span text:style-name="T19">Mo</text:span><text:span text:style-name="T25">jžíš</text:span><text:span text:style-name="T19"> Chapelli</text:span><text:span text:style-name="T52">è</text:span><text:span text:style-name="T19">re </text:span><text:span text:style-name="T135">[</text:span><text:span text:style-name="Menologium_20_-_20_pronuntiatio"><text:span text:style-name="T135">šapeliér</text:span></text:span><text:span text:style-name="T135">]</text:span>, <text:span text:style-name="T201">konvrš</text:span>. <text:span text:style-name="T201">Postavou malý, v tváři </text:span><text:span text:style-name="T206">ošklivý</text:span><text:span text:style-name="T201"> a ducha nevzdělaného</text:span>, <text:span text:style-name="T201">neboť neuměl ani číst</text:span>, <text:span text:style-name="T202">byl však naplněn dary milosti</text:span>, <text:span text:style-name="T202">a proslaven svou láskou, </text:span><text:soft-page-break/><text:span text:style-name="T202">pokorou a zbožností</text:span>; <text:span text:style-name="T202">také se usilovně modlil a nepřestával rozmlouvat se svým andělem strážným</text:span>. <text:span text:style-name="T202">Sám zastal práci dvou dělníků</text:span>. <text:span text:style-name="T202">Byl natolik pokorného ducha, že bratry předcházel v úctě i lásce</text:span>, <text:span text:style-name="T202">tresty, které dostávali v kapitule, sám toužil nést</text:span>, <text:span text:style-name="T202">neboť nechtěl uvěřit, že by si je tito svatí mniši byli zasloužili</text:span>. <text:span text:style-name="T203">Stižen vážnější nemocí se občas nedokázal zdržet reptání</text:span>; <text:span text:style-name="T203">této své lidské slabosti ovšem neustále litoval</text:span>, <text:span text:style-name="T203">tím spíše, že se pokládal bratřím na obtíž</text:span>, <text:span text:style-name="T203">po</text:span><text:span text:style-name="T206">važov</text:span><text:span text:style-name="T203">al to tedy za svou neřest, a sám sobě to dával za vinu</text:span>. <text:span text:style-name="T203">A třebaže byl sám převelice trýzněný</text:span>, <text:span text:style-name="T203">bolestmi brat</text:span><text:span text:style-name="T206">ří</text:span><text:span text:style-name="T203"> byl ještě více pohnut</text:span>, <text:span text:style-name="T203">a snažil se je </text:span><text:span text:style-name="T204">jim je ulehčit, nakolik jen mohl</text:span>. <text:span text:style-name="T204">Prozářen Ježíšovou láskou pak vypustil duši</text:span>. (Hag., Supp<text:span text:style-name="T208">l</text:span>., n. 698 c).</text:p>
      <text:p text:style-name="P28"/>
      <text:p text:style-name="P34"><text:span text:style-name="T205">Roku</text:span> 1209, <text:span text:style-name="T205">posvěcení kostela v Oseku</text:span>, <text:span text:style-name="T205">poté, co byl klášter založen jinde roku </text:span>1194, <text:span text:style-name="T205">avšak roku </text:span>1200<text:span text:style-name="T205"> byl pře</text:span><text:span text:style-name="T207">sunut</text:span><text:span text:style-name="T205"> tam</text:span>.</text:p>
      <text:p text:style-name="P8"/>
      <text:p text:style-name="P31">4. září.</text:p>
      <text:p text:style-name="P35"><text:span text:style-name="T208">V toskánském klášteře </text:span><text:span text:style-name="T222">kláštera </text:span><text:span text:style-name="T223">Svatých Salvátora a Lorenza na sedmém milníku,</text:span><text:span text:style-name="T208"><text:note text:id="ftn14" text:note-class="footnote"><text:note-citation>14</text:note-citation><text:note-body><text:p text:style-name="P58"><text:span text:style-name="Menologium_20_-_20_commentarium"><text:span text:style-name="T72">SS. Salvatoris de Septimo</text:span></text:span>, <text:span text:style-name="T224">Abbazia dei Santi Salvatore e Lorenzo a Settimo</text:span> <text:span text:style-name="T222">byl </text:span><text:span text:style-name="T223">cisterciácký klášter ve Florencii na sedmém milníku na cestě do Pisy (proto název </text:span><text:span text:style-name="T226">a Settimo</text:span><text:span text:style-name="T223">). Založen 1236 z kláštera San Galgano, zrušen 1783. </text:span><text:span text:style-name="Menologium_20_-_20_commentarium"><text:span text:style-name="T117">(</text:span></text:span><text:span text:style-name="Menologium_20_-_20_commentarium"><text:span text:style-name="T120">srp</text:span></text:span><text:span text:style-name="Menologium_20_-_20_commentarium"><text:span text:style-name="T117">en, pozn. </text:span></text:span><text:span text:style-name="Menologium_20_-_20_commentarium"><text:span text:style-name="T120">139</text:span></text:span><text:span text:style-name="Menologium_20_-_20_commentarium"><text:span text:style-name="T117">)</text:span></text:span></text:p></text:note-body></text:note></text:span> <text:span text:style-name="T208">připomínka ctihodného muže </text:span><text:span text:style-name="T19">David</text:span><text:span text:style-name="T26">a</text:span>, <text:span text:style-name="T208">z mnicha tohoto kláštera se stal Převorem, </text:span><text:span text:style-name="T229">neboli</text:span><text:span text:style-name="T208"> Představeným K</text:span>amaldul<text:span text:style-name="T208">ských</text:span><text:span text:style-name="T208"><text:note text:id="ftn15" text:note-class="footnote"><text:note-citation>15</text:note-citation><text:note-body><text:p text:style-name="Footnote"><text:span text:style-name="T19">Kamaldulští</text:span> <text:span text:style-name="T229">(</text:span>O.S.B. Cam.) jsou poustevnický řád založený sv. Romualdem v letech 1023–1026 volně navazující na benediktinskou řeholi. Název získali podle Camaldoli v Toskánsku, sídla prvního kláštera.</text:p></text:note-body></text:note></text:span><text:span text:style-name="T208"> Mnichů</text:span>. <text:span text:style-name="T208">Protože se stal slavným pro své mnohé ctnosti i jako výtečný milovník samoty, Svatý Otec </text:span>Bonif<text:span text:style-name="T208">á</text:span>c VIII. <text:span text:style-name="T208">svolil k prosbám Kamaldulských</text:span>, <text:span text:style-name="T208">aby </text:span><text:span text:style-name="T230">David </text:span><text:span text:style-name="T208">jejich řeholní institut pozdvihl a podpořil</text:span>. <text:span text:style-name="T208">Toto dílo pak převelice chvályhodně a svatě vykonal</text:span>. (Hag., n. 465).</text:p>
      <text:p text:style-name="P28"><text:span text:style-name="T228">V Clairvaux</text:span>, <text:span text:style-name="T228">připomínka jednoho zbožného konvrše</text:span>, <text:span text:style-name="T228">který tam přišel ze Španělska</text:span>, <text:span text:style-name="T230">a sice</text:span><text:span text:style-name="T228"> jako </text:span><text:span text:style-name="T230">společník </text:span><text:span text:style-name="T228">svého Opata, když podnikl cestu na generální kapitulu</text:span>. <text:span text:style-name="T228">Když tam zdálky uviděl vršek svatého chrámu,</text:span> <text:span text:style-name="T228">prosil svého Pána, aby mu tam dovolil </text:span><text:span text:style-name="T230">tam s</text:span><text:span text:style-name="T228">počinout</text:span>. <text:span text:style-name="T230">Avšak p</text:span><text:span text:style-name="T228">oté, co pokorně uctil hroby Svatého Otce </text:span>Bernard<text:span text:style-name="T228">a a svatého </text:span>Malachi<text:span text:style-name="T228">áše</text:span>, <text:span text:style-name="T228">náhle počal ztrácet síly</text:span>, <text:span text:style-name="T228">a jak si </text:span><text:span text:style-name="T230">byl </text:span><text:span text:style-name="T228">žádal</text:span>, <text:span text:style-name="T230">tak </text:span><text:span text:style-name="T228">uprostřed svatého zástupu Opatů, mnichů a konvršů vydechl naposledy</text:span>. (Hag., n. 345).</text:p>
      <text:p text:style-name="P9"><text:s text:c="4"/></text:p>
      <text:p text:style-name="P31">5. září.</text:p>
      <text:p text:style-name="P36"><text:soft-page-break/><text:span text:style-name="T231">Ve Španělsku</text:span>, <text:span text:style-name="T231">připomínka ctihodného muže</text:span> <text:span text:style-name="T19">Mar</text:span><text:span text:style-name="T27">ka</text:span><text:span text:style-name="T19"> de Porras</text:span>. <text:span text:style-name="T266">Poté, co</text:span><text:span text:style-name="T232"> přijal hábit v </text:span><text:span text:style-name="T233">klášteře Nogales</text:span><text:span text:style-name="T232">,</text:span><text:span text:style-name="T232"><text:note text:id="ftn16" text:note-class="footnote"><text:note-citation>16</text:note-citation><text:note-body><text:p text:style-name="P59"><text:span text:style-name="T85">Monasterium Nucalense</text:span>, <text:span text:style-name="T111">Monasterio de Santa María de Nogales</text:span> byl cisterciácký klášter ve španělském městečku San Esteban de Nogales nedaleko města León ve stejnojmenné provincii. Založen 1149, zrušen 1836. <text:span text:style-name="Menologium_20_-_20_commentarium"><text:span text:style-name="T117">(</text:span></text:span><text:span text:style-name="Menologium_20_-_20_commentarium"><text:span text:style-name="T121">červen</text:span></text:span><text:span text:style-name="Menologium_20_-_20_commentarium"><text:span text:style-name="T117">, pozn. </text:span></text:span><text:span text:style-name="Menologium_20_-_20_commentarium"><text:span text:style-name="T121">77</text:span></text:span><text:span text:style-name="Menologium_20_-_20_commentarium"><text:span text:style-name="T117">)</text:span></text:span></text:p></text:note-body></text:note></text:span> <text:span text:style-name="T234">v chóru se modlil s nejvyšší oddaností a uctivostí</text:span>, <text:span text:style-name="T234">v duchu rozjímal nad velikostí a vznešeností Boží</text:span>; <text:span text:style-name="T234">a právě z tohoto důvodu se oči všech obracely k němu a všichni jej měli rádi a ctili </text:span><text:span text:style-name="T266">jej</text:span>, <text:span text:style-name="T234">ne jako spolubratra</text:span>, <text:span text:style-name="T234">ale jako Božího anděla</text:span>. <text:span text:style-name="T235">Z téhož úradku božské Vznešenosti byť jen ten nejmenší lehký hřích oplakával s velikým zármutkem</text:span>, <text:span text:style-name="T235">avšak ne ze strachu služebníka</text:span>, <text:span text:style-name="T235">avšak veden láskou syn</text:span><text:span text:style-name="T266">a</text:span>. <text:span text:style-name="T235">Byl zvolen Opatem</text:span>, <text:span text:style-name="T235">a tento úřad vykonával pouze tak, aby co nejlépe </text:span><text:span text:style-name="T236">projevoval lásku, a </text:span><text:span text:style-name="T266">vykonával </text:span><text:span text:style-name="T236">i úkoly služebníků</text:span>. <text:span text:style-name="T236">Se svým vlastním tělem zacházel se značnou krutostí</text:span>. <text:span text:style-name="T236">Kromě toho trpěl mnoha nemocemi</text:span>, <text:span text:style-name="T236">sužovaly jej velké a trvalé bolesti</text:span>, <text:span text:style-name="T236">které přijímal s pravou duchovní radostí</text:span>. <text:span text:style-name="T236">Když už umíral, předpověděl hodinu své smrti</text:span>, <text:span text:style-name="T236">a bratři jej viděli veselého a </text:span><text:span text:style-name="T266">opravdu</text:span><text:span text:style-name="T236"> vděčného, jako by s radostí očekával něco velkého</text:span>. <text:span text:style-name="T238">Vrchol svého života prož</text:span><text:span text:style-name="T236">il </text:span><text:span text:style-name="T237">ke</text:span><text:span text:style-name="T236"> konci 16. století</text:span>. (Hag., n. 512).</text:p>
      <text:p text:style-name="P28"><text:span text:style-name="T239">V Clairvaux</text:span>, <text:span text:style-name="T239">připomínka jednoho zbožného mnicha</text:span>, <text:span text:style-name="T239">jenž tam přišel se svým učitelem, když </text:span><text:span text:style-name="T241">byl</text:span><text:span text:style-name="T239"> </text:span><text:span text:style-name="T266">ještě </text:span><text:span text:style-name="T239">mladíč</text:span><text:span text:style-name="T266">e</text:span><text:span text:style-name="T239">k ve věku čtrnácti let</text:span>, <text:span text:style-name="T239">avšak zůstat tam s ním nechtěl</text:span>. <text:span text:style-name="T240">Velmi se mu ošklivila společnost </text:span>Cisterci<text:span text:style-name="T240">áků</text:span>, <text:span text:style-name="T240">a často prosil Boha, aby mu nikdy nedával touhu přijít k tomuto Řádu </text:span><text:span text:style-name="T266">za</text:span><text:span text:style-name="T240"> obrácení</text:span><text:span text:style-name="T266">m</text:span><text:span text:style-name="T240"> svého života</text:span>. <text:span text:style-name="T240">Ovšem</text:span> <text:span text:style-name="T240">vyděšen </text:span><text:span text:style-name="T242">jednou </text:span><text:span text:style-name="T240">k smrti nočním viděním</text:span>, <text:span text:style-name="T240">vydal se do rukou blaženému Otci Opat</text:span><text:span text:style-name="T242">u</text:span><text:span text:style-name="T240"> Bernard</text:span><text:span text:style-name="T242">ovi</text:span>. <text:span text:style-name="T241">Poté, jak praví autor </text:span>Exordi<text:span text:style-name="T241">a</text:span> Magn<text:span text:style-name="T241">a</text:span>, <text:span text:style-name="T241">jako beránek zapřažený do pluhu Řádu</text:span>, <text:span text:style-name="T241">je</text:span><text:span text:style-name="T266">j</text:span><text:span text:style-name="T241">ž přijal, se </text:span><text:span text:style-name="T242">tím </text:span><text:span text:style-name="T241">pokorněji choval před Bohem i bratry</text:span>, <text:span text:style-name="T241">čím mocnějšími dary nebeské milosti byl zahrnován</text:span>. (Hag., n. 336).</text:p>
      <text:p text:style-name="P9"><text:s text:c="4"/></text:p>
      <text:p text:style-name="P31">6. září.</text:p>
      <text:p text:style-name="P38"><text:span text:style-name="T243">V</text:span> Angli<text:span text:style-name="T243">i</text:span>, s<text:span text:style-name="T243">vatý Opat </text:span><text:span text:style-name="T28">Š</text:span><text:span text:style-name="T19">t</text:span><text:span text:style-name="T28">ě</text:span><text:span text:style-name="T19">p</text:span><text:span text:style-name="T28">á</text:span><text:span text:style-name="T19">n </text:span><text:span text:style-name="T28">z</text:span><text:span text:style-name="T19"> Eston</text:span><text:span text:style-name="T244">u</text:span>, <text:span text:style-name="T247">jenž se z celeráře kláštera </text:span><text:span text:style-name="T254">Fountains </text:span><text:span text:style-name="T255">Abbey</text:span><text:span text:style-name="T247"><text:note text:id="ftn17" text:note-class="footnote"><text:note-citation>17</text:note-citation><text:note-body><text:p text:style-name="Footnote"><text:span text:style-name="T88">M</text:span><text:span text:style-name="T85">onasteri</text:span><text:span text:style-name="T88">um</text:span><text:span text:style-name="T85"> Fontanensis</text:span>, <text:span text:style-name="T248">Fountains Abbey</text:span> <text:span text:style-name="T247">byl cisterciácký klášter </text:span><text:span text:style-name="T25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47"> [</text:span><text:span text:style-name="Menologium_20_-_20_pronuntiatio"><text:span text:style-name="T247">fauntins </text:span></text:span><text:span text:style-name="Menologium_20_-_20_pronuntiatio"><text:span text:style-name="T252">eby</text:span></text:span><text:span text:style-name="T247">] </text:span><text:span text:style-name="T251">stal postupně Opatem klášterů </text:span><text:span text:style-name="T256">Sawley</text:span><text:span text:style-name="T251"><text:note text:id="ftn18" text:note-class="footnote"><text:note-citation>18</text:note-citation><text:note-body><text:p text:style-name="Footnote"><text:span text:style-name="T85">Salley</text:span><text:span text:style-name="T89">a</text:span><text:span text:style-name="T251">, </text:span><text:span text:style-name="T249">Sawley Abbey</text:span><text:span text:style-name="T251"> byl cisterciácký klášter ve stejnojmenné obci v anglickém hrabství Lancastershire, poblíž Manchesteru. Založen 1149 z Newminsteru, zrušen </text:span><text:span text:style-name="T252">1536,</text:span><text:span text:style-name="T251"> </text:span></text:p></text:note-body></text:note></text:span><text:span text:style-name="T251"> [</text:span><text:span text:style-name="Menologium_20_-_20_pronuntiatio"><text:span text:style-name="T251">sóli</text:span></text:span><text:span text:style-name="T251">]</text:span>, <text:soft-page-break/><text:span text:style-name="T255">Newminster</text:span><text:span text:style-name="T252"><text:note text:id="ftn19" text:note-class="footnote"><text:note-citation>19</text:note-citation><text:note-body><text:p text:style-name="P60"><text:span text:style-name="Menologium_20_-_20_commentarium"><text:span text:style-name="T105">Neomonasterium</text:span></text:span><text:span text:style-name="Menologium_20_-_20_commentarium">, anglicky Newminster Abbey byl cisterciácký klášter v </text:span><text:span text:style-name="Menologium_20_-_20_commentarium"><text:span text:style-name="T268">hrabství </text:span></text:span><text:span text:style-name="Menologium_20_-_20_commentarium">Northumberland na severu Anglie. Založen 1137 z Fountains Abbey, zrušen 1537. </text:span><text:span text:style-name="Menologium_20_-_20_commentarium"><text:span text:style-name="T117">(</text:span></text:span><text:span text:style-name="Menologium_20_-_20_commentarium"><text:span text:style-name="T121">červen</text:span></text:span><text:span text:style-name="Menologium_20_-_20_commentarium"><text:span text:style-name="T117">, pozn. </text:span></text:span><text:span text:style-name="Menologium_20_-_20_commentarium"><text:span text:style-name="T122">15</text:span></text:span><text:span text:style-name="Menologium_20_-_20_commentarium"><text:span text:style-name="T117">)</text:span></text:span></text:p></text:note-body></text:note></text:span><text:span text:style-name="T252"> [</text:span><text:span text:style-name="Menologium_20_-_20_pronuntiatio"><text:span text:style-name="T252">njů-minstr</text:span></text:span><text:span text:style-name="T252">] a </text:span><text:span text:style-name="T253">Fo</text:span><text:span text:style-name="T255">u</text:span><text:span text:style-name="T253">nt</text:span><text:span text:style-name="T255">a</text:span><text:span text:style-name="T253">i</text:span><text:span text:style-name="T255">ns Abbey</text:span>. <text:span text:style-name="T252">Sepsal rozjímání</text:span><text:span text:style-name="T252"><text:note text:id="ftn20" text:note-class="footnote"><text:note-citation>20</text:note-citation><text:note-body><text:p text:style-name="Footnote"><text:span text:style-name="T257">Stephen of Sawley</text:span>, <text:span text:style-name="T85">Meditationes de gaudiis beate et gloriose semper virginis Marie</text:span></text:p></text:note-body></text:note></text:span><text:span text:style-name="T252"> plná zbožné laskavosti o patnácti radostech Nejblahoslavenější Panny Marie</text:span>. <text:span text:style-name="T252">Vzdal se opatského úřadu a zemřel v klášteře Vaudey Abbey</text:span><text:span text:style-name="T252"><text:note text:id="ftn21" text:note-class="footnote"><text:note-citation>21</text:note-citation><text:note-body><text:p text:style-name="Footnote"><text:span text:style-name="T90">M</text:span><text:span text:style-name="T85">onasteri</text:span><text:span text:style-name="T90">um</text:span><text:span text:style-name="T85"> Vallis-Dei</text:span>, <text:span text:style-name="T258">Vaudey Abbey</text:span> <text:span text:style-name="T252">byl cisterciácký klášter </text:span><text:span text:style-name="T261">u obce Bourne nedaleko města Leicester v anglickém hrabství Lincolnshire. Založen 1147 z Fountains Abbey, zrušen 1536.</text:span></text:p></text:note-body></text:note></text:span><text:span text:style-name="T252"> [</text:span><text:span text:style-name="Menologium_20_-_20_pronuntiatio"><text:span text:style-name="T261">vódej eby</text:span></text:span><text:span text:style-name="T252">]</text:span>, <text:span text:style-name="T261">a vypráví se, že po </text:span><text:span text:style-name="T267">své </text:span><text:span text:style-name="T261">smrti </text:span><text:span text:style-name="T267">v </text:span><text:span text:style-name="T261">ro</text:span><text:span text:style-name="T267">ce</text:span><text:span text:style-name="T261"> </text:span>12<text:span text:style-name="T252">5</text:span>2 <text:span text:style-name="T261">zazářil zázraky</text:span>. (Hag., n. 424).</text:p>
      <text:p text:style-name="P63"><text:span text:style-name="T210">Ve Francii</text:span><text:span text:style-name="T209">, </text:span><text:span text:style-name="T210">roku </text:span><text:span text:style-name="T209">1688, </text:span><text:span text:style-name="T210">odešla </text:span><text:span text:style-name="T209">Mat</text:span><text:span text:style-name="T210">ka</text:span><text:span text:style-name="T209"> </text:span><text:span text:style-name="T217">Magdalen</text:span><text:span text:style-name="T218">a</text:span><text:span text:style-name="T217"> Tere</text:span><text:span text:style-name="T219">s</text:span><text:span text:style-name="T217">i</text:span><text:span text:style-name="T218">a</text:span><text:span text:style-name="T217"> Baudet de Beauregard </text:span><text:span text:style-name="T220">[</text:span><text:span text:style-name="Menologium_20_-_20_pronuntiatio"><text:span text:style-name="T145">bóde d</text:span></text:span><text:span text:style-name="Menologium_20_-_20_pronuntiatio"><text:span text:style-name="T262">ə</text:span></text:span><text:span text:style-name="Menologium_20_-_20_pronuntiatio"><text:span text:style-name="T136"> bóregár</text:span></text:span><text:span text:style-name="T220">]</text:span><text:span text:style-name="T209">, </text:span><text:span text:style-name="T210">zakladatelka </text:span><text:span text:style-name="T209">Bernardin</text:span><text:span text:style-name="T210">ek</text:span><text:span text:style-name="T209">, </text:span><text:span text:style-name="T211">jež byly nazývány</text:span><text:span text:style-name="T210"> </text:span><text:span text:style-name="T209">«</text:span><text:span text:style-name="T210">od Nejdražší Krve</text:span><text:span text:style-name="T209">». </text:span><text:span text:style-name="T211">Když </text:span><text:span text:style-name="T212">si</text:span><text:span text:style-name="T211"> jako mladá mniška u svatého </text:span><text:span text:style-name="T209">Just</text:span><text:span text:style-name="T211">a</text:span><text:span text:style-name="T211"><text:note text:id="ftn22" text:note-class="footnote"><text:note-citation>22</text:note-citation><text:note-body><text:p text:style-name="P61"><text:span text:style-name="T85">Monasterium S. Justi (Romans)</text:span>, <text:span text:style-name="T3">Abbaye Notre-Dame-des-Anges de Saint-Just-de-Claix</text:span> byl klášter cisterciaček založený <text:span text:style-name="T263">z Bonnevaux </text:span>v roce 1349 v obci Saint-Just-de-Claix nedaleko Grenoblu na jihovýchodě Francie. V roce 1600 byl přestěhován do nedalekého města Romans-sur-Isère, <text:span text:style-name="T263">nicméně si zachoval název Saint-Just. Zrušen v roce 1791.</text:span></text:p></text:note-body></text:note></text:span><text:span text:style-name="T209"> </text:span><text:span text:style-name="T212">ve městě </text:span><text:span text:style-name="T209">Romans </text:span><text:span text:style-name="T212">uvědomila nebezpečí, která číhají na </text:span><text:span text:style-name="T216">mnišky a jejich </text:span><text:span text:style-name="T213">sliby, pokud není zachovávána </text:span><text:span text:style-name="T216">řeholní </text:span><text:span text:style-name="T213">klausura</text:span><text:span text:style-name="T209">, </text:span><text:span text:style-name="T213">přidala se k </text:span><text:span text:style-name="T209">Bernardin</text:span><text:span text:style-name="T213">kám v Grenoblu</text:span><text:span text:style-name="T209">. Mat</text:span><text:span text:style-name="T214">ka</text:span><text:span text:style-name="T209"> Ludovica de Pon</text:span><text:span text:style-name="T53">ç</text:span><text:span text:style-name="T209">onas </text:span><text:span text:style-name="T214">[</text:span><text:span text:style-name="Menologium_20_-_20_pronuntiatio"><text:span text:style-name="T264">ponsonas</text:span></text:span><text:span text:style-name="T214">] ji později </text:span><text:span text:style-name="T216">ustanovila</text:span><text:span text:style-name="T214"> první Představenou nového pařížského domu</text:span><text:span text:style-name="T209">. </text:span><text:span text:style-name="T214">Tyto sestry, když </text:span><text:span text:style-name="T216">za několik let</text:span><text:span text:style-name="T214"> toužily být právem nazývány </text:span><text:span text:style-name="T209">Cisterci</text:span><text:span text:style-name="T214">ačkami</text:span><text:span text:style-name="T209">, </text:span><text:span text:style-name="T215">se svolením </text:span><text:span text:style-name="T216">svých </text:span><text:span text:style-name="T215">církevních Představených si nechaly připravit Konstituce, které byly více v souladu s Řeholí Svatého Otce </text:span><text:span text:style-name="T209">Benedi</text:span><text:span text:style-name="T215">kta</text:span><text:span text:style-name="T209">. </text:span><text:span text:style-name="T215">A </text:span><text:span text:style-name="T209">Mat</text:span><text:span text:style-name="T215">ka</text:span><text:span text:style-name="T209"> Magdalena, </text:span><text:span text:style-name="T215">poté, co byla mnoho let Představenou kláštera</text:span><text:span text:style-name="T209">, </text:span><text:span text:style-name="T215">zbožně odešla ve věku osmdesáti čtyř let</text:span><text:span text:style-name="T209">. (Hag., n. 6o5).</text:span></text:p>
      <text:p text:style-name="P28"/>
      <text:p text:style-name="P34"><text:span text:style-name="T265">Tento den se slaví posvěcení kostela Panny Marie z </text:span>Oliv<text:span text:style-name="T265">y</text:span><text:span text:style-name="T265"><text:note text:id="ftn23" text:note-class="footnote"><text:note-citation>23</text:note-citation><text:note-body><text:p text:style-name="P62"><text:span text:style-name="T85">Monasterium B. M. de Oliva</text:span>, <text:span text:style-name="T178">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265"> ve Španělsku</text:span>.</text:p>
      <text:p text:style-name="P37"><text:s text:c="4"/></text:p>
      <text:p text:style-name="P64">7. <text:span text:style-name="T209">září</text:span>.</text:p>
      <text:p text:style-name="P8">In Anglia, anno 1583, egregius fidei Confessor <text:span text:style-name="T19">Thomas Madde</text:span> seu <text:span text:style-name="T19">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53">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19">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53">e</text:span>u S. M. a Salute.</text:p>
      <text:p text:style-name="P9"><text:s text:c="4"/></text:p>
      <text:p text:style-name="Menologium_20_-_20_Datum">8. září.</text:p>
      <text:p text:style-name="P8">Signiaci, <text:span text:style-name="T19">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19">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269">V Rakousku</text:span>, <text:span text:style-name="T269">roku </text:span>1653, <text:span text:style-name="T269">k Bohu odešel Důstojný Opat kláštera Engelszell</text:span><text:span text:style-name="T113"><text:note text:id="ftn24" text:note-class="footnote"><text:note-citation>24</text:note-citation><text:note-body><text:p text:style-name="P65"><text:span text:style-name="Menologium_20_-_20_commentarium"><text:span text:style-name="T85">Abbatia Cella Angelorum</text:span></text:span><text:span text:style-name="Menologium_20_-_20_commentarium"><text:span text:style-name="T245">, </text:span></text:span><text:span text:style-name="Menologium_20_-_20_commentarium"><text:span text:style-name="T112">Stift Engelszell</text:span></text:span><text:span text:style-name="Menologium_20_-_20_commentarium"><text:span text:style-name="T187"> </text:span></text:span><text:span text:style-name="Menologium_20_-_20_commentarium"><text:span text:style-name="T188">je trapistický klášter </text:span></text:span><text:span text:style-name="Menologium_20_-_20_commentarium"><text:span text:style-name="T189">na Dunaji na Rakousko-Bavorské hranici, asi 80 km od Vyššího Brodu. Založen 1293 z Wilheringu, zrušen 1786, obnoven jako trapistický 1925. </text:span></text:span><text:span text:style-name="Menologium_20_-_20_commentarium"><text:span text:style-name="T117">(</text:span></text:span><text:span text:style-name="Menologium_20_-_20_commentarium"><text:span text:style-name="T121">červen</text:span></text:span><text:span text:style-name="Menologium_20_-_20_commentarium"><text:span text:style-name="T117">, pozn. </text:span></text:span><text:span text:style-name="Menologium_20_-_20_commentarium"><text:span text:style-name="T123">60</text:span></text:span><text:span text:style-name="Menologium_20_-_20_commentarium"><text:span text:style-name="T117">)</text:span></text:span></text:p></text:note-body></text:note></text:span><text:span text:style-name="T269"> </text:span><text:span text:style-name="T19">Martin Ridt </text:span><text:span text:style-name="T29">von</text:span><text:span text:style-name="T19"> </text:span><text:span text:style-name="T29">C</text:span><text:span text:style-name="T19">ollenberg</text:span>, <text:span text:style-name="T269">vznešený rodem, stejně jako nadáním </text:span><text:span text:style-name="T292">i</text:span><text:span text:style-name="T269"> ctností</text:span>. <text:span text:style-name="T270">Byl přijat do kláštera Wilhering</text:span>, <text:span text:style-name="T270">a klášter Engelszell, který se zrovna zmítal ve veliké krizi</text:span>, <text:span text:style-name="T270">již po šest let dovedně a bděle spravoval</text:span>, <text:span text:style-name="T270">když byl roku </text:span>1645 <text:span text:style-name="T270">zvolen jeho Opatem</text:span>. <text:span text:style-name="T271">Žil přísným životem, byl však jemný ve svědomí i řeholním životě</text:span>, <text:span text:style-name="T271">velice byl oddán Panně </text:span>Mari<text:span text:style-name="T271">i</text:span>, <text:span text:style-name="T271">a třebaže období jeho vlády připadlo do </text:span><text:span text:style-name="T272">dosti nepřejícího </text:span><text:span text:style-name="T271">období třicetileté války</text:span>, <text:span text:style-name="T272">učinil mnohé, aby rozšířil materiální i duchovní bohatství </text:span><text:soft-page-break/><text:span text:style-name="T272">svého kláštera</text:span>; <text:span text:style-name="T272">a vynaložil neuvěřitelné úsilí k zachování víry v té oblasti</text:span>. (Hag., n. 583).</text:p>
      <text:p text:style-name="P28"><text:span text:style-name="T273">Také v Rakousku</text:span>, <text:span text:style-name="T273">roku </text:span>1701, <text:span text:style-name="T273">zemřel v pověsti svatosti </text:span><text:span text:style-name="T19">Mat</text:span><text:span text:style-name="T30">ěj</text:span><text:span text:style-name="T19"> Ungar</text:span>, <text:span text:style-name="T273">Opat Zlaté Koruny</text:span>, <text:span text:style-name="T273">jehož hrob i dnes věřící uctívají jako hrob Svatého</text:span>. (Hag., n. 646).</text:p>
      <text:p text:style-name="P28"/>
      <text:p text:style-name="P34"><text:span text:style-name="T273">Posvěcení kostela Panny Marie </text:span><text:span text:style-name="T274">z Chambarand</text:span><text:span text:style-name="T274"><text:note text:id="ftn25" text:note-class="footnote"><text:note-citation>25</text:note-citation><text:note-body><text:p text:style-name="P52"><text:span text:style-name="T91">Abbatia </text:span><text:span text:style-name="T85">B. M. de Campo-arando</text:span>, <text:span text:style-name="T7">Abbaye Notre-Dame de Chambarand</text:span><text:span text:style-name="T274"> je trapistický klášter nedaleko francouzského Grenoblu. Založen 1868 z Sept-Fons, zrušen 1903, obnoven 1931 sestrami především z kláštera Maubec. V roce 2019 se komunita spojuje s bernardinkami.</text:span></text:p></text:note-body></text:note></text:span><text:span text:style-name="T274"> [</text:span><text:span text:style-name="Menologium_20_-_20_pronuntiatio"><text:span text:style-name="T150">šám</text:span></text:span><text:span text:style-name="Menologium_20_-_20_pronuntiatio"><text:span text:style-name="T151">b</text:span></text:span><text:span text:style-name="Menologium_20_-_20_pronuntiatio"><text:span text:style-name="T150">arán</text:span></text:span><text:span text:style-name="T274">]</text:span>.</text:p>
      <text:p text:style-name="P37"><text:s text:c="4"/></text:p>
      <text:p text:style-name="P31">10. září.</text:p>
      <text:p text:style-name="P40"><text:span text:style-name="T275">V</text:span> It<text:span text:style-name="T275">á</text:span>li<text:span text:style-name="T275">i</text:span>, <text:span text:style-name="T19">B</text:span><text:span text:style-name="T31">lahoslavený</text:span><text:span text:style-name="T19"> Oglerius</text:span>, <text:span text:style-name="T275">Opat kláštera Panny Marie z </text:span><text:span text:style-name="T276">obce </text:span>L<text:span text:style-name="T276">u</text:span>c<text:span text:style-name="T154">e</text:span>dio<text:note text:id="ftn26" text:note-class="footnote"><text:note-citation>26</text:note-citation><text:note-body><text:p text:style-name="P66"><text:span text:style-name="T85">B. M. de Locedio</text:span>, <text:span text:style-name="T224">Abbazia di Santa Maria di Lucedio</text:span> byl cisterciácký klášter nedaleko <text:span text:style-name="T227">Vercelli</text:span> na severu Itálie (region Piemonte). Založen 1123 v La Ferté, zrušen 1784.</text:p></text:note-body></text:note> <text:span text:style-name="T276">[</text:span><text:span text:style-name="Menologium_20_-_20_pronuntiatio"><text:span text:style-name="T276">lučédio</text:span></text:span><text:span text:style-name="T276">]</text:span>. <text:span text:style-name="T277">Zpráva, že Svatý Otec </text:span>Bernard <text:span text:style-name="T277">podnikl cestu oblastí Piemontu</text:span>, <text:span text:style-name="T277">jak se zdá</text:span>, <text:span text:style-name="T277">jej přilákala, aby přišel do tohoto kláštera</text:span>, <text:span text:style-name="T277">a tam se stal upřímným učedníkem Kříže.</text:span> <text:span text:style-name="T291">O</text:span><text:span text:style-name="T277">d </text:span><text:span text:style-name="T291">po</text:span><text:span text:style-name="T277">čátku řeholního života obzvláštním způsobem uctíval panenskou Bohorodičku</text:span>; <text:span text:style-name="T277">jejíž božské výsady, především její Neposkvrněné Početí, také později slavnou chválou ve svých spisech vyz</text:span><text:span text:style-name="T291">d</text:span><text:span text:style-name="T277">v</text:span><text:span text:style-name="T291">ihova</text:span><text:span text:style-name="T277">l</text:span>. <text:span text:style-name="T277">Ve ctnosti zazářil neméně než v učenosti</text:span>, <text:span text:style-name="T278">především neustálou snahou o pěstování zbožnosti</text:span>, <text:span text:style-name="T278">pohrdáním vlastním tělem a jeho trestáním</text:span>, <text:span text:style-name="T278">dobrotivostí a mírností</text:span>. <text:span text:style-name="T278">Za vlády </text:span>Innocen<text:span text:style-name="T278">ce</text:span> III. <text:span text:style-name="T278">spolu se svým Opatem </text:span>Petr<text:span text:style-name="T278">em, tohoto jména druhým, přijal roli ve vyjednávání často nesnadných záležitostí křesťanské republiky</text:span>, <text:span text:style-name="T278">dojednávali především </text:span><text:span text:style-name="T291">s</text:span><text:span text:style-name="T278">mír mezi znesvářenými městy jižní Itálie</text:span>. <text:span text:style-name="T278">Ve své domovině kázal na podporu čtvrté křížové výpravy</text:span>. <text:span text:style-name="T278">Když byl Opat Petr odvolán k opatskému úřadu v klášteře La Ferté</text:span>, Oglerius <text:span text:style-name="T278">nastoupil na jeho místo v </text:span>L<text:span text:style-name="T278">u</text:span>cediu. <text:span text:style-name="T278">Těšil se přízni jak Papeže a císaře, tak i jiných vladařů církevních i světských, </text:span><text:span text:style-name="T291">a též</text:span><text:span text:style-name="T278"> i lásce lidu</text:span>. <text:span text:style-name="T278">Vypráví se, že měl jedinečnou moc osvobozovat posedlé zlým duchem</text:span>. <text:span text:style-name="T278">Pozoruhodný svými zásluhami odešel do nadhvězdných Výšin ve vysokém stáří</text:span>, <text:span text:style-name="T278">roku</text:span> 1214. <text:span text:style-name="T278">Jeho úctu, která trvá od nepaměti, </text:span><text:span text:style-name="T291">s</text:span><text:span text:style-name="T278">tvrdil Papež </text:span>Pius IX. <text:span text:style-name="T278">roku </text:span>1875. (Hag., n. 38).</text:p>
      <text:p text:style-name="P28"><text:soft-page-break/><text:span text:style-name="T279">V Clairvaux</text:span>, <text:span text:style-name="T19">b</text:span><text:span text:style-name="T32">lahoslavený</text:span><text:span text:style-name="T19"> Ser</text:span><text:span text:style-name="T20">l</text:span><text:span text:style-name="T19">o</text:span>, <text:span text:style-name="T279">kdysi Opat kláštera Savigny</text:span><text:span text:style-name="T279"><text:note text:id="ftn27" text:note-class="footnote"><text:note-citation>27</text:note-citation><text:note-body><text:p text:style-name="Footnote"><text:span text:style-name="T85">Saviniac</text:span><text:span text:style-name="T92">um</text:span><text:span text:style-name="T279">, </text:span><text:span text:style-name="T8">Abbaye de Savigny</text:span><text:span text:style-name="T279">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279"> [</text:span><text:span text:style-name="Menologium_20_-_20_pronuntiatio"><text:span text:style-name="T279">saviňi</text:span></text:span><text:span text:style-name="T279">]</text:span>. <text:span text:style-name="T280">Nejprve byl učedníkem blahoslaveného </text:span>Godfríd<text:span text:style-name="T280">a</text:span>, <text:span text:style-name="T280">který se později stal druhým Opatem Savigny</text:span>, <text:span text:style-name="T280">a spolu s ním se stal mnichem v benediktinském klášteře </text:span>Ceris<text:span text:style-name="T280">y</text:span><text:span text:style-name="T280"><text:note text:id="ftn28" text:note-class="footnote"><text:note-citation>28</text:note-citation><text:note-body><text:p text:style-name="P67"><text:span text:style-name="T106">Cerisiacum</text:span>, <text:span text:style-name="T3">Abbaye Saint-Vigor de Cerisy</text:span> byl benediktinský klášter v obci Cerisy-la-Forêt nedaleko města Bayeux na severu Francie. Založen 1030, zrušen 1790.</text:p></text:note-body></text:note></text:span><text:span text:style-name="T280"> [</text:span><text:span text:style-name="Menologium_20_-_20_pronuntiatio"><text:span text:style-name="T280">serísi</text:span></text:span><text:span text:style-name="T280">]</text:span>; <text:span text:style-name="T281">který </text:span><text:span text:style-name="T292">pak</text:span><text:span text:style-name="T281"> opustili, aby hledali vyšší formu řeholního života</text:span>, <text:span text:style-name="T281">takže se vydali do Savigny spolu s Godfrídem</text:span>. <text:span text:style-name="T281">Toho pak v tomto klášteře následoval v opatské hodnosti</text:span>. <text:span text:style-name="T282">Třebaže jej</text:span><text:span text:style-name="T281"> někteří z klášterů jemu podřízených neposlouchali</text:span>, <text:span text:style-name="T282">klášter Savigny spolu s třiceti dvěma opatstvími na generální kapitule, která se slavila v roce </text:span>1147<text:span text:style-name="T282"> v </text:span>Cîteaux, <text:span text:style-name="T282">za přítomnosti a potvrzení blahoslaveného Papeže Evžena </text:span>III., <text:span text:style-name="T282">rukou Svatého Otce </text:span>Bernard<text:span text:style-name="T282">a sjednotil s </text:span>Cisterciá<text:span text:style-name="T282">ckým Řádem, </text:span><text:span text:style-name="T292">i</text:span><text:span text:style-name="T282"> podřídil a připojil jej ke klášteru Clairvaux</text:span>. <text:span text:style-name="T282">On však toužil po tichu kontemplace</text:span>, <text:span text:style-name="T282">takže po pěti letech složil svůj úřad</text:span>, <text:span text:style-name="T282">zůstal v Clairvaux</text:span>, <text:span text:style-name="T282">kde na žádost blahoslaveného </text:span>Robert<text:span text:style-name="T282">a</text:span> <text:span text:style-name="T282">z</text:span> Brug, <text:span text:style-name="T282">který tam přijal Svatého</text:span> Bernardum, <text:span text:style-name="T282">bratřím svým kázáním mnoho prospěl</text:span>. <text:span text:style-name="T282">K tomuto úřadu jej totiž velmi dobře připravilo denní praxe a milostiplná dobrota</text:span>. <text:span text:style-name="T282">Roku </text:span>1158 <text:span text:style-name="T282">odešel z tohoto života</text:span>. (Hag., n. 92).</text:p>
      <text:p text:style-name="P10"><text:s text:c="4"/></text:p>
      <text:p text:style-name="P31">11. září.</text:p>
      <text:p text:style-name="P28"><text:span text:style-name="T283">Ve wirt</text:span><text:span text:style-name="T287">t</text:span><text:span text:style-name="T283">emberském království</text:span>, <text:span text:style-name="T283">roku </text:span>1546, <text:span text:style-name="T283">slavně odešel do nebe </text:span><text:span text:style-name="T19">Lu</text:span><text:span text:style-name="T33">káš </text:span><text:span text:style-name="T19">Götz</text:span>, <text:span text:style-name="T284">Opat kláštera Herrenalb</text:span><text:span text:style-name="T284"><text:note text:id="ftn29" text:note-class="footnote"><text:note-citation>29</text:note-citation><text:note-body><text:p text:style-name="Footnote"><text:span text:style-name="T85">Alb</text:span><text:span text:style-name="T93">a</text:span><text:span text:style-name="T85">-Dominorum</text:span>, <text:span text:style-name="T115">Kloster Herrenalb</text:span><text:span text:style-name="T284"> byl cisterciácký klášter v obci </text:span><text:span text:style-name="T114">Bad Herrenalb</text:span><text:span text:style-name="T284"> nedaleko města </text:span><text:span text:style-name="T114">Baden-Baden</text:span><text:span text:style-name="T284"> ve spolkové zemi </text:span><text:span text:style-name="T114">Baden-Württemberg.</text:span><text:span text:style-name="T284"> Založen 1148 z alsaského kláštera Neubourg, zrušen 1536. </text:span></text:p></text:note-body></text:note></text:span><text:span text:style-name="T284"> a Vyznavač víry</text:span>. <text:span text:style-name="T285">Již roku </text:span>1515 <text:span text:style-name="T285">byl klášter vypleněn místními sedláky</text:span>. <text:span text:style-name="T285">Roku </text:span>1534 <text:span text:style-name="T285">pak začal vládce pomocí zabavování majetku a jiných obtíží přesvědčovat a tlačit na ctihodného Opata, aby opustil víru i Řád, a spolu s mnichy přijal lutheránský blud</text:span>. <text:span text:style-name="T285">Když se mniši rozprchli, Opatu samotnému bylo zůstat v klášteře, aby spravoval jeho majetek</text:span>. <text:span text:style-name="T286">Když mu však bylo přikázáno převléct hábit</text:span>, <text:span text:style-name="T286">tento muž převelice oddaný řeholnímu životu </text:span><text:span text:style-name="T287">t</text:span><text:span text:style-name="T286">o odmítl učinit, dokud to neschválí Svatý Otec</text:span>. <text:span text:style-name="T286">Byl tedy, třebaže nevinný, obviněn z ukradení peněz</text:span>, <text:span text:style-name="T286">a utrpěl také bolesti </text:span><text:span text:style-name="T287">na </text:span><text:span text:style-name="T286">muč</text:span><text:span text:style-name="T287">idlech</text:span>. <text:span text:style-name="T286">Po mnoha drsných letech v okovech vydechl v žaláři naposledy</text:span>, <text:span text:style-name="T286">neboť více poslouchal Boha než lidi</text:span>. (Hag., n. 259).</text:p>
      <text:p text:style-name="P28"><text:soft-page-break/><text:span text:style-name="T287">V</text:span> Cla<text:span text:style-name="T287">i</text:span>rva<text:span text:style-name="T287">ux</text:span>, <text:span text:style-name="T287">blahé paměti </text:span><text:span text:style-name="T34">V</text:span><text:span text:style-name="T19">a</text:span><text:span text:style-name="T34">vřinec</text:span>, <text:span text:style-name="T287">k</text:span>onvrš. <text:span text:style-name="T287">Na počátku svého obrácení byl sužován mnoha pokušeními</text:span>, <text:span text:style-name="T287">takže došel k velký</text:span><text:span text:style-name="T290">m</text:span><text:span text:style-name="T287"> </text:span><text:span text:style-name="T290">výšinám</text:span><text:span text:style-name="T287"> čistoty a oddanosti</text:span>. <text:span text:style-name="T287">Když ještě žil Svatý Otec </text:span>Bernard, <text:span text:style-name="T287">byl posílán s různými záležitostmi z kláštera, a vždy šťastně vyšel i se navrátil</text:span>, <text:span text:style-name="T287">takže i po </text:span><text:span text:style-name="T290">jeho smrti</text:span><text:span text:style-name="T287">, když byl poslán na cestu</text:span>, <text:span text:style-name="T290">s důvěrou</text:span><text:span text:style-name="T287"> vzýval tohoto Svatého, který se mu někdy </text:span><text:span text:style-name="T290">též</text:span><text:span text:style-name="T287"> zjevil, a sesílal mu velkolepou útěchu</text:span>. <text:span text:style-name="T290">P</text:span><text:span text:style-name="T288">ro slavnou památku tohoto přesvatého Otce nalezl velkou milost u hodnostářů církevních i světských</text:span>. <text:span text:style-name="T288">Když se </text:span><text:span text:style-name="T290">pak </text:span><text:span text:style-name="T288">vrátil domů</text:span>, <text:span text:style-name="T288">na svá stará bedra naložil s veškerým nadšením posvátnou disciplínu, kterou </text:span><text:span text:style-name="T290">mu </text:span><text:span text:style-name="T288">předal převelice zbožný Otec</text:span>, <text:span text:style-name="T288">a se zbožnou důvěrou předpokládal, že pro jeho zásluhy a přímluvy bude vysvobozen od věčného zla</text:span>, <text:span text:style-name="T288">neboť jej ráčil během jeho pozemských cest zdravého vyvést </text:span><text:span text:style-name="T290">z</text:span><text:span text:style-name="T288"> tak mnohých nebezpečí do svého Clairvaux</text:span>. (Hag., n. 141).</text:p>
      <text:p text:style-name="P28"/>
      <text:p text:style-name="P34"><text:span text:style-name="T289">Roku</text:span> 1135, <text:span text:style-name="T289">byl v Rakousku založen klášter Nejblahoslavenější Panny Marie od Svatého Kříže (</text:span><text:span text:style-name="T149">tedy</text:span><text:span text:style-name="T289"> Heiligenkreuz)</text:span>.</text:p>
      <text:p text:style-name="P8"/>
      <text:p text:style-name="P31"><text:span text:style-name="T154">12.</text:span> září.</text:p>
      <text:p text:style-name="P28"><text:span text:style-name="T293">Ve španělském klášteře Montederramo</text:span><text:span text:style-name="T293"><text:note text:id="ftn30" text:note-class="footnote"><text:note-citation>30</text:note-citation><text:note-body><text:p text:style-name="Footnote"><text:span text:style-name="T94">M</text:span><text:span text:style-name="T85">onasteri</text:span><text:span text:style-name="T94">um</text:span><text:span text:style-name="T85"> Montis-Rami</text:span>, <text:span text:style-name="T179">M</text:span><text:span text:style-name="T178">onasterio de Santa María de Montederramo</text:span> <text:span text:style-name="T293">byl cisterciácký klášter na severozápadě Španělska u města Ourense. Založen 1153, mezi lety 1155 a 1163 se včlenil do Cisterciáckého Řádu jako dcera Clairvaux. Zrušen 1835.</text:span></text:p></text:note-body></text:note></text:span>, <text:span text:style-name="T294">roku</text:span> 1616, <text:span text:style-name="T294">byl pohřben zbožný Otec </text:span><text:span text:style-name="T19">Domini</text:span><text:span text:style-name="T35">k</text:span>, mn<text:span text:style-name="T294">i</text:span>ch <text:span text:style-name="T294">Kastilské Kongregace</text:span>. <text:span text:style-name="T295">Již od svého mládí si nanejvýš zamiloval samotu</text:span>. <text:span text:style-name="T295">Když se modlil, často se nacházel mimo svou mysl</text:span>. <text:span text:style-name="T295">Každou noc ještě před prvním zvoněním k </text:span>Matutinu <text:span text:style-name="T295">bičoval své tělo až k prolití krve</text:span>. <text:span text:style-name="T295">Nechtěl psát dopisy ani číst, co mu bylo napsáno</text:span>: <text:span text:style-name="T295">obrácen k věcem božským totiž zavrhoval vše pozemské</text:span>. <text:span text:style-name="T295">Dítě Ježíše choval v niterné lásce</text:span>, <text:span text:style-name="T295">a jeho přesladké jméno si neustále </text:span><text:span text:style-name="T306">tiskl</text:span><text:span text:style-name="T295"> k</text:span><text:span text:style-name="T300">e</text:span><text:span text:style-name="T295"> svému srdci</text:span>, <text:span text:style-name="T295">a vždy bylo slyšet </text:span><text:span text:style-name="T300">i </text:span><text:span text:style-name="T295">z jeho úst</text:span>. <text:span text:style-name="T295">Proto jej v celé Kongregaci nikdo nenazval jinak než Bratr </text:span>Domini<text:span text:style-name="T295">k</text:span> <text:span text:style-name="T295">od Dítěte Ježíše</text:span>. <text:span text:style-name="T295">Na cele měl sošku tohoto přesladkého Chlapce</text:span>, <text:span text:style-name="T295">a před ním na kolenou trávil často celé dny</text:span> <text:span text:style-name="T295">i bezesné noci</text:span>; <text:span text:style-name="T295">Pouze jemu jako nejmilejšímu bratru s důvěrou a pokorou svěřoval v</text:span><text:span text:style-name="T296">e</text:span><text:span text:style-name="T295">š</text:span><text:span text:style-name="T296">keré</text:span><text:span text:style-name="T295"> úzkosti svého srdce a všelijaké nesnáze duševní i tělesné</text:span>; <text:span text:style-name="T296">a nikdy netrpěl odmítnutím</text:span>. <text:span text:style-name="T296">Mnozí zbožní muži se svěřovali do jeho modliteb, a zakrátko poznali, v jaké vážnosti </text:span><text:span text:style-name="T306">se nacházel</text:span><text:span text:style-name="T296"> u Ježíše</text:span>. <text:span text:style-name="T296">Toužil však odejít a být s Kristem,</text:span><text:span text:style-name="T296"><text:note text:id="ftn31" text:note-class="footnote"><text:note-citation>31</text:note-citation><text:note-body><text:p text:style-name="P68"><text:span text:style-name="T147">cf.</text:span> Fil. 1,23</text:p></text:note-body></text:note></text:span><text:span text:style-name="T296"> a to svému Dítěti Ježíšovi svěřoval </text:span><text:span text:style-name="T300">v </text:span><text:span text:style-name="T296">každou chví</text:span><text:soft-page-break/><text:span text:style-name="T296">li, </text:span><text:span text:style-name="T306">kdy</text:span><text:span text:style-name="T296"> </text:span><text:span text:style-name="T300">jen </text:span><text:span text:style-name="T296">mohl</text:span>. <text:span text:style-name="T296">A hle, po dvou měsících</text:span>, <text:span text:style-name="T296">kdy netrpěl ani horečkami, ani nebyl stižen jinou nemocí</text:span>, <text:span text:style-name="T296">zbožně zesnul v Pánu</text:span>. (Hag., n. 522).</text:p>
      <text:p text:style-name="P41">V klášteře Parc-aux-Dames<text:note text:id="ftn32" text:note-class="footnote"><text:note-citation>32</text:note-citation><text:note-body><text:p text:style-name="P69"><text:span text:style-name="T85">Parcus Dominarum Silvanectense</text:span>, <text:span text:style-name="T12">Parc-aux-Dames</text:span> byl klášter cisterciaček v diecézi Senlis nedaleko Paříže. Založen 1205, zrušen 1790. <text:span text:style-name="Menologium_20_-_20_commentarium"><text:span text:style-name="T117">(</text:span></text:span><text:span text:style-name="Menologium_20_-_20_commentarium"><text:span text:style-name="T124">srp</text:span></text:span><text:span text:style-name="Menologium_20_-_20_commentarium"><text:span text:style-name="T121">en</text:span></text:span><text:span text:style-name="Menologium_20_-_20_commentarium"><text:span text:style-name="T117">, pozn. </text:span></text:span><text:span text:style-name="Menologium_20_-_20_commentarium"><text:span text:style-name="T124">4</text:span></text:span><text:span text:style-name="Menologium_20_-_20_commentarium"><text:span text:style-name="T117">)</text:span></text:span></text:p></text:note-body></text:note> [<text:span text:style-name="Menologium_20_-_20_pronuntiatio">park-</text:span><text:span text:style-name="Menologium_20_-_20_pronuntiatio"><text:span text:style-name="T297">ó-dam</text:span></text:span>] v Senlis<text:note text:id="ftn33" text:note-class="footnote"><text:note-citation>33</text:note-citation><text:note-body><text:p text:style-name="P54">Silvanectense</text:p></text:note-body></text:note> [<text:span text:style-name="Menologium_20_-_20_pronuntiatio">sɑ̃nlis</text:span>], d<text:span text:style-name="T298">n</text:span>e 15. <text:span text:style-name="T298">tohoto měsíce roku </text:span><text:span text:style-name="T154">1</text:span>636, <text:span text:style-name="T298">zesnula zbožná mniška </text:span><text:span text:style-name="T19">Anna de Vieuxpont</text:span><text:span text:style-name="T19"><text:note text:id="ftn34" text:note-class="footnote"><text:note-citation>34</text:note-citation><text:note-body><text:p text:style-name="P7">Anna de Veteri-Ponte</text:p></text:note-body></text:note></text:span><text:span text:style-name="T19"> </text:span><text:span text:style-name="T137">[</text:span><text:span text:style-name="Menologium_20_-_20_pronuntiatio"><text:span text:style-name="T137">vjöpon</text:span></text:span><text:span text:style-name="T137">]</text:span>. <text:span text:style-name="T299">Poté, co v tomto klášteře prožila několik let nepříliš zbožně</text:span>, <text:span text:style-name="T299">zatoužila pro přísnějším životě</text:span>. <text:span text:style-name="T299">Poté zazářila mnoha ctnostmi</text:span>. <text:span text:style-name="T299">Proto se stala představenou novicek a také byla zvolena Převorkou</text:span>, <text:span text:style-name="T299">a opět vydávala přejasná znamení ctnosti</text:span>, <text:span text:style-name="T299">a zdálo se, že se ani na chvilku dobrovolně neodpoutá od Boha</text:span>, <text:span text:style-name="T299">a ze svého Ženicha Krista se těšila v myšlenkách i rozjímání</text:span>. <text:span text:style-name="T299">V protivenstvích byla trpělivá</text:span>, <text:span text:style-name="T299">v příznivých časech pokorná</text:span>; <text:span text:style-name="T299">hříchy, kterých se dopustila, třebaže lehké, v hojnosti oplakávala</text:span>. <text:span text:style-name="T299">Když pak zuřila válka, se sestrami uprchla do Paříže</text:span>, <text:span text:style-name="T300">kde </text:span><text:span text:style-name="T299">se, znavena útrapami, roznemohla</text:span>. <text:span text:style-name="T299">Když nadešla její hodina smrti</text:span>, <text:span text:style-name="T299">s velikou horlivostí vzdychala ke svému Ženichovi Kristu</text:span>. <text:span text:style-name="T299">Když pak zemřela, ve věku čtyřiceti let</text:span>, <text:span text:style-name="T299">její tvář vyzařovala nezvyklou krásu jako znamení blaženosti, které dosáhla</text:span>. (Hag., n. 567).</text:p>
      <text:p text:style-name="P28"/>
      <text:p text:style-name="P34"><text:span text:style-name="T299">Roku </text:span>1858 <text:span text:style-name="T299">byl obnoven klášter Fontfroide [</text:span><text:span text:style-name="Menologium_20_-_20_pronuntiatio"><text:span text:style-name="T299">fonfroád</text:span></text:span><text:span text:style-name="T299">]</text:span>, <text:span text:style-name="T299">který roku </text:span>1147 <text:span text:style-name="T299">přešel k Cisterciáckému Řádu</text:span>. <text:span text:style-name="T299">Jeho k</text:span>onvent <text:span text:style-name="T299">byl však roku </text:span>1901 <text:span text:style-name="T299">poslán do vyhnanství</text:span>, <text:span text:style-name="T299">roku </text:span>1919 <text:span text:style-name="T299">se pak navrátil do Francie</text:span>, <text:span text:style-name="T299">ovšem zmíněný klášter byl již prodán</text:span>, <text:span text:style-name="T299">takže zde obydlel prastarý benediktinský klášter v obci Cuxa</text:span>.<text:note text:id="ftn35" text:note-class="footnote"><text:note-citation>35</text:note-citation><text:note-body><text:p text:style-name="P70">Zde byli Cisterciáci až do roku 1965, kdy byl klášter navrácen benediktinskému řádu. </text:p></text:note-body></text:note></text:p>
      <text:p text:style-name="P8"/>
      <text:p text:style-name="P31"><text:span text:style-name="T154">1</text:span>3. září.</text:p>
      <text:p text:style-name="P42"><text:span text:style-name="T300">V</text:span> Itáli<text:span text:style-name="T300">i</text:span>, <text:span text:style-name="T300">v oktávu Narození Nejblahoslavenější Panny Marie roku </text:span>1621 <text:span text:style-name="T300">byl </text:span><text:span text:style-name="T306">na</text:span><text:span text:style-name="T300"> nebeské Vý</text:span><text:span text:style-name="T306">sosti</text:span><text:span text:style-name="T300"> povolán </text:span><text:span text:style-name="T19">Jan </text:span><text:span text:style-name="T36">Křtitel od Svatého </text:span><text:span text:style-name="T19">Bernard</text:span><text:span text:style-name="T36">a</text:span>, mn<text:span text:style-name="T300">i</text:span>ch <text:span text:style-name="T300">z Kongregace </text:span><text:span text:style-name="T246">Les Feuillants</text:span><text:span text:style-name="T300"><text:note text:id="ftn36" text:note-class="footnote"><text:note-citation>36</text:note-citation><text:note-body><text:p text:style-name="P71"><text:span text:style-name="Menologium_20_-_20_commentarium"><text:span text:style-name="T95">Congregatio Fuliensis</text:span></text:span><text:span text:style-name="Menologium_20_-_20_commentarium"><text:span text:style-name="T301">. </text:span></text:span><text:span text:style-name="Menologium_20_-_20_commentarium">Cisterciácká kongregace kolem kláštera </text:span><text:span text:style-name="Menologium_20_-_20_commentarium"><text:span text:style-name="T245">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7">(</text:span></text:span><text:span text:style-name="Menologium_20_-_20_commentarium"><text:span text:style-name="T124">č</text:span></text:span><text:span text:style-name="Menologium_20_-_20_commentarium"><text:span text:style-name="T125">erv</text:span></text:span><text:span text:style-name="Menologium_20_-_20_commentarium"><text:span text:style-name="T121">en</text:span></text:span><text:span text:style-name="Menologium_20_-_20_commentarium"><text:span text:style-name="T117">, pozn. </text:span></text:span><text:span text:style-name="Menologium_20_-_20_commentarium"><text:span text:style-name="T125">10</text:span></text:span><text:span text:style-name="Menologium_20_-_20_commentarium"><text:span text:style-name="T117">)</text:span></text:span></text:p></text:note-body></text:note></text:span><text:span text:style-name="T300"> [</text:span><text:span text:style-name="Menologium_20_-_20_pronuntiatio"><text:span text:style-name="T221">lé föjãnt</text:span></text:span><text:span text:style-name="T300">]</text:span>. <text:span text:style-name="T302">Na</text:span><text:span text:style-name="T300">rozen </text:span><text:span text:style-name="T302">do</text:span><text:span text:style-name="T300"> vznešené </text:span><text:span text:style-name="T302">rodiny</text:span>, <text:span text:style-name="T300">vynikal bystrým rozumem</text:span>, <text:span text:style-name="T306">avšak </text:span><text:span text:style-name="T302">nedbaje množství bohatství i záplavy potěšení zamířil do kláštera</text:span>, <text:span text:style-name="T302">kde ohnivé ostruhy </text:span><text:span text:style-name="T306">svého </text:span><text:span text:style-name="T302">mládí krotil nočním bděním a zdrženlivostí</text:span>, <text:span text:style-name="T302">též spodním prádlem utkaným z hrubých </text:span><text:soft-page-break/><text:span text:style-name="T302">vláken, které nosil skoro celý den</text:span>. <text:span text:style-name="T306">P</text:span><text:span text:style-name="T302">ři zpěvu </text:span>Offici<text:span text:style-name="T302">a užíval takové nadšení ducha a sílu hlasu</text:span>, ž<text:span text:style-name="T302">e tím </text:span><text:span text:style-name="T306">všem</text:span><text:span text:style-name="T302"> ukazoval, jak moc je prodchnut čistým potěšením srdce</text:span>. — <text:span text:style-name="T302">Jeho tvář však napadla </text:span>gangréna. <text:span text:style-name="T302">Byl tedy vypovězen ze společných setkání bratří</text:span>, <text:span text:style-name="T302">avšak Boží útěchy v duši mu to plně vynahradily</text:span>, <text:span text:style-name="T302">a on sám říkal, že je prostoupen štěstím</text:span>, <text:span text:style-name="T302">a radoval se, že dostává vše, po čem ve stavu řeholního zaslíbení toužil</text:span>: <text:span text:style-name="T302">samotu a ticho</text:span>. <text:span text:style-name="T302">Ve dne v noci často trávil na kolenou před so</text:span><text:span text:style-name="T306">ch</text:span><text:span text:style-name="T302">ou Panny Marie</text:span>, <text:span text:style-name="T302">a stal se </text:span><text:span text:style-name="T306">mimořádným</text:span><text:span text:style-name="T302"> příkladem trpělivosti</text:span>, <text:span text:style-name="T302">a poté, co byl občerstven viděním božské Matky a jejího Krista</text:span>, <text:span text:style-name="T302">nastal poslední den jeho pozemské pouti.</text:span> <text:span text:style-name="T306">B</text:span><text:span text:style-name="T302">ylo mu třicet tři let</text:span>, <text:span text:style-name="T302">když vrchol hory Soratte</text:span>,<text:note text:id="ftn37" text:note-class="footnote"><text:note-citation>37</text:note-citation><text:note-body><text:p text:style-name="Footnote"><text:span text:style-name="T85">mons Soract</text:span><text:span text:style-name="T96">e</text:span><text:span text:style-name="T302">, </text:span><text:span text:style-name="T225">Monte Soratte</text:span><text:span text:style-name="T302"> je výrazná hora u obce Sant’Oreste nedaleko Říma, s vrcholkem 691 m nad mořem. </text:span><text:span text:style-name="T303">Zde měl poustevnu mimo jiné svatý Papež Silvestr I. </text:span></text:p></text:note-body></text:note> <text:span text:style-name="T303">na níž byl umístěn klášter</text:span>, <text:span text:style-name="T303">uviděli poutníci putující z Říma do Loreta zářící světlem rozličných barev</text:span>, <text:span text:style-name="T306">a to </text:span><text:span text:style-name="T303">natolik, že </text:span><text:span text:style-name="T306">celí</text:span><text:span text:style-name="T303"> zkoprnělí přišli do kláštera</text:span>, <text:span text:style-name="T303">a vyptávali se po příčině tak nového světla uprostřed noci</text:span>. (Hag., n. 540).</text:p>
      <text:p text:style-name="P43"><text:span text:style-name="T304">V klášteře </text:span><text:span text:style-name="T46">Sept-Fonts</text:span><text:span text:style-name="T46"><text:note text:id="ftn38" text:note-class="footnote"><text:note-citation>38</text:note-citation><text:note-body><text:p text:style-name="P72"><text:span text:style-name="Menologium_20_-_20_commentarium"><text:span text:style-name="T97">M</text:span></text:span><text:span text:style-name="Menologium_20_-_20_commentarium"><text:span text:style-name="T85">onasteri</text:span></text:span><text:span text:style-name="Menologium_20_-_20_commentarium"><text:span text:style-name="T97">um</text:span></text:span><text:span text:style-name="Menologium_20_-_20_commentarium"><text:span text:style-name="T85">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05">, v </text:span></text:span><text:span text:style-name="Menologium_20_-_20_commentarium"><text:span text:style-name="T17">Dompierre sur Besbre</text:span></text:span><text:span text:style-name="Menologium_20_-_20_commentarium"><text:span text:style-name="T305"> ve st</text:span></text:span><text:span text:style-name="Menologium_20_-_20_commentarium"><text:span text:style-name="T64">ř</text:span></text:span><text:span text:style-name="Menologium_20_-_20_commentarium"><text:span text:style-name="T56">edn</text:span></text:span><text:span text:style-name="Menologium_20_-_20_commentarium"><text:span text:style-name="T64">í</text:span></text:span><text:span text:style-name="Menologium_20_-_20_commentarium"><text:span text:style-name="T56"> Francii nedaleko Lyonu. Zalo</text:span></text:span><text:span text:style-name="Menologium_20_-_20_commentarium"><text:span text:style-name="T64">ž</text:span></text:span><text:span text:style-name="Menologium_20_-_20_commentarium"><text:span text:style-name="T56">en v roce 1132 z </text:span></text:span><text:span text:style-name="Menologium_20_-_20_commentarium"><text:span text:style-name="T73">Fontenay</text:span></text:span><text:span text:style-name="Menologium_20_-_20_commentarium"><text:span text:style-name="T56">, zru</text:span></text:span><text:span text:style-name="Menologium_20_-_20_commentarium"><text:span text:style-name="T64">š</text:span></text:span><text:span text:style-name="Menologium_20_-_20_commentarium"><text:span text:style-name="T56">en 1791, obnoven 1845 trapisty. </text:span></text:span><text:span text:style-name="Menologium_20_-_20_commentarium"><text:span text:style-name="T117">(červen, pozn. 4</text:span></text:span><text:span text:style-name="Menologium_20_-_20_commentarium"><text:span text:style-name="T126">0</text:span></text:span><text:span text:style-name="Menologium_20_-_20_commentarium"><text:span text:style-name="T117">)</text:span></text:span></text:p></text:note-body></text:note></text:span><text:span text:style-name="T46"> [</text:span><text:span text:style-name="Menologium_20_-_20_pronuntiatio"><text:span text:style-name="T58">set fõn</text:span></text:span><text:span text:style-name="T46">]</text:span>, <text:span text:style-name="T304">roku</text:span> 1678, <text:span text:style-name="T304">do nebe vystoupil Bratr </text:span><text:span text:style-name="T19">Jan Labarthe </text:span><text:span text:style-name="T138">[</text:span><text:span text:style-name="Menologium_20_-_20_pronuntiatio"><text:span text:style-name="T138">labárt</text:span></text:span><text:span text:style-name="T138">]</text:span>, <text:span text:style-name="T304">konvrš</text:span>. <text:span text:style-name="T304">Byl vzdělaný, ale považoval se za nehodného kněžství, raději si tedy vyžádal hábit konvrše</text:span>. <text:span text:style-name="T304">Zanechal neobyčejný příklad pokory a poslušnosti</text:span>; <text:span text:style-name="T304">ovšem čím zazářil v nejvyšší míře</text:span>, <text:span text:style-name="T304">byla převelice vzácná úcta ke svému Opatovi</text:span>, <text:span text:style-name="T304">neboť v něm opravdu a zcela vážně viděl Boha, jako by byl skutečně přítomen a hovořil k němu</text:span>. <text:span text:style-name="T304">Jeho slova jej zasahovala nesmírnou radostí</text:span>, <text:span text:style-name="T304">a on je sbíral a uchovával v paměti jako slova samotného Krista</text:span>. <text:span text:style-name="T304">Když tedy takto svatě prožil pět let v klášteře</text:span>, <text:span text:style-name="T304">zachvátila jej choroba</text:span>. <text:span text:style-name="T304">Ničeho si v té době nežádal, avšak co mu bratři nabídli, to s upřímným vděkem přijal</text:span>; <text:span text:style-name="T304">jinak však s duchem zcela zaměřeným na Boha nemluvil s nikým kromě Zpovědníka</text:span>. <text:span text:style-name="T304">I za života měl velmi milou tvář</text:span>, <text:span text:style-name="T304">po smrti se však stal ještě krásnějším</text:span>, <text:span text:style-name="T304">když se mu navrátila přirozená barva, kterou mu horečka sebrala</text:span>. (Hag., n. 599).</text:p>
      <text:p text:style-name="P10"><text:s text:c="4"/></text:p>
      <text:p text:style-name="P31">14. září.</text:p>
      <text:p text:style-name="P28"><text:span text:style-name="T307">Narození pro nebe</text:span> <text:span text:style-name="T307">svatého</text:span> Petr<text:span text:style-name="T307">a</text:span>, Arci<text:span text:style-name="T307">b</text:span>is<text:span text:style-name="T307">ku</text:span>p<text:span text:style-name="T307">a z</text:span> Tarenta<text:span text:style-name="T307">i</text:span>se <text:span text:style-name="T307">[</text:span><text:span text:style-name="Menologium_20_-_20_pronuntiatio"><text:span text:style-name="T307">tarantéz</text:span></text:span><text:span text:style-name="T307">]</text:span>, <text:span text:style-name="T307">jehož svátek slavíme dne </text:span>10. <text:span text:style-name="T307">května</text:span>.</text:p>
      <text:p text:style-name="P48"><text:soft-page-break/><text:span text:style-name="T308">V irském klášteře Sean Ross Abbey</text:span><text:span text:style-name="T65"><text:note text:id="ftn39" text:note-class="footnote"><text:note-citation>39</text:note-citation><text:note-body><text:p text:style-name="P73"><text:span text:style-name="T98">Monasterium </text:span><text:span text:style-name="T85">B. M. de Monte-Sancti-Joseph</text:span>, <text:span text:style-name="T248">Sean Ross Abbey</text:span> <text:span text:style-name="T309">je </text:span><text:span text:style-name="T310">trapistick</text:span><text:span text:style-name="T75">ý klášter u města Roscrea (</text:span><text:span text:style-name="T84">irsky:</text:span><text:span text:style-name="T75"> Ros Cré) nedaleko města Limerick ve středu Irska. Založen 1878 z kláštera Mount Melleray. </text:span><text:span text:style-name="Menologium_20_-_20_commentarium"><text:span text:style-name="T117">(</text:span></text:span><text:span text:style-name="Menologium_20_-_20_commentarium"><text:span text:style-name="T127">s</text:span></text:span><text:span text:style-name="Menologium_20_-_20_commentarium"><text:span text:style-name="T117">r</text:span></text:span><text:span text:style-name="Menologium_20_-_20_commentarium"><text:span text:style-name="T127">p</text:span></text:span><text:span text:style-name="Menologium_20_-_20_commentarium"><text:span text:style-name="T117">en, pozn. 4</text:span></text:span><text:span text:style-name="Menologium_20_-_20_commentarium"><text:span text:style-name="T127">4</text:span></text:span><text:span text:style-name="Menologium_20_-_20_commentarium"><text:span text:style-name="T117">)</text:span></text:span></text:p></text:note-body></text:note></text:span><text:span text:style-name="T65"> </text:span><text:span text:style-name="T66">[</text:span><text:span text:style-name="Menologium_20_-_20_pronuntiatio"><text:span text:style-name="T59">šón ros eby</text:span></text:span><text:span text:style-name="T66">]</text:span>, <text:span text:style-name="T308">roku</text:span> 1913, <text:span text:style-name="T308">zbožně zesnul Otec </text:span><text:span text:style-name="T19">Jose</text:span><text:span text:style-name="T37">f</text:span><text:span text:style-name="T19"> Hayes </text:span><text:span text:style-name="T139">[</text:span><text:span text:style-name="Menologium_20_-_20_pronuntiatio"><text:span text:style-name="T139">hejs</text:span></text:span><text:span text:style-name="T139">]</text:span>, mn<text:span text:style-name="T308">i</text:span>ch. <text:span text:style-name="T308">Byl žá</text:span><text:span text:style-name="T321">kem malého</text:span><text:span text:style-name="T308"> </text:span>seminář<text:span text:style-name="T308">e připojeného ke klášteru Panny Marie od Mount Melleray </text:span><text:span text:style-name="T321">[</text:span><text:span text:style-name="Menologium_20_-_20_pronuntiatio"><text:span text:style-name="T321">maunt mel</text:span></text:span><text:span text:style-name="Menologium_20_-_20_pronuntiatio"><text:span text:style-name="T141">ə</text:span></text:span><text:span text:style-name="Menologium_20_-_20_pronuntiatio"><text:span text:style-name="T321">rej</text:span></text:span><text:span text:style-name="T321">]</text:span>, <text:span text:style-name="T308">později pak novicem </text:span><text:span text:style-name="T321">ve </text:span><text:span text:style-name="T308">zmíněné</text:span><text:span text:style-name="T321">m</text:span><text:span text:style-name="T308"> klášteř</text:span><text:span text:style-name="T321">e</text:span>, <text:span text:style-name="T308">byl to mladík andělské čistoty a značné veselosti</text:span>, <text:span text:style-name="T308">takže od něj Představení v Řádu očekávali to nejlepší</text:span>. <text:span text:style-name="T308">Ovšem zakrátko poté, co složil řeholní sliby začal scházet na úbytě čili stravování celého těla</text:span>, <text:span text:style-name="T308">a žádné léky jej již nedokázaly vyléčit</text:span>. <text:span text:style-name="T308">Trpěl takto šest let</text:span>. <text:span text:style-name="T308">Diecézní Biskup jej dokonce považoval za tak hodného přijmout svátost Kněžství, že pro něj v Římě vyžádal výjimku z náležitého studia</text:span>. <text:span text:style-name="T308">Když spolu s nemocí rostla i krutost bolestí</text:span>, <text:span text:style-name="T308">všichni, kteří za ním přišli, a viděli jeho trpělivost a sílu ducha, byli sladce naplněni pocitem zbožnosti</text:span>. <text:span text:style-name="T308">S radostí hovořil o otcovském Domě, do kterého měl namířeno</text:span>, <text:span text:style-name="T308">a </text:span>č<text:span text:style-name="T308">asto projevoval lásku ke kříži</text:span>. <text:span text:style-name="T308">Pán pak vynesl do nebe tohoto dokonalého učedníka kříže Kristova právě v den Povýšení Svatého Kříže</text:span>. (Hag., n. 767).</text:p>
      <text:p text:style-name="P44"><text:span text:style-name="T311">Ve španělském </text:span><text:span text:style-name="T47">klášteř</text:span><text:span text:style-name="T48">e</text:span><text:span text:style-name="T47"> svatých Jáchyma a Anny ve městě Valladolid</text:span><text:span text:style-name="T47"><text:note text:id="ftn40" text:note-class="footnote"><text:note-citation>40</text:note-citation><text:note-body><text:p text:style-name="P76"><text:span text:style-name="T99">Civitas </text:span><text:span text:style-name="T85">Vallisoletana</text:span>, <text:span text:style-name="T180">Valladolid</text:span> <text:span text:style-name="T312">je </text:span><text:span text:style-name="T76">hlavní město stejnojmenné provincie v autonomním společenství Kastilie a León </text:span><text:span text:style-name="T77">ve Španělsku</text:span><text:span text:style-name="T76">.</text:span><text:span text:style-name="T77"> M</text:span><text:span text:style-name="T76">á 316 000 obyvatel. Název pochází </text:span><text:span text:style-name="T78">asi </text:span><text:span text:style-name="T76">z arabské fráze „země otce“ (</text:span><text:span text:style-name="T81">بلد الوليد</text:span><text:span text:style-name="T76"> – Balad-Al-Walid) </text:span><text:span text:style-name="T78">v latině pak nejspíš </text:span><text:span text:style-name="T82">vallis soletum</text:span><text:span text:style-name="T78"> – slunečné údolí</text:span><text:span text:style-name="T76">. </text:span><text:span text:style-name="Menologium_20_-_20_commentarium"><text:span text:style-name="T117">(</text:span></text:span><text:span text:style-name="Menologium_20_-_20_commentarium"><text:span text:style-name="T127">č</text:span></text:span><text:span text:style-name="Menologium_20_-_20_commentarium"><text:span text:style-name="T128">erv</text:span></text:span><text:span text:style-name="Menologium_20_-_20_commentarium"><text:span text:style-name="T117">en</text:span></text:span><text:span text:style-name="Menologium_20_-_20_commentarium"><text:span text:style-name="T129">ec</text:span></text:span><text:span text:style-name="Menologium_20_-_20_commentarium"><text:span text:style-name="T117">, pozn. </text:span></text:span><text:span text:style-name="Menologium_20_-_20_commentarium"><text:span text:style-name="T129">28</text:span></text:span><text:span text:style-name="Menologium_20_-_20_commentarium"><text:span text:style-name="T117">)</text:span></text:span></text:p></text:note-body></text:note></text:span><text:span text:style-name="T47"> [</text:span><text:span text:style-name="Menologium_20_-_20_pronuntiatio"><text:span text:style-name="T60">vajadolid</text:span></text:span><text:span text:style-name="T47">]</text:span>, <text:span text:style-name="T311">roku</text:span> 1666, <text:span text:style-name="T311">zbožně zesnula </text:span><text:span text:style-name="T19">Magdalena </text:span><text:span text:style-name="T38">od</text:span><text:span text:style-name="T19"> Ježíš</text:span><text:span text:style-name="T38">e</text:span>, <text:span text:style-name="T311">mniška</text:span>. Po <text:span text:style-name="T311">značně nezřízeném mládí</text:span> <text:span text:style-name="T311">byla provdána, a</text:span><text:span text:style-name="T322">však</text:span><text:span text:style-name="T311"> manžel jí zemřel</text:span>, <text:span text:style-name="T311">a </text:span><text:span text:style-name="T322">ona se </text:span><text:span text:style-name="T311">díky radám a napomenutím jedné přítelkyně navrátila k ctnostnějšímu životu</text:span>. <text:span text:style-name="T311">Skrze milosti a osvícení, které k ní přicházely </text:span><text:span text:style-name="T322">v</text:span><text:span text:style-name="T311"> každodenní</text:span><text:span text:style-name="T322">m</text:span><text:span text:style-name="T311"> svaté</text:span><text:span text:style-name="T322">m</text:span><text:span text:style-name="T311"> Přijímání</text:span>, <text:span text:style-name="T311">překonala všechna protivenství, pokušení i slabosti, a stala se čistější a celistvější</text:span>. <text:span text:style-name="T311">Svatý</text:span> Igná<text:span text:style-name="T311">c z </text:span>Loyo<text:span text:style-name="T311">ly jí jednou dal kytici lilií</text:span>, <text:span text:style-name="T311">a od té doby zůstala svobodna od tělesných pokušení</text:span>. <text:span text:style-name="T311">Když jí pak bylo padesát osm let</text:span>, <text:span text:style-name="T311">již dříve počatou touhu vstoupit do kláštera mohla konečně naplnit</text:span>. <text:span text:style-name="T313">Poté na příkaz </text:span>Abat<text:span text:style-name="T313">yše a Zpovědníka sepsala příběh svého života</text:span>. <text:span text:style-name="T313">Poté však ochrnula a dokonce i oslepla</text:span>, <text:span text:style-name="T313">zatímco však své srdce i mysl měla Bohem osvícené</text:span>. <text:span text:style-name="T313">Odešla v pověsti svatosti a její tělo všichni uctívali jako tělo Světice</text:span>. (Hag., n. 590, corrig.).</text:p>
      <text:p text:style-name="P28"/>
      <text:p text:style-name="P34"><text:span text:style-name="T313">Roku </text:span>1891, <text:span text:style-name="T313">posvěcení kostela Panny Marie z Lesa</text:span>.<text:note text:id="ftn41" text:note-class="footnote"><text:note-citation>41</text:note-citation><text:note-body><text:p text:style-name="P5">B. M. de Nemore</text:p></text:note-body></text:note></text:p>
      <text:p text:style-name="P8"/>
      <text:p text:style-name="P31"><text:span text:style-name="T154">1</text:span>5. září.</text:p>
      <text:p text:style-name="P46"><text:soft-page-break/><text:span text:style-name="T313">V</text:span> <text:span text:style-name="T313">Irsku</text:span>, <text:span text:style-name="T313">roku </text:span>1637, <text:span text:style-name="T313">odešel do nebe ctihodný muž </text:span><text:span text:style-name="T19">Ja</text:span><text:span text:style-name="T39">ku</text:span><text:span text:style-name="T19">b O’Culenan </text:span><text:span text:style-name="T140">[</text:span><text:span text:style-name="Menologium_20_-_20_pronuntiatio"><text:span text:style-name="T140">ou-kal</text:span></text:span><text:span text:style-name="Menologium_20_-_20_pronuntiatio"><text:span text:style-name="T141">ə</text:span></text:span><text:span text:style-name="Menologium_20_-_20_pronuntiatio"><text:span text:style-name="T140">nan</text:span></text:span><text:span text:style-name="T140">]</text:span>, <text:span text:style-name="T313">Opat kláštera Assaroe</text:span><text:span text:style-name="T313"><text:note text:id="ftn42" text:note-class="footnote"><text:note-citation>42</text:note-citation><text:note-body><text:p text:style-name="Footnote"><text:span text:style-name="T85">Samari</text:span><text:span text:style-name="T100">um</text:span><text:span text:style-name="T313">, </text:span><text:span text:style-name="T259">Assaroe Abbey</text:span><text:span text:style-name="T313"> byl cisterciácký klášter u obce Ballyshannon na severozápadě Irska. Založen 1178 </text:span><text:span text:style-name="T314">z kláštera Boyle</text:span><text:span text:style-name="T313">, zrušen 1597.</text:span></text:p></text:note-body></text:note></text:span><text:span text:style-name="T313"> [</text:span><text:span text:style-name="Menologium_20_-_20_pronuntiatio"><text:span text:style-name="T313">asarou</text:span></text:span><text:span text:style-name="T313">]</text:span>, <text:span text:style-name="T315">rodný bratr </text:span>Gelasi<text:span text:style-name="T315">a</text:span> O’Culenan<text:span text:style-name="T315">a</text:span>, <text:span text:style-name="T315">Opata kláštera </text:span><text:span text:style-name="T313">Boyle</text:span><text:span text:style-name="T313"><text:note text:id="ftn43" text:note-class="footnote"><text:note-citation>43</text:note-citation><text:note-body><text:p text:style-name="Footnote"><text:span text:style-name="T85">Buelli</text:span><text:span text:style-name="T101">um</text:span><text:span text:style-name="T315">, </text:span><text:span text:style-name="T260">Boyle Abbey</text:span><text:span text:style-name="T315"> byl cisterciácký klášter ve stejnojmenném městě na severozápadě Irska. Založen 1161 z Mellifontu, zrušen 1584.</text:span></text:p></text:note-body></text:note></text:span><text:span text:style-name="T313"> </text:span><text:span text:style-name="T315">[</text:span><text:span text:style-name="Menologium_20_-_20_pronuntiatio"><text:span text:style-name="T315">bojl</text:span></text:span><text:span text:style-name="T315">]</text:span>, <text:span text:style-name="T316">který se již dříve stal obětí pronásledování královny Alžběty</text:span>. <text:span text:style-name="T316">Jakub pak žil pod jhem řehole od svých dvanácti do svých devadesáti pěti let</text:span>. <text:span text:style-name="T316">Vypráví se, že se po celý život nerozčílil</text:span>, <text:span text:style-name="T316">ani nepronesl slovo, které by urazilo Boha č</text:span><text:span text:style-name="T322">i</text:span><text:span text:style-name="T316"> bližního</text:span>, <text:span text:style-name="T316">byl mužem velké prostoty a nevinnosti</text:span>. <text:span text:style-name="T316">Když hrozila nějaká bouře pronásledování, nikdy svůj řeholní hábit nevyměnil za světský oděv;</text:span> <text:span text:style-name="T316">dokonce i když jej někdy bludaři </text:span><text:span text:style-name="T322">usilovně</text:span><text:span text:style-name="T316"> hledali, dosti zázračným způsobem jim vždy unikl</text:span>. <text:span text:style-name="T316">Mezi ostatními věcmi, co o něm říkal lid, přešlo do </text:span><text:span text:style-name="T322">pověstí</text:span><text:span text:style-name="T316">, že voda, kterou požehnal, uzdravovala nemocné</text:span>; <text:span text:style-name="T316">proto sem přicházeli </text:span><text:span text:style-name="T322">lidé </text:span><text:span text:style-name="T316">i z odlehlých míst, aby pro své nemocné či pro dobytek tuto vodu opatřili</text:span>. <text:span text:style-name="T316">Když tento svatý stařec vydechl naposledy</text:span>, <text:span text:style-name="T316">po dva týdny byla u jeho hrobu slyšet přesladká harmonie zpěvu</text:span>, <text:span text:style-name="T316">takže někteří z bludařů, kteří bydleli kolem kláštera</text:span>, <text:span text:style-name="T316">zděšeni utíkali do města</text:span>. (Hag.. n. 56g).</text:p>
      <text:p text:style-name="P47"><text:span text:style-name="T317">V klášteře Panny Marie od Neposkvrněného Početí v Avesnières</text:span><text:span text:style-name="T317"><text:note text:id="ftn44" text:note-class="footnote"><text:note-citation>44</text:note-citation><text:note-body><text:p text:style-name="P74"><text:span text:style-name="T85">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17"> </text:span><text:span text:style-name="T18">[</text:span><text:span text:style-name="Menologium_20_-_20_pronuntiatio"><text:span text:style-name="T317">avéniér</text:span></text:span><text:span text:style-name="T18">]</text:span>, <text:span text:style-name="T317">roku </text:span><text:span text:style-name="T154">1</text:span>85<text:span text:style-name="T154">1</text:span>, <text:span text:style-name="T317">zbožně odešla Ctihodná Matka </text:span><text:span text:style-name="T40">Alžběta</text:span><text:span text:style-name="T19"> Piette </text:span><text:span text:style-name="T142">[</text:span><text:span text:style-name="Menologium_20_-_20_pronuntiatio"><text:span text:style-name="T142">pět</text:span></text:span><text:span text:style-name="T142">]</text:span>, pr<text:span text:style-name="T317">vní Abatyše</text:span>. <text:span text:style-name="T317">Pocházela z Lutychu</text:span>,<text:note text:id="ftn45" text:note-class="footnote"><text:note-citation>45</text:note-citation><text:note-body><text:p text:style-name="P55"><text:span text:style-name="T109">Leodium</text:span>, <text:span text:style-name="T13">Liège</text:span><text:span text:style-name="T184"> </text:span><text:span text:style-name="T185">je velké universitní město v Belgii, nedaleko Bruselu.</text:span></text:p></text:note-body></text:note> <text:span text:style-name="T317">už jako dívka ve světě si zvyk</text:span><text:span text:style-name="T318">a</text:span><text:span text:style-name="T317">la na klášterní způsob života</text:span>, <text:span text:style-name="T318">zatímco další duchovní praktiky si osvojovala s vděčností a radostným zalíbením</text:span>. <text:span text:style-name="T319">Když se s</text:span><text:span text:style-name="T318">tala novickou v klášteře Panny Marie od Věčnosti ve Vestfálsku</text:span>,<text:span text:style-name="T49"><text:note text:id="ftn46" text:note-class="footnote"><text:note-citation>46</text:note-citation><text:note-body><text:p text:style-name="P75"><text:span text:style-name="Menologium_20_-_20_commentarium"><text:span text:style-name="T116">Darfeld</text:span></text:span><text:span text:style-name="Menologium_20_-_20_commentarium">, n</text:span><text:span text:style-name="Menologium_20_-_20_commentarium"><text:span text:style-name="T61">ěmecké </text:span></text:span><text:span text:style-name="Menologium_20_-_20_commentarium">m</text:span><text:span text:style-name="Menologium_20_-_20_commentarium"><text:span text:style-name="T61">ěstečko nedaleko </text:span></text:span><text:span text:style-name="Menologium_20_-_20_commentarium"><text:span text:style-name="T67">Münster</text:span></text:span><text:span text:style-name="Menologium_20_-_20_commentarium"><text:span text:style-name="T68">u</text:span></text:span><text:span text:style-name="Menologium_20_-_20_commentarium"><text:span text:style-name="T61"> (</text:span></text:span><text:span text:style-name="Menologium_20_-_20_commentarium">Vestf</text:span><text:span text:style-name="Menologium_20_-_20_commentarium"><text:span text:style-name="T54">álsko). V letech 1795-1825 tam nov</text:span></text:span><text:span text:style-name="Menologium_20_-_20_commentarium"><text:span text:style-name="T61">ě vystavěný klášter v části města Rosenthal</text:span></text:span><text:span text:style-name="Menologium_20_-_20_commentarium"><text:span text:style-name="T54"> slou</text:span></text:span><text:span text:style-name="Menologium_20_-_20_commentarium"><text:span text:style-name="T61">ž</text:span></text:span><text:span text:style-name="Menologium_20_-_20_commentarium"><text:span text:style-name="T54">il jako </text:span></text:span><text:span text:style-name="Menologium_20_-_20_commentarium"><text:span text:style-name="T61">ú</text:span></text:span><text:span text:style-name="Menologium_20_-_20_commentarium"><text:span text:style-name="T54">to</text:span></text:span><text:span text:style-name="Menologium_20_-_20_commentarium"><text:span text:style-name="T61">č</text:span></text:span><text:span text:style-name="Menologium_20_-_20_commentarium"><text:span text:style-name="T54">i</text:span></text:span><text:span text:style-name="Menologium_20_-_20_commentarium"><text:span text:style-name="T61">š</text:span></text:span><text:span text:style-name="Menologium_20_-_20_commentarium"><text:span text:style-name="T54">t</text:span></text:span><text:span text:style-name="Menologium_20_-_20_commentarium"><text:span text:style-name="T61">ě</text:span></text:span><text:span text:style-name="Menologium_20_-_20_commentarium"><text:span text:style-name="T54"> trapist</text:span></text:span><text:span text:style-name="Menologium_20_-_20_commentarium"><text:span text:style-name="T61">ů</text:span></text:span><text:span text:style-name="Menologium_20_-_20_commentarium"><text:span text:style-name="T54">m a trapistk</text:span></text:span><text:span text:style-name="Menologium_20_-_20_commentarium"><text:span text:style-name="T61">ám </text:span></text:span><text:span text:style-name="Menologium_20_-_20_commentarium"><text:span text:style-name="T54">vyhnan</text:span></text:span><text:span text:style-name="Menologium_20_-_20_commentarium"><text:span text:style-name="T61">ý</text:span></text:span><text:span text:style-name="Menologium_20_-_20_commentarium"><text:span text:style-name="T54">m z Francie a Ruska. </text:span></text:span><text:span text:style-name="Menologium_20_-_20_commentarium"><text:span text:style-name="T117">(</text:span></text:span><text:span text:style-name="Menologium_20_-_20_commentarium"><text:span text:style-name="T127">č</text:span></text:span><text:span text:style-name="Menologium_20_-_20_commentarium"><text:span text:style-name="T128">erv</text:span></text:span><text:span text:style-name="Menologium_20_-_20_commentarium"><text:span text:style-name="T117">en, pozn. 4</text:span></text:span><text:span text:style-name="Menologium_20_-_20_commentarium"><text:span text:style-name="T128">5</text:span></text:span><text:span text:style-name="Menologium_20_-_20_commentarium"><text:span text:style-name="T117">)</text:span></text:span></text:p></text:note-body></text:note></text:span> <text:span text:style-name="T319">spolu se sestrami statečně snášela občas téměř nesnesitelnou chudobu </text:span><text:span text:style-name="T322">a nedostatek </text:span><text:span text:style-name="T319">některých věcí, a přísnost života</text:span>, <text:span text:style-name="T319">stejně </text:span><text:span text:style-name="T322">jako</text:span><text:span text:style-name="T319"> i těžké zkoušky v počátcích mnišského života</text:span>. Č<text:span text:style-name="T319">tyři roky po věčných slibech pak byla ustanovena Představenou útočiště ve městě </text:span>Borut <text:span text:style-name="T319">u Lutychu</text:span>, <text:span text:style-name="T319">poté znovu v klášteře Svaté Kateřiny ve městě Laval</text:span>, <text:span text:style-name="T319">kde se také stala Abatyší</text:span>, <text:span text:style-name="T319">a stala se </text:span><text:span text:style-name="T322">proslulou</text:span><text:span text:style-name="T319"> pro svou víru a lásku, trpělivost, horlivost Řeholi a zbožnost</text:span>. (Hag., n. 683, et Supp<text:span text:style-name="T154">l</text:span>., p. 12-13).</text:p>
      <text:p text:style-name="P28"/>
      <text:p text:style-name="P34"><text:soft-page-break/><text:span text:style-name="T320">Roku</text:span> 1217, <text:span text:style-name="T320">posvěcení kostela v </text:span>Casamari, <text:span text:style-name="T320">kterého se ujal Svatý Otec </text:span>Honori<text:span text:style-name="T320">us </text:span>III. <text:span text:style-name="T320">ke cti Svatých Jana a Pavla</text:span>, <text:span text:style-name="T320">mučedníků</text:span>.</text:p>
      <text:p text:style-name="P34"><text:span text:style-name="T320">Roku </text:span>1856, <text:span text:style-name="T320">posvěcení kostela Panny Marie od Svatého Místa u Sedmi Pramenů (</text:span>Sept-Fonts<text:span text:style-name="T320">)</text:span>.</text:p>
      <text:p text:style-name="P28"/>
      <text:p text:style-name="P31">16. září.</text:p>
      <text:p text:style-name="P29"><text:span text:style-name="T323">Pro nebe se narodil Svatý </text:span><text:span text:style-name="T19">Martin de Finojosa</text:span> <text:span text:style-name="T324">[</text:span><text:span text:style-name="Menologium_20_-_20_pronuntiatio"><text:span text:style-name="T324">finochosa</text:span></text:span><text:span text:style-name="T324">]</text:span>, <text:span text:style-name="T324">jemuž bylo později dáno jméno Kněz</text:span>, <text:span text:style-name="T324">kdysi Biskupa </text:span><text:span text:style-name="T325">diecéze Sigüenza</text:span>, <text:span text:style-name="T325">jehož svátek se slaví dne </text:span>5. <text:span text:style-name="T325">května</text:span>.</text:p>
      <text:p text:style-name="P28"><text:span text:style-name="T326">Ve francouzské</text:span><text:span text:style-name="T327">m</text:span><text:span text:style-name="T326"> </text:span><text:span text:style-name="T327">klášteře </text:span>Quinc<text:span text:style-name="T326">y</text:span><text:span text:style-name="T326"><text:note text:id="ftn47" text:note-class="footnote"><text:note-citation>47</text:note-citation><text:note-body><text:p text:style-name="P56"><text:span text:style-name="T109">Quinciac</text:span><text:span text:style-name="T110">um</text:span><text:span text:style-name="T326">, </text:span><text:span text:style-name="T14">A</text:span><text:span text:style-name="T15">bbaye Notre-Dame de Quincy </text:span><text:span text:style-name="T186">byl cisterciácký klášter nedaleko Auxerre ve středu Francie. Založen 1133 z Pontigny, zrušen 1790.</text:span></text:p></text:note-body></text:note></text:span><text:span text:style-name="T326"> [</text:span><text:span text:style-name="Menologium_20_-_20_pronuntiatio"><text:span text:style-name="T326">quinsi</text:span></text:span><text:span text:style-name="T326">]</text:span>, <text:span text:style-name="T326">byl umučen</text:span> <text:span text:style-name="T19">b</text:span><text:span text:style-name="T41">lahoslavený </text:span><text:span text:style-name="T19">Galter</text:span> <text:span text:style-name="T326">či </text:span><text:span text:style-name="T19">Walter</text:span>, <text:span text:style-name="T326">Opat</text:span>, <text:span text:style-name="T327">a někteří se o něm domnívají, že byl zvolen Biskupem diecéze Auxerre</text:span><text:span text:style-name="T327"><text:note text:id="ftn48" text:note-class="footnote"><text:note-citation>48</text:note-citation><text:note-body><text:p text:style-name="Footnote">Episcopu<text:span text:style-name="T327">s</text:span> Antissiodorens<text:span text:style-name="T327">is</text:span></text:p></text:note-body></text:note></text:span><text:span text:style-name="T327"> [</text:span><text:span text:style-name="Menologium_20_-_20_pronuntiatio"><text:span text:style-name="T328">os</text:span></text:span><text:span text:style-name="Menologium_20_-_20_pronuntiatio"><text:span text:style-name="T327">ér</text:span></text:span><text:span text:style-name="T327">]</text:span>. <text:span text:style-name="T328">Převládá však ústní podání, že zemřel jako mučedník</text:span>, <text:span text:style-name="T328">tohoto dne roku</text:span> 1244. <text:span text:style-name="T329">Jakým způsobem smrti či při jaké příležitosti zemřel, to nevíme</text:span>. <text:span text:style-name="T329">Vypráví se však, že mnozí z věřících, kteří navštívili jeho hrob, byli vyléčení z horečky</text:span>, <text:span text:style-name="T329">a také v Quincy ještě dnes poutníci navštěvují pramen se sochou blahoslaveného</text:span>. (Hag., n. <text:span text:style-name="T326">1</text:span>5<text:span text:style-name="T326">9</text:span>).</text:p>
      <text:p text:style-name="P28"><text:span text:style-name="T330">V belgickém klášteře </text:span>Jardinet<text:note text:id="ftn49" text:note-class="footnote"><text:note-citation>49</text:note-citation><text:note-body><text:p text:style-name="Footnote"><text:span text:style-name="T85">Jardinet</text:span><text:span text:style-name="T102">um</text:span><text:span text:style-name="T330">, </text:span><text:span text:style-name="T10">Abbaye Notre-Dame du Jardinet</text:span><text:span text:style-name="T330"> byl cisterciácký klášter ve městě Walcourt nedaleko města Charleroi na jihozápadě Belgie. Založen 1232 </text:span><text:span text:style-name="T332">jako ženský, v roce 1441 skomírající komunita nahrazena mužskou z kláštera Moulins</text:span><text:span text:style-name="T330">, v roce 1793 zničen a komunita vyhnána, 1796 zrušen.</text:span></text:p></text:note-body></text:note> <text:span text:style-name="T330">[</text:span><text:span text:style-name="Menologium_20_-_20_pronuntiatio"><text:span text:style-name="T330">žardiné</text:span></text:span><text:span text:style-name="T330">]</text:span>, 20. d<text:span text:style-name="T330">n</text:span>e <text:span text:style-name="T330">tohoto měsíce roku </text:span>1478, <text:span text:style-name="T330">zesnul svatý </text:span>Reformátor <text:span text:style-name="T19">Jan Eustachi</text:span><text:span text:style-name="T42">us</text:span>. <text:span text:style-name="T330">Jako mladík složil řeholní sliby v Řádu svatého Augustina</text:span>. <text:span text:style-name="T331">Když se </text:span><text:span text:style-name="T342">však</text:span><text:span text:style-name="T331"> dozvěděl, že v oblasti kolem města Namur podivuhodným způsobem rozkvetla Řehole v Cisterciáckém klášteře, a opět volá k dávné přísnosti</text:span>, <text:span text:style-name="T331">se souhlasem přestavených se odebral do kláštera Moulins</text:span><text:span text:style-name="T331"><text:note text:id="ftn50" text:note-class="footnote"><text:note-citation>50</text:note-citation><text:note-body><text:p text:style-name="Footnote"><text:span text:style-name="T103">Monasterium </text:span><text:span text:style-name="T85">Molinense</text:span>, <text:span text:style-name="T3">Abbaye de Moulins-Warnant</text:span> <text:span text:style-name="T331">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31"> [</text:span><text:span text:style-name="Menologium_20_-_20_pronuntiatio"><text:span text:style-name="T331">mulãn</text:span></text:span><text:span text:style-name="T331">]</text:span>. <text:span text:style-name="T332">Opat z Aulne jej pak vyslal do kláštera </text:span>Jardinet, <text:span text:style-name="T332">aby reformoval </text:span><text:span text:style-name="T342">tento </text:span><text:span text:style-name="T332">klášter mnišek</text:span>. <text:span text:style-name="T332">Tři mnišky, které tam nalezl, pro svobodnější život poslal do jiných klášterů</text:span>. <text:span text:style-name="T332">Posílen dalšími druhy tam pak žil ve veliké chudobě</text:span>, š<text:span text:style-name="T332">pinavou a odpudivou práci dával sobě dřív</text:span><text:span text:style-name="T342">e</text:span><text:span text:style-name="T332"> než bratřím</text:span>. <text:span text:style-name="T333">Vzhledem k tomu, že se kolem něj doširoka dodaleka šířila vůně svatého života</text:span>, <text:span text:style-name="T333">vzdělaní muži, kteří měli namířeno k církevním hodnostem, se na jeho povzbuzení svobodně zříkali světa</text:span>. <text:span text:style-name="T334">Mnohé kláštery </text:span><text:soft-page-break/><text:span text:style-name="T334">díky jeho dovednosti a píli znovu přijal</text:span><text:span text:style-name="T342">y</text:span><text:span text:style-name="T334"> dávnou observanci</text:span>, <text:span text:style-name="T334">na druhou stranu proti němu spřádali vznešení rodiče velké plány</text:span>. <text:span text:style-name="T334">Vládci se těšili z přízně tohoto svatého muže</text:span>. Čí<text:span text:style-name="T334">m víc</text:span><text:span text:style-name="T342">e</text:span><text:span text:style-name="T334"> však vyrostl v očích všech</text:span>, <text:span text:style-name="T334">tím více se považoval za služebníka neužitečného</text:span>. <text:span text:style-name="T334">Proslavil se také duchem proroctví</text:span>; <text:span text:style-name="T334">i lidem nepřítomným, kteří jej vzývali, přispěl na pomoc</text:span>. <text:span text:style-name="T335">Byl převelice štědrý k chudým</text:span>, <text:span text:style-name="T335">a obilí, které vydával potřebným</text:span>, <text:span text:style-name="T335">nezřídka zázračným způsobem rozmnožil</text:span>. <text:span text:style-name="T335">Poté, </text:span><text:span text:style-name="T342">co</text:span><text:span text:style-name="T335"> pro slabosti stáří k nevoli bratří složil úřad Opata</text:span>, <text:span text:style-name="T335">o čtyři roky později s tváří klidnou a vděčnou mezi svými drahými a v jejich objetí odešel ze života</text:span>. (Hag., n. 483).</text:p>
      <text:p text:style-name="P45"><text:s text:c="4"/></text:p>
      <text:p text:style-name="P31">17. září.</text:p>
      <text:p text:style-name="P49"><text:span text:style-name="T336">V</text:span> Prus<text:span text:style-name="T336">ku</text:span>, <text:span text:style-name="T336">památka na umučení Opata a mnichů kláštera Oliwa,</text:span><text:span text:style-name="T50"><text:note text:id="ftn51" text:note-class="footnote"><text:note-citation>51</text:note-citation><text:note-body><text:p text:style-name="P77"><text:span text:style-name="T108">C</text:span><text:span text:style-name="T107">œnobi</text:span><text:span text:style-name="T108">um</text:span><text:span text:style-name="T107"> Oliviensis,</text:span><text:span text:style-name="T337"> Opactwo Cystersów w Oliwie</text:span> je <text:span text:style-name="T336">cisterciácký klášter v Oliwie, </text:span>m<text:span text:style-name="T74">ěstsk</text:span><text:span text:style-name="T80">é</text:span><text:span text:style-name="T74"> část Gdaňsku, přístavu na severu Polska. </text:span><text:span text:style-name="T80">Založen v</text:span><text:span text:style-name="T79"> roce 1188 z kláštera </text:span><text:span text:style-name="T83">Kołbacz</text:span><text:span text:style-name="T79">. V roce 1831 zrušen, znovu osídlen 1945 z kláštera </text:span><text:span text:style-name="T83">Szczyrzyc</text:span><text:span text:style-name="T79">. </text:span><text:span text:style-name="Menologium_20_-_20_commentarium"><text:span text:style-name="T117">(</text:span></text:span><text:span text:style-name="Menologium_20_-_20_commentarium"><text:span text:style-name="T130">s</text:span></text:span><text:span text:style-name="Menologium_20_-_20_commentarium"><text:span text:style-name="T128">r</text:span></text:span><text:span text:style-name="Menologium_20_-_20_commentarium"><text:span text:style-name="T130">p</text:span></text:span><text:span text:style-name="Menologium_20_-_20_commentarium"><text:span text:style-name="T117">en, pozn. </text:span></text:span><text:span text:style-name="Menologium_20_-_20_commentarium"><text:span text:style-name="T130">79</text:span></text:span><text:span text:style-name="Menologium_20_-_20_commentarium"><text:span text:style-name="T117">)</text:span></text:span></text:p></text:note-body></text:note></text:span><text:span text:style-name="T50"> </text:span><text:span text:style-name="T51">z nichž některé v roce </text:span>1224, <text:span text:style-name="T336">jiné v roce </text:span>1236 <text:span text:style-name="T336">pozabíjeli pohané</text:span>. (Hag , n. 199).</text:p>
      <text:p text:style-name="P28"><text:span text:style-name="T338">V belgickém klášteře Félixpré</text:span><text:span text:style-name="T338"><text:note text:id="ftn52" text:note-class="footnote"><text:note-citation>52</text:note-citation><text:note-body><text:p text:style-name="P52"><text:span text:style-name="T85">Feli</text:span><text:span text:style-name="T104">x </text:span><text:span text:style-name="T85">Prat</text:span><text:span text:style-name="T104">um</text:span><text:span text:style-name="T338">, </text:span><text:span text:style-name="T11">Abbaye Notre-Dame de Félixpré</text:span><text:span text:style-name="T338"> byl klášter cisterciaček u obce Givet na jihu Belgie (dnešní Francie), založen 1230, zrušen 1790.</text:span></text:p></text:note-body></text:note></text:span><text:span text:style-name="T338"> [</text:span><text:span text:style-name="Menologium_20_-_20_pronuntiatio"><text:span text:style-name="T338">felispré</text:span></text:span><text:span text:style-name="T338">]</text:span>, <text:span text:style-name="T339">roku</text:span> 1617, <text:span text:style-name="T339">odešla do nebe převelice zbožná mniška </text:span><text:span text:style-name="T19">Anna Biena </text:span><text:span text:style-name="T143">[</text:span><text:span text:style-name="Menologium_20_-_20_pronuntiatio"><text:span text:style-name="T143">bjena</text:span></text:span><text:span text:style-name="T143">]</text:span>. <text:span text:style-name="T339">Měla ve zvyku jako první přicházet ke společným modlitbám a jako poslední odcházet</text:span>.<text:span text:style-name="T339"> Ustavičně rozmlouval</text:span><text:span text:style-name="T341">a </text:span><text:span text:style-name="T339">s nebešťany</text:span>, <text:span text:style-name="T340">také pokrm přijímal</text:span><text:span text:style-name="T341">a</text:span><text:span text:style-name="T340"> tak málo, jak jen mohl</text:span><text:span text:style-name="T341">a</text:span>, <text:span text:style-name="T341">a oči ani ducha neodvracela od rozjímání Kristový</text:span><text:span text:style-name="T342">ch</text:span><text:span text:style-name="T341"> utrpení</text:span>. <text:span text:style-name="T341">Pohnuta touhou po evangelní pokoře a chudobě</text:span>, <text:span text:style-name="T341">vybírala si všechno co nejnižší</text:span>. <text:span text:style-name="T341">Neuplynul téměř den, </text:span><text:span text:style-name="T342">a</text:span><text:span text:style-name="T341">by se z něčeho neobvinila, třebaže sestry žádnou vinu neviděly</text:span>. <text:span text:style-name="T341">Nestrpěla v sobě nic, co by jiným působilo nepohodlí</text:span>. <text:span text:style-name="T341">Chudou dívku skoro celou pokrytou vředy za dva roky uzdravila podivuhodnou láskou</text:span>. <text:span text:style-name="T341">Když po padesáti třech letech mnišského života nábožně zemřela</text:span>, <text:span text:style-name="T341">z rozhodnutí Otce Zpovědníka byla pohřbena na čestnějším místě než ostatní sestry</text:span>. (Hag., n. 553).</text:p>
      <text:p text:style-name="P28"/>
      <text:p text:style-name="P34"><text:span text:style-name="T341">Roku</text:span> 1894, <text:span text:style-name="T341">posvěcení kostela Panny Marie od Královského Města</text:span>,<text:note text:id="ftn0" text:note-class="footnote"><text:note-citation>53</text:note-citation><text:note-body><text:p text:style-name="Footnote">B. M. de Villa Regia</text:p></text:note-body></text:note> <text:span text:style-name="T341">za přítomnosti všech Otců Řádu, kteří se tam tehdy sešli ke generální kapitule</text:span>. <text:span text:style-name="T341">Tento svátek se pak slaví dne </text:span>17. ří<text:span text:style-name="T341">jna</text:span>.</text:p>
      <text:p text:style-name="P11"><text:s/></text:p>
      <text:p text:style-name="P31">18. září.</text:p>
      <text:p text:style-name="P78"><text:soft-page-break/><text:span text:style-name="T343">V</text:span> <text:span text:style-name="T343">Irsku</text:span>, <text:span text:style-name="T343">slavný Velekněz </text:span><text:span text:style-name="T19">Patri</text:span><text:span text:style-name="T43">k</text:span><text:span text:style-name="T19"> Plunket </text:span><text:span text:style-name="T144">[</text:span><text:span text:style-name="Menologium_20_-_20_pronuntiatio"><text:span text:style-name="T144">planket</text:span></text:span><text:span text:style-name="T144">]</text:span>, <text:span text:style-name="T343">Biskup</text:span> <text:span text:style-name="T343">diecéze Meath</text:span><text:span text:style-name="T343"><text:note text:id="ftn53" text:note-class="footnote"><text:note-citation>54</text:note-citation><text:note-body><text:p text:style-name="P5"><text:span text:style-name="T343">Dioecesis </text:span>Midensis</text:p></text:note-body></text:note></text:span><text:span text:style-name="T343"> [</text:span><text:span text:style-name="Menologium_20_-_20_pronuntiatio"><text:span text:style-name="T343">mít</text:span></text:span><text:span text:style-name="T343">]</text:span>. <text:span text:style-name="T343">Jako mladík získal humanitní vzdělání v Lovani, pak se vrátil do </text:span>Dublinu <text:span text:style-name="T343">a složil sliby v posvátném Cisterciáckém Řádu</text:span>. <text:span text:style-name="T343">Poté zajistil vzdělání svému příbuznému, chlapci </text:span>Oliveru Plunket<text:span text:style-name="T343">ovi</text:span>, <text:span text:style-name="T343">budoucímu Primasu království a blahoslavenému mučedníkovi</text:span>, <text:span text:style-name="T343">a stal se plodným kazatelem Božího slova</text:span>. <text:span text:style-name="T344">Proto byl také z apoštolské autority ustanoven titulárním Opatem přeslavného Opatství Panny Marie </text:span>Dublin<text:span text:style-name="T344">ské</text:span>. <text:span text:style-name="T344">A když roku </text:span>1638 Cisterciá<text:span text:style-name="T344">ci v Irsku založili novou Kongregaci Řádu připojenou ke Kastilské Kongregaci</text:span>, <text:span text:style-name="T344">pod ochranou svatých Otců </text:span>Bernard<text:span text:style-name="T344">a</text:span> <text:span text:style-name="T344">a </text:span>Malachiáš<text:span text:style-name="T344">e</text:span>, <text:span text:style-name="T344">jednomyslnou volbou kapitulářů byl vybrán jako první Generální </text:span>Præses. <text:span text:style-name="T344">Roku </text:span>1647 <text:span text:style-name="T344">byl jmenován Biskupem diecéze Ardagh</text:span><text:span text:style-name="T344"><text:note text:id="ftn54" text:note-class="footnote"><text:note-citation>55</text:note-citation><text:note-body><text:p text:style-name="P5"><text:span text:style-name="T344">Dioecesis </text:span>Ardaghensis</text:p></text:note-body></text:note></text:span><text:span text:style-name="T344"> [</text:span><text:span text:style-name="Menologium_20_-_20_pronuntiatio"><text:span text:style-name="T344">ardach</text:span></text:span><text:span text:style-name="T344">]</text:span>, <text:span text:style-name="T344">těžce jej postihlo </text:span>Cromwello<text:span text:style-name="T344">vo nanejvýš krvavé pronásledování katolíků</text:span>, <text:span text:style-name="T344">mezitím se skrýval v lesích, jeskyních či chaloupkách chudých</text:span>, <text:span text:style-name="T345">a </text:span><text:span text:style-name="T344">po nocích přinášel věří</text:span><text:span text:style-name="T345">cí</text:span><text:span text:style-name="T344">m náboženské útěchy</text:span>; <text:span text:style-name="T344">po sedm let by</text:span><text:span text:style-name="T345">l</text:span><text:span text:style-name="T344"> jediným Biskupem v Irsku</text:span>. <text:span text:style-name="T344">Nakonec ovšem i on musel uprchnout</text:span>. <text:span text:style-name="T344">Vrátil se však, a když poznal, že místodržící chce způsobit rozkol mezi katolíky</text:span>, <text:span text:style-name="T344">zapomněl na strach z vězení či ze smrti</text:span>, <text:span text:style-name="T345">a </text:span><text:span text:style-name="T344">tento pokus důrazně a s konečnou platností potlačil</text:span>. <text:span text:style-name="T344">Když se o jeho zásluhách dozvěděl Svatý Otec, přesunul jej na vznešenější stolec diecéze Meath</text:span>. <text:span text:style-name="T344">Na tomto místě se pak ukázal býti otcem chudých, třebaže sám chudý</text:span>. <text:span text:style-name="T344">Byl převelice zkušený ve věcech církevních a </text:span><text:span text:style-name="T345">měl</text:span><text:span text:style-name="T344"> převelikou péči o spásu duší</text:span>. <text:span text:style-name="T345">P</text:span><text:span text:style-name="T344">oté, co čtrnáct let spasitelně vedl </text:span><text:span text:style-name="T345">ještě </text:span><text:span text:style-name="T344">tuto diecézi</text:span>, <text:span text:style-name="T344">zesnul tento ctihodný velekněz roku </text:span>1679<text:span text:style-name="T344"> smrtí spravedlivých</text:span>. (Hag., n. 247).</text:p>
      <text:p text:style-name="P8"/>
      <text:p text:style-name="Menologium_20_-_20_Datum">19. září.</text:p>
      <text:p text:style-name="P8">Apud Claramvallem, devotissimus monachus Romani coe­nobii SS. Vincentii et Anastasii nomine <text:span text:style-name="T19">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text:soft-page-break/>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8">Almanarræ in Gallia, die 20 hujus mensis anno 1652, cor­poris se vinculis relaxavit pia Abbatissa <text:span text:style-name="T19">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8"/>
      <text:p text:style-name="Menologium_20_-_20_Datum">20. září.</text:p>
      <text:p text:style-name="P8">In Gallia, anno 1709, ad Deum ascendit sanctus ac vene­rabilis Abbas Domnus <text:span text:style-name="T19">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8">Apud Villam Regiam in Neerlandia, anno 1892, cælo nascitur Frater <text:span text:style-name="T19">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8"><text:soft-page-break/></text:p>
      <text:p text:style-name="Menologium_20_-_20_fundationes">Anno 1922, dedicatio ecclesiæ B. M. de Dumbis; atque anno 1928, item B. M. de Stamedio.</text:p>
      <text:p text:style-name="P12"><text:s text:c="4"/></text:p>
      <text:p text:style-name="P12">21. září.</text:p>
      <text:p text:style-name="P8">Cistercii, memoria beati <text:span text:style-name="T19">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8">In monasterio Castellionis, memoria Abbatis et Reforma­toris <text:span text:style-name="T19">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8"/>
      <text:p text:style-name="P8">Anno 1879, dedicatio ecclesiæ B, M. de Bellofonte; it<text:span text:style-name="T155">e</text:span>mque anno 1926, B. M. de Bonacumba.</text:p>
      <text:p text:style-name="P12"><text:s text:c="4"/></text:p>
      <text:p text:style-name="Menologium_20_-_20_Datum">22. září.</text:p>
      <text:p text:style-name="P8">In Germania, beatus et illustrissimus Frisingiæ Antistes <text:span text:style-name="T19">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155">I.</text:span> Barbarossa rerum potitus esset, huic sæpe in publicis etiam negotiis a consiliis erat. Diœcesis suæ non tam restaurator quam novus fundator exstitit. Inter Episcopos Alemanniæ primus inter primos habebatur scientia Scripturarum atque philosophiæ <text:soft-page-break/>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8"/>
      <text:p text:style-name="Menologium_20_-_20_fundationes">Anno 1902, dedicatio ecclesiæ B. M. de S. Remigio Rupefortii in Belgio, cujus tamen solemnitas die 17 Octobris agitur.</text:p>
      <text:p text:style-name="P12"><text:s text:c="4"/></text:p>
      <text:p text:style-name="Menologium_20_-_20_Datum">23. září.</text:p>
      <text:p text:style-name="P8">In monasterio B. M. de Dumbis, anno <text:span text:style-name="T155">190</text:span>5, coronam vitæ promeruit Reverendus Domnus <text:span text:style-name="T19">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ext:soft-page-break/>triginta horarum agoniam, Mariæ devotis­simus servus animam Deo reddidit die Sabbati. (Hag., n. 737).</text:p>
      <text:p text:style-name="P13"><text:s text:c="4"/></text:p>
      <text:p text:style-name="Menologium_20_-_20_Datum">24 září.</text:p>
      <text:p text:style-name="P8">In Hispania, in Abulensi cœnobio S. Annæ, venerabilis virgo <text:span text:style-name="T19">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8">In monasterio B. M. de Angelis in Japonia, anno <text:span text:style-name="T156">191</text:span>5, obedientiæ præmium a Deo recepit Mater <text:span text:style-name="T19">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text:soft-page-break/>Anno 1262, dedicatio ecclesiæ Campi Speciosi Superioris (Oberschönenfeld) Anno 1856, dedicatio ecclesiæ, nunc Basilicæ-minoris, B. M. de Aquabella.</text:p>
      <text:p text:style-name="P13"><text:s text:c="4"/></text:p>
      <text:p text:style-name="Menologium_20_-_20_Datum">25. září.</text:p>
      <text:p text:style-name="P8">In Guyana, anno 1798, passio Domni <text:span text:style-name="T19">Malachiæ Bertrand</text:span>, Aureævallis in Belgio monachi et provisoris. Cum per qua­tuor annos, quos suppresso monasterio Luceburgi latitans degit, zelo apostolico animatus animas vacillantes omni modo confirmasset, mense Novembri anno 1797 comprehensus <text:span text:style-name="T156">e</text:span>t in carcerem conjectus est. Cum aliis deinde sacerdotibus carro impositus, sub hiemis injuriis prot<text:span text:style-name="T156">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Heisterbaci in Germania, memoria pii monachi Cæsarii, qui clarissimus historiographus in suo monasterio magister aliquando novitiorum, rerum ætatis suæ suique præcipu<text:span text:style-name="T156">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19">Bruno Le Digne</text:span>, monachus et sacerdos. Vallis-Caulium antea monachus religione valde tepidus, cum Abbatem de Rancé de vita vere monastica hujusque cælestibus consolationibus disserentem audivisset, <text:soft-page-break/>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56">n</text:span> Hispania, memoria <text:span text:style-name="T19">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19">Guic</text:span><text:span text:style-name="T21">h</text:span><text:span text:style-name="T19">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156">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text:soft-page-break/>In ducatu Luciburgensi, memoria beatæ Clarifontis Abbatissæ <text:span text:style-name="T19">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19">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56">e</text:span>t eisdem inserviens, foeda ulcera osculatur; fœtor<text:span text:style-name="T156">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19">beatus Conradus de Urach</text:span>, Cardinalis. Ex familia ducum de Thuringia ortus, adolescens decanus cum esset capituli S. Lamberti L<text:span text:style-name="T156">e</text:span>odiensis, adhibitis implica­tionibus politicis hominumque infidelitatibus, divina Provi­dentia Villarium eum duxit. Ibi vero paucis annis post professionem elapsis Prior cons<text:span text:style-name="T156">t</text:span>itutus est, annoque 1209 Abbas electus. Exinde ad Claramvallem gubernandam vocatus est, ac anno 1217 ad ip<text:soft-page-break/>sum Cistercium. Qua dignitate fungens generali capitulo proposuit ut antiphona Salve Regina quo­tidie cantaretur. Prædictorum monasteriorum Abbas exsistens plura jam a Summis Pontificibus Innocentio <text:span text:style-name="T156">III.</text:span> et Honorio <text:span text:style-name="T156">III.</text:span> negotia pertractanda suscepit. Anno vero 1219 ab hoc Summo Pastore Cardinalis Episcopus Portuensis creatus. Legatus in Occitaniam constituitur, ut crucesignatos contra hær<text:span text:style-name="T156">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56">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156">te</text:span>mque anno 1280, ecclesiæ Ce<text:span text:style-name="T156">ll</text:span>æ B. M. V. (Wurmsbach) in H<text:span text:style-name="T156">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56">1</text:span>6. Octobris 1795. — Eadem di<text:span text:style-name="T156">e</text:span> monasterium monialium, quod 28 Decembris 1800 sub nomine B. M. de Misericordia conditum erat prope Rose<text:span text:style-name="T156">n</text:span>t<text:span text:style-name="T156">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19">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text:soft-page-break/>rima reliquit vigilantis probique pastoris monumenta. Sepultus est in templo ante majus altare. (Hag., n. 491).</text:p>
      <text:p text:style-name="P8">Moreruelæ in Hispania, sæculo XV ad finem vertente, obiit Dei famulus <text:span text:style-name="T19">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57">e</text:span>s mansiones, quo anima erat profecta. (Hag., n. 5<text:span text:style-name="T156">1</text:span>1).</text:p>
      <text:p text:style-name="P8">In Austria, anno 1690, e vita migravit <text:span text:style-name="T19">Simon Tomasch</text:span>, monachus S. Joannis in Stams, B. V. Mariæ cultor eximius. Diebus festis fugiebat colloquia; alias nil loquebatur nisi bona et religiosa. Mirabilem habebat eruditionem asc<text:span text:style-name="T156">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9-16T00:10:52.382246130</dc:date>
    <meta:editing-cycles>596</meta:editing-cycles>
    <meta:editing-duration>P24DT12S</meta:editing-duration>
    <meta:generator>LibreOffice/7.4.0.3$MacOSX_AARCH64 LibreOffice_project/f85e47c08ddd19c015c0114a68350214f7066f5a</meta:generator>
    <meta:document-statistic meta:table-count="0" meta:image-count="1" meta:object-count="0" meta:page-count="28" meta:paragraph-count="199" meta:word-count="9485" meta:character-count="65039" meta:non-whitespace-character-count="55649"/>
    <meta:user-defined meta:name="AppVersion">15.0000</meta:user-defined>
    <meta:template xlink:type="simple" xlink:actuate="onRequest" xlink:title="Normal.dotm" xlink:href=""/>
  </office:meta>
</office:document-meta>
</file>